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max" table:style-name="ta1">
        <table:table-column table:style-name="co1" table:number-columns-repeated="24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2.1403" calcext:value-type="float">
            <text:p>2.1403</text:p>
          </table:table-cell>
          <table:table-cell office:value-type="float" office:value="3.2533" calcext:value-type="float">
            <text:p>3.2533</text:p>
          </table:table-cell>
          <table:table-cell office:value-type="float" office:value="2.0694" calcext:value-type="float">
            <text:p>2.0694</text:p>
          </table:table-cell>
          <table:table-cell office:value-type="float" office:value="1.2901" calcext:value-type="float">
            <text:p>1.2901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5705" calcext:value-type="float">
            <text:p>1.5705</text:p>
          </table:table-cell>
          <table:table-cell office:value-type="float" office:value="2.7492" calcext:value-type="float">
            <text:p>2.7492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646" calcext:value-type="float">
            <text:p>3.8646</text:p>
          </table:table-cell>
          <table:table-cell office:value-type="float" office:value="4.4561" calcext:value-type="float">
            <text:p>4.4561</text:p>
          </table:table-cell>
          <table:table-cell office:value-type="float" office:value="3.6423" calcext:value-type="float">
            <text:p>3.6423</text:p>
          </table:table-cell>
          <table:table-cell office:value-type="float" office:value="3.8334" calcext:value-type="float">
            <text:p>3.8334</text:p>
          </table:table-cell>
          <table:table-cell office:value-type="float" office:value="2.8289" calcext:value-type="float">
            <text:p>2.8289</text:p>
          </table:table-cell>
          <table:table-cell office:value-type="float" office:value="5.2405" calcext:value-type="float">
            <text:p>5.2405</text:p>
          </table:table-cell>
          <table:table-cell office:value-type="float" office:value="3.2231" calcext:value-type="float">
            <text:p>3.2231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04" calcext:value-type="float">
            <text:p>4.2604</text:p>
          </table:table-cell>
          <table:table-cell office:value-type="float" office:value="4.0896" calcext:value-type="float">
            <text:p>4.0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1554" calcext:value-type="float">
            <text:p>2.1554</text:p>
          </table:table-cell>
          <table:table-cell office:value-type="float" office:value="3.293" calcext:value-type="float">
            <text:p>3.293</text:p>
          </table:table-cell>
          <table:table-cell office:value-type="float" office:value="2.0895" calcext:value-type="float">
            <text:p>2.0895</text:p>
          </table:table-cell>
          <table:table-cell office:value-type="float" office:value="1.2975" calcext:value-type="float">
            <text:p>1.2975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79" calcext:value-type="float">
            <text:p>1.579</text:p>
          </table:table-cell>
          <table:table-cell office:value-type="float" office:value="2.7409" calcext:value-type="float">
            <text:p>2.740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475" calcext:value-type="float">
            <text:p>3.8475</text:p>
          </table:table-cell>
          <table:table-cell office:value-type="float" office:value="4.455" calcext:value-type="float">
            <text:p>4.455</text:p>
          </table:table-cell>
          <table:table-cell office:value-type="float" office:value="3.6448" calcext:value-type="float">
            <text:p>3.6448</text:p>
          </table:table-cell>
          <table:table-cell office:value-type="float" office:value="3.8423" calcext:value-type="float">
            <text:p>3.8423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397" calcext:value-type="float">
            <text:p>5.2397</text:p>
          </table:table-cell>
          <table:table-cell office:value-type="float" office:value="3.2295" calcext:value-type="float">
            <text:p>3.2295</text:p>
          </table:table-cell>
          <table:table-cell office:value-type="float" office:value="2.0583" calcext:value-type="float">
            <text:p>2.0583</text:p>
          </table:table-cell>
          <table:table-cell office:value-type="float" office:value="4.26" calcext:value-type="float">
            <text:p>4.26</text:p>
          </table:table-cell>
          <table:table-cell office:value-type="float" office:value="4.0892" calcext:value-type="float">
            <text:p>4.0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1604" calcext:value-type="float">
            <text:p>2.1604</text:p>
          </table:table-cell>
          <table:table-cell office:value-type="float" office:value="3.299" calcext:value-type="float">
            <text:p>3.299</text:p>
          </table:table-cell>
          <table:table-cell office:value-type="float" office:value="2.0958" calcext:value-type="float">
            <text:p>2.0958</text:p>
          </table:table-cell>
          <table:table-cell office:value-type="float" office:value="1.2998" calcext:value-type="float">
            <text:p>1.2998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78" calcext:value-type="float">
            <text:p>1.578</text:p>
          </table:table-cell>
          <table:table-cell office:value-type="float" office:value="2.7342" calcext:value-type="float">
            <text:p>2.7342</text:p>
          </table:table-cell>
          <table:table-cell office:value-type="float" office:value="0.587" calcext:value-type="float">
            <text:p>0.587</text:p>
          </table:table-cell>
          <table:table-cell office:value-type="float" office:value="3.8571" calcext:value-type="float">
            <text:p>3.8571</text:p>
          </table:table-cell>
          <table:table-cell office:value-type="float" office:value="4.4569" calcext:value-type="float">
            <text:p>4.4569</text:p>
          </table:table-cell>
          <table:table-cell office:value-type="float" office:value="3.6396" calcext:value-type="float">
            <text:p>3.6396</text:p>
          </table:table-cell>
          <table:table-cell office:value-type="float" office:value="3.8465" calcext:value-type="float">
            <text:p>3.8465</text:p>
          </table:table-cell>
          <table:table-cell office:value-type="float" office:value="2.8259" calcext:value-type="float">
            <text:p>2.8259</text:p>
          </table:table-cell>
          <table:table-cell office:value-type="float" office:value="5.2575" calcext:value-type="float">
            <text:p>5.2575</text:p>
          </table:table-cell>
          <table:table-cell office:value-type="float" office:value="3.2234" calcext:value-type="float">
            <text:p>3.2234</text:p>
          </table:table-cell>
          <table:table-cell office:value-type="float" office:value="2.0561" calcext:value-type="float">
            <text:p>2.0561</text:p>
          </table:table-cell>
          <table:table-cell office:value-type="float" office:value="4.2593" calcext:value-type="float">
            <text:p>4.2593</text:p>
          </table:table-cell>
          <table:table-cell office:value-type="float" office:value="4.0906" calcext:value-type="float">
            <text:p>4.0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187" calcext:value-type="float">
            <text:p>2.187</text:p>
          </table:table-cell>
          <table:table-cell office:value-type="float" office:value="3.3312" calcext:value-type="float">
            <text:p>3.3312</text:p>
          </table:table-cell>
          <table:table-cell office:value-type="float" office:value="2.1273" calcext:value-type="float">
            <text:p>2.1273</text:p>
          </table:table-cell>
          <table:table-cell office:value-type="float" office:value="1.3143" calcext:value-type="float">
            <text:p>1.3143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995" calcext:value-type="float">
            <text:p>1.5995</text:p>
          </table:table-cell>
          <table:table-cell office:value-type="float" office:value="2.7365" calcext:value-type="float">
            <text:p>2.7365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542" calcext:value-type="float">
            <text:p>3.8542</text:p>
          </table:table-cell>
          <table:table-cell office:value-type="float" office:value="4.4634" calcext:value-type="float">
            <text:p>4.4634</text:p>
          </table:table-cell>
          <table:table-cell office:value-type="float" office:value="3.6402" calcext:value-type="float">
            <text:p>3.6402</text:p>
          </table:table-cell>
          <table:table-cell office:value-type="float" office:value="3.8622" calcext:value-type="float">
            <text:p>3.8622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537" calcext:value-type="float">
            <text:p>5.2537</text:p>
          </table:table-cell>
          <table:table-cell office:value-type="float" office:value="3.2285" calcext:value-type="float">
            <text:p>3.2285</text:p>
          </table:table-cell>
          <table:table-cell office:value-type="float" office:value="2.0601" calcext:value-type="float">
            <text:p>2.0601</text:p>
          </table:table-cell>
          <table:table-cell office:value-type="float" office:value="4.26" calcext:value-type="float">
            <text:p>4.26</text:p>
          </table:table-cell>
          <table:table-cell office:value-type="float" office:value="4.0865" calcext:value-type="float">
            <text:p>4.0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2.1685" calcext:value-type="float">
            <text:p>2.1685</text:p>
          </table:table-cell>
          <table:table-cell office:value-type="float" office:value="3.306" calcext:value-type="float">
            <text:p>3.306</text:p>
          </table:table-cell>
          <table:table-cell office:value-type="float" office:value="2.1094" calcext:value-type="float">
            <text:p>2.1094</text:p>
          </table:table-cell>
          <table:table-cell office:value-type="float" office:value="1.3059" calcext:value-type="float">
            <text:p>1.3059</text:p>
          </table:table-cell>
          <table:table-cell office:value-type="float" office:value="0.7789" calcext:value-type="float">
            <text:p>0.7789</text:p>
          </table:table-cell>
          <table:table-cell office:value-type="float" office:value="1.5853" calcext:value-type="float">
            <text:p>1.5853</text:p>
          </table:table-cell>
          <table:table-cell office:value-type="float" office:value="2.6715" calcext:value-type="float">
            <text:p>2.6715</text:p>
          </table:table-cell>
          <table:table-cell office:value-type="float" office:value="0.5866" calcext:value-type="float">
            <text:p>0.5866</text:p>
          </table:table-cell>
          <table:table-cell office:value-type="float" office:value="3.8574" calcext:value-type="float">
            <text:p>3.8574</text:p>
          </table:table-cell>
          <table:table-cell office:value-type="float" office:value="4.467" calcext:value-type="float">
            <text:p>4.467</text:p>
          </table:table-cell>
          <table:table-cell office:value-type="float" office:value="3.627" calcext:value-type="float">
            <text:p>3.627</text:p>
          </table:table-cell>
          <table:table-cell office:value-type="float" office:value="3.8709" calcext:value-type="float">
            <text:p>3.8709</text:p>
          </table:table-cell>
          <table:table-cell office:value-type="float" office:value="2.8145" calcext:value-type="float">
            <text:p>2.8145</text:p>
          </table:table-cell>
          <table:table-cell office:value-type="float" office:value="5.2636" calcext:value-type="float">
            <text:p>5.2636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0615" calcext:value-type="float">
            <text:p>2.0615</text:p>
          </table:table-cell>
          <table:table-cell office:value-type="float" office:value="4.2594" calcext:value-type="float">
            <text:p>4.2594</text:p>
          </table:table-cell>
          <table:table-cell office:value-type="float" office:value="4.0643" calcext:value-type="float">
            <text:p>4.06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15" calcext:value-type="float">
            <text:p>1.6015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9" calcext:value-type="float">
            <text:p>1.6319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84" calcext:value-type="float">
            <text:p>3.8984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37" calcext:value-type="float">
            <text:p>4.2637</text:p>
          </table:table-cell>
          <table:table-cell office:value-type="float" office:value="4.0439" calcext:value-type="float">
            <text:p>4.0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2.1895" calcext:value-type="float">
            <text:p>2.1895</text:p>
          </table:table-cell>
          <table:table-cell office:value-type="float" office:value="3.2773" calcext:value-type="float">
            <text:p>3.2773</text:p>
          </table:table-cell>
          <table:table-cell office:value-type="float" office:value="2.148" calcext:value-type="float">
            <text:p>2.148</text:p>
          </table:table-cell>
          <table:table-cell office:value-type="float" office:value="1.3284" calcext:value-type="float">
            <text:p>1.3284</text:p>
          </table:table-cell>
          <table:table-cell office:value-type="float" office:value="0.7792" calcext:value-type="float">
            <text:p>0.7792</text:p>
          </table:table-cell>
          <table:table-cell office:value-type="float" office:value="1.6109" calcext:value-type="float">
            <text:p>1.6109</text:p>
          </table:table-cell>
          <table:table-cell office:value-type="float" office:value="2.631" calcext:value-type="float">
            <text:p>2.631</text:p>
          </table:table-cell>
          <table:table-cell office:value-type="float" office:value="0.5833" calcext:value-type="float">
            <text:p>0.5833</text:p>
          </table:table-cell>
          <table:table-cell office:value-type="float" office:value="3.8447" calcext:value-type="float">
            <text:p>3.8447</text:p>
          </table:table-cell>
          <table:table-cell office:value-type="float" office:value="4.4671" calcext:value-type="float">
            <text:p>4.4671</text:p>
          </table:table-cell>
          <table:table-cell office:value-type="float" office:value="3.5793" calcext:value-type="float">
            <text:p>3.5793</text:p>
          </table:table-cell>
          <table:table-cell office:value-type="float" office:value="3.9038" calcext:value-type="float">
            <text:p>3.9038</text:p>
          </table:table-cell>
          <table:table-cell office:value-type="float" office:value="2.8192" calcext:value-type="float">
            <text:p>2.8192</text:p>
          </table:table-cell>
          <table:table-cell office:value-type="float" office:value="5.1887" calcext:value-type="float">
            <text:p>5.1887</text:p>
          </table:table-cell>
          <table:table-cell office:value-type="float" office:value="3.1118" calcext:value-type="float">
            <text:p>3.1118</text:p>
          </table:table-cell>
          <table:table-cell office:value-type="float" office:value="2.0732" calcext:value-type="float">
            <text:p>2.0732</text:p>
          </table:table-cell>
          <table:table-cell office:value-type="float" office:value="4.2621" calcext:value-type="float">
            <text:p>4.2621</text:p>
          </table:table-cell>
          <table:table-cell office:value-type="float" office:value="3.9967" calcext:value-type="float">
            <text:p>3.99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2.2015" calcext:value-type="float">
            <text:p>2.2015</text:p>
          </table:table-cell>
          <table:table-cell office:value-type="float" office:value="3.288" calcext:value-type="float">
            <text:p>3.288</text:p>
          </table:table-cell>
          <table:table-cell office:value-type="float" office:value="2.1816" calcext:value-type="float">
            <text:p>2.1816</text:p>
          </table:table-cell>
          <table:table-cell office:value-type="float" office:value="1.3396" calcext:value-type="float">
            <text:p>1.3396</text:p>
          </table:table-cell>
          <table:table-cell office:value-type="float" office:value="0.7775" calcext:value-type="float">
            <text:p>0.7775</text:p>
          </table:table-cell>
          <table:table-cell office:value-type="float" office:value="1.635" calcext:value-type="float">
            <text:p>1.635</text:p>
          </table:table-cell>
          <table:table-cell office:value-type="float" office:value="2.6548" calcext:value-type="float">
            <text:p>2.6548</text:p>
          </table:table-cell>
          <table:table-cell office:value-type="float" office:value="0.5832" calcext:value-type="float">
            <text:p>0.5832</text:p>
          </table:table-cell>
          <table:table-cell office:value-type="float" office:value="3.8294" calcext:value-type="float">
            <text:p>3.8294</text:p>
          </table:table-cell>
          <table:table-cell office:value-type="float" office:value="4.4724" calcext:value-type="float">
            <text:p>4.4724</text:p>
          </table:table-cell>
          <table:table-cell office:value-type="float" office:value="3.5813" calcext:value-type="float">
            <text:p>3.5813</text:p>
          </table:table-cell>
          <table:table-cell office:value-type="float" office:value="3.9133" calcext:value-type="float">
            <text:p>3.9133</text:p>
          </table:table-cell>
          <table:table-cell office:value-type="float" office:value="2.835" calcext:value-type="float">
            <text:p>2.835</text:p>
          </table:table-cell>
          <table:table-cell office:value-type="float" office:value="5.2191" calcext:value-type="float">
            <text:p>5.2191</text:p>
          </table:table-cell>
          <table:table-cell office:value-type="float" office:value="3.117" calcext:value-type="float">
            <text:p>3.117</text:p>
          </table:table-cell>
          <table:table-cell office:value-type="float" office:value="2.0778" calcext:value-type="float">
            <text:p>2.0778</text:p>
          </table:table-cell>
          <table:table-cell office:value-type="float" office:value="4.261" calcext:value-type="float">
            <text:p>4.261</text:p>
          </table:table-cell>
          <table:table-cell office:value-type="float" office:value="4.017" calcext:value-type="float">
            <text:p>4.0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.1851" calcext:value-type="float">
            <text:p>2.1851</text:p>
          </table:table-cell>
          <table:table-cell office:value-type="float" office:value="3.2916" calcext:value-type="float">
            <text:p>3.2916</text:p>
          </table:table-cell>
          <table:table-cell office:value-type="float" office:value="2.241" calcext:value-type="float">
            <text:p>2.241</text:p>
          </table:table-cell>
          <table:table-cell office:value-type="float" office:value="1.3608" calcext:value-type="float">
            <text:p>1.3608</text:p>
          </table:table-cell>
          <table:table-cell office:value-type="float" office:value="0.7759" calcext:value-type="float">
            <text:p>0.7759</text:p>
          </table:table-cell>
          <table:table-cell office:value-type="float" office:value="1.6417" calcext:value-type="float">
            <text:p>1.6417</text:p>
          </table:table-cell>
          <table:table-cell office:value-type="float" office:value="2.6673" calcext:value-type="float">
            <text:p>2.6673</text:p>
          </table:table-cell>
          <table:table-cell office:value-type="float" office:value="0.5817" calcext:value-type="float">
            <text:p>0.5817</text:p>
          </table:table-cell>
          <table:table-cell office:value-type="float" office:value="3.826" calcext:value-type="float">
            <text:p>3.826</text:p>
          </table:table-cell>
          <table:table-cell office:value-type="float" office:value="4.4686" calcext:value-type="float">
            <text:p>4.4686</text:p>
          </table:table-cell>
          <table:table-cell office:value-type="float" office:value="3.5601" calcext:value-type="float">
            <text:p>3.5601</text:p>
          </table:table-cell>
          <table:table-cell office:value-type="float" office:value="3.9282" calcext:value-type="float">
            <text:p>3.9282</text:p>
          </table:table-cell>
          <table:table-cell office:value-type="float" office:value="2.8018" calcext:value-type="float">
            <text:p>2.8018</text:p>
          </table:table-cell>
          <table:table-cell office:value-type="float" office:value="5.2488" calcext:value-type="float">
            <text:p>5.2488</text:p>
          </table:table-cell>
          <table:table-cell office:value-type="float" office:value="3.0194" calcext:value-type="float">
            <text:p>3.0194</text:p>
          </table:table-cell>
          <table:table-cell office:value-type="float" office:value="2.0828" calcext:value-type="float">
            <text:p>2.0828</text:p>
          </table:table-cell>
          <table:table-cell office:value-type="float" office:value="4.2669" calcext:value-type="float">
            <text:p>4.2669</text:p>
          </table:table-cell>
          <table:table-cell office:value-type="float" office:value="4.0121" calcext:value-type="float">
            <text:p>4.0121</text:p>
          </table:table-cell>
          <table:table-cell table:number-columns-repeated="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(2,2)</text:p>
          </table:table-cell>
          <table:table-cell table:formula="of:=[.D10]/[.D$9]" office:value-type="float" office:value="0.993178654292343" calcext:value-type="float">
            <text:p>0.993178654292343</text:p>
          </table:table-cell>
          <table:table-cell table:formula="of:=[.E10]/[.E$9]" office:value-type="float" office:value="0.996141951682538" calcext:value-type="float">
            <text:p>0.996141951682538</text:p>
          </table:table-cell>
          <table:table-cell table:formula="of:=[.F10]/[.F$9]" office:value-type="float" office:value="0.994808191520046" calcext:value-type="float">
            <text:p>0.994808191520046</text:p>
          </table:table-cell>
          <table:table-cell table:formula="of:=[.G10]/[.G$9]" office:value-type="float" office:value="0.98136315228967" calcext:value-type="float">
            <text:p>0.98136315228967</text:p>
          </table:table-cell>
          <table:table-cell table:formula="of:=[.H10]/[.H$9]" office:value-type="float" office:value="1.00102854204166" calcext:value-type="float">
            <text:p>1.00102854204166</text:p>
          </table:table-cell>
          <table:table-cell table:formula="of:=[.I10]/[.I$9]" office:value-type="float" office:value="0.98581382210784" calcext:value-type="float">
            <text:p>0.98581382210784</text:p>
          </table:table-cell>
          <table:table-cell table:formula="of:=[.J10]/[.J$9]" office:value-type="float" office:value="0.980002138808684" calcext:value-type="float">
            <text:p>0.980002138808684</text:p>
          </table:table-cell>
          <table:table-cell table:formula="of:=[.K10]/[.K$9]" office:value-type="float" office:value="1" calcext:value-type="float">
            <text:p>1</text:p>
          </table:table-cell>
          <table:table-cell table:formula="of:=[.L10]/[.L$9]" office:value-type="float" office:value="1.00906028878039" calcext:value-type="float">
            <text:p>1.00906028878039</text:p>
          </table:table-cell>
          <table:table-cell table:formula="of:=[.M10]/[.M$9]" office:value-type="float" office:value="0.997582215854396" calcext:value-type="float">
            <text:p>0.997582215854396</text:p>
          </table:table-cell>
          <table:table-cell table:formula="of:=[.N10]/[.N$9]" office:value-type="float" office:value="0.994484641638225" calcext:value-type="float">
            <text:p>0.994484641638225</text:p>
          </table:table-cell>
          <table:table-cell table:formula="of:=[.O10]/[.O$9]" office:value-type="float" office:value="0.998385248463382" calcext:value-type="float">
            <text:p>0.998385248463382</text:p>
          </table:table-cell>
          <table:table-cell table:formula="of:=[.P10]/[.P$9]" office:value-type="float" office:value="1.00095534640153" calcext:value-type="float">
            <text:p>1.00095534640153</text:p>
          </table:table-cell>
          <table:table-cell table:formula="of:=[.Q10]/[.Q$9]" office:value-type="float" office:value="1.00099325731095" calcext:value-type="float">
            <text:p>1.00099325731095</text:p>
          </table:table-cell>
          <table:table-cell table:formula="of:=[.R10]/[.R$9]" office:value-type="float" office:value="1.00709286339208" calcext:value-type="float">
            <text:p>1.00709286339208</text:p>
          </table:table-cell>
          <table:table-cell table:formula="of:=[.S10]/[.S$9]" office:value-type="float" office:value="0.99859720408262" calcext:value-type="float">
            <text:p>0.99859720408262</text:p>
          </table:table-cell>
          <table:table-cell table:formula="of:=[.T10]/[.T$9]" office:value-type="float" office:value="0.999319775760561" calcext:value-type="float">
            <text:p>0.999319775760561</text:p>
          </table:table-cell>
          <table:table-cell table:formula="of:=[.U10]/[.U$9]" office:value-type="float" office:value="1.00726583089086" calcext:value-type="float">
            <text:p>1.00726583089086</text:p>
          </table:table-cell>
          <table:table-cell/>
          <table:table-cell table:formula="of:=GEOMEAN([.D24:.U24])" office:value-type="float" office:value="0.996973166158815" calcext:value-type="float">
            <text:p>0.9969731661588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[.D11]/[.D$9]" office:value-type="float" office:value="1.00018561484919" calcext:value-type="float">
            <text:p>1.00018561484919</text:p>
          </table:table-cell>
          <table:table-cell table:formula="of:=[.E11]/[.E$9]" office:value-type="float" office:value="1.00829786582565" calcext:value-type="float">
            <text:p>1.00829786582565</text:p>
          </table:table-cell>
          <table:table-cell table:formula="of:=[.F11]/[.F$9]" office:value-type="float" office:value="1.00447072396885" calcext:value-type="float">
            <text:p>1.00447072396885</text:p>
          </table:table-cell>
          <table:table-cell table:formula="of:=[.G11]/[.G$9]" office:value-type="float" office:value="0.986992240985851" calcext:value-type="float">
            <text:p>0.986992240985851</text:p>
          </table:table-cell>
          <table:table-cell table:formula="of:=[.H11]/[.H$9]" office:value-type="float" office:value="1.00012856775521" calcext:value-type="float">
            <text:p>1.00012856775521</text:p>
          </table:table-cell>
          <table:table-cell table:formula="of:=[.I11]/[.I$9]" office:value-type="float" office:value="0.991149331492059" calcext:value-type="float">
            <text:p>0.991149331492059</text:p>
          </table:table-cell>
          <table:table-cell table:formula="of:=[.J11]/[.J$9]" office:value-type="float" office:value="0.977043453463088" calcext:value-type="float">
            <text:p>0.977043453463088</text:p>
          </table:table-cell>
          <table:table-cell table:formula="of:=[.K11]/[.K$9]" office:value-type="float" office:value="0.999829584185413" calcext:value-type="float">
            <text:p>0.999829584185413</text:p>
          </table:table-cell>
          <table:table-cell table:formula="of:=[.L11]/[.L$9]" office:value-type="float" office:value="1.00459542024596" calcext:value-type="float">
            <text:p>1.00459542024596</text:p>
          </table:table-cell>
          <table:table-cell table:formula="of:=[.M11]/[.M$9]" office:value-type="float" office:value="0.997335960061788" calcext:value-type="float">
            <text:p>0.997335960061788</text:p>
          </table:table-cell>
          <table:table-cell table:formula="of:=[.N11]/[.N$9]" office:value-type="float" office:value="0.995167235494881" calcext:value-type="float">
            <text:p>0.995167235494881</text:p>
          </table:table-cell>
          <table:table-cell table:formula="of:=[.O11]/[.O$9]" office:value-type="float" office:value="1.00070319824982" calcext:value-type="float">
            <text:p>1.00070319824982</text:p>
          </table:table-cell>
          <table:table-cell table:formula="of:=[.P11]/[.P$9]" office:value-type="float" office:value="1.00173377680277" calcext:value-type="float">
            <text:p>1.00173377680277</text:p>
          </table:table-cell>
          <table:table-cell table:formula="of:=[.Q11]/[.Q$9]" office:value-type="float" office:value="1.00084044849388" calcext:value-type="float">
            <text:p>1.00084044849388</text:p>
          </table:table-cell>
          <table:table-cell table:formula="of:=[.R11]/[.R$9]" office:value-type="float" office:value="1.00909261342332" calcext:value-type="float">
            <text:p>1.00909261342332</text:p>
          </table:table-cell>
          <table:table-cell table:formula="of:=[.S11]/[.S$9]" office:value-type="float" office:value="0.99564649542882" calcext:value-type="float">
            <text:p>0.99564649542882</text:p>
          </table:table-cell>
          <table:table-cell table:formula="of:=[.T11]/[.T$9]" office:value-type="float" office:value="0.999225951727535" calcext:value-type="float">
            <text:p>0.999225951727535</text:p>
          </table:table-cell>
          <table:table-cell table:formula="of:=[.U11]/[.U$9]" office:value-type="float" office:value="1.00716731114997" calcext:value-type="float">
            <text:p>1.00716731114997</text:p>
          </table:table-cell>
          <table:table-cell/>
          <table:table-cell table:formula="of:=GEOMEAN([.D25:.U25])" office:value-type="float" office:value="0.998837612244137" calcext:value-type="float">
            <text:p>0.99883761224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[.D12]/[.D$9]" office:value-type="float" office:value="1.00250580046404" calcext:value-type="float">
            <text:p>1.00250580046404</text:p>
          </table:table-cell>
          <table:table-cell table:formula="of:=[.E12]/[.E$9]" office:value-type="float" office:value="1.01013503169111" calcext:value-type="float">
            <text:p>1.01013503169111</text:p>
          </table:table-cell>
          <table:table-cell table:formula="of:=[.F12]/[.F$9]" office:value-type="float" office:value="1.00749927891549" calcext:value-type="float">
            <text:p>1.00749927891549</text:p>
          </table:table-cell>
          <table:table-cell table:formula="of:=[.G12]/[.G$9]" office:value-type="float" office:value="0.988741822607637" calcext:value-type="float">
            <text:p>0.988741822607637</text:p>
          </table:table-cell>
          <table:table-cell table:formula="of:=[.H12]/[.H$9]" office:value-type="float" office:value="1.00077140653124" calcext:value-type="float">
            <text:p>1.00077140653124</text:p>
          </table:table-cell>
          <table:table-cell table:formula="of:=[.I12]/[.I$9]" office:value-type="float" office:value="0.99052162450568" calcext:value-type="float">
            <text:p>0.99052162450568</text:p>
          </table:table-cell>
          <table:table-cell table:formula="of:=[.J12]/[.J$9]" office:value-type="float" office:value="0.974655117099776" calcext:value-type="float">
            <text:p>0.974655117099776</text:p>
          </table:table-cell>
          <table:table-cell table:formula="of:=[.K12]/[.K$9]" office:value-type="float" office:value="1.00034083162918" calcext:value-type="float">
            <text:p>1.00034083162918</text:p>
          </table:table-cell>
          <table:table-cell table:formula="of:=[.L12]/[.L$9]" office:value-type="float" office:value="1.00710201310739" calcext:value-type="float">
            <text:p>1.00710201310739</text:p>
          </table:table-cell>
          <table:table-cell table:formula="of:=[.M12]/[.M$9]" office:value-type="float" office:value="0.997761310976292" calcext:value-type="float">
            <text:p>0.997761310976292</text:p>
          </table:table-cell>
          <table:table-cell table:formula="of:=[.N12]/[.N$9]" office:value-type="float" office:value="0.993747440273038" calcext:value-type="float">
            <text:p>0.993747440273038</text:p>
          </table:table-cell>
          <table:table-cell table:formula="of:=[.O12]/[.O$9]" office:value-type="float" office:value="1.00179706219398" calcext:value-type="float">
            <text:p>1.00179706219398</text:p>
          </table:table-cell>
          <table:table-cell table:formula="of:=[.P12]/[.P$9]" office:value-type="float" office:value="0.99989385039983" calcext:value-type="float">
            <text:p>0.99989385039983</text:p>
          </table:table-cell>
          <table:table-cell table:formula="of:=[.Q12]/[.Q$9]" office:value-type="float" office:value="1.00424044467366" calcext:value-type="float">
            <text:p>1.00424044467366</text:p>
          </table:table-cell>
          <table:table-cell table:formula="of:=[.R12]/[.R$9]" office:value-type="float" office:value="1.00718660167479" calcext:value-type="float">
            <text:p>1.00718660167479</text:p>
          </table:table-cell>
          <table:table-cell table:formula="of:=[.S12]/[.S$9]" office:value-type="float" office:value="0.994582305422532" calcext:value-type="float">
            <text:p>0.994582305422532</text:p>
          </table:table-cell>
          <table:table-cell table:formula="of:=[.T12]/[.T$9]" office:value-type="float" office:value="0.999061759669739" calcext:value-type="float">
            <text:p>0.999061759669739</text:p>
          </table:table-cell>
          <table:table-cell table:formula="of:=[.U12]/[.U$9]" office:value-type="float" office:value="1.0075121302431" calcext:value-type="float">
            <text:p>1.0075121302431</text:p>
          </table:table-cell>
          <table:table-cell/>
          <table:table-cell table:formula="of:=GEOMEAN([.D26:.U26])" office:value-type="float" office:value="0.999300844894487" calcext:value-type="float">
            <text:p>0.9993008448944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[.D13]/[.D$9]" office:value-type="float" office:value="1.01484918793503" calcext:value-type="float">
            <text:p>1.01484918793503</text:p>
          </table:table-cell>
          <table:table-cell table:formula="of:=[.E13]/[.E$9]" office:value-type="float" office:value="1.0199944885024" calcext:value-type="float">
            <text:p>1.0199944885024</text:p>
          </table:table-cell>
          <table:table-cell table:formula="of:=[.F13]/[.F$9]" office:value-type="float" office:value="1.02264205364869" calcext:value-type="float">
            <text:p>1.02264205364869</text:p>
          </table:table-cell>
          <table:table-cell table:formula="of:=[.G13]/[.G$9]" office:value-type="float" office:value="0.999771793701506" calcext:value-type="float">
            <text:p>0.999771793701506</text:p>
          </table:table-cell>
          <table:table-cell table:formula="of:=[.H13]/[.H$9]" office:value-type="float" office:value="1.00012856775521" calcext:value-type="float">
            <text:p>1.00012856775521</text:p>
          </table:table-cell>
          <table:table-cell table:formula="of:=[.I13]/[.I$9]" office:value-type="float" office:value="1.00401732471282" calcext:value-type="float">
            <text:p>1.00401732471282</text:p>
          </table:table-cell>
          <table:table-cell table:formula="of:=[.J13]/[.J$9]" office:value-type="float" office:value="0.975474993761808" calcext:value-type="float">
            <text:p>0.975474993761808</text:p>
          </table:table-cell>
          <table:table-cell table:formula="of:=[.K13]/[.K$9]" office:value-type="float" office:value="1" calcext:value-type="float">
            <text:p>1</text:p>
          </table:table-cell>
          <table:table-cell table:formula="of:=[.L13]/[.L$9]" office:value-type="float" office:value="1.0063448131805" calcext:value-type="float">
            <text:p>1.0063448131805</text:p>
          </table:table-cell>
          <table:table-cell table:formula="of:=[.M13]/[.M$9]" office:value-type="float" office:value="0.999216458841702" calcext:value-type="float">
            <text:p>0.999216458841702</text:p>
          </table:table-cell>
          <table:table-cell table:formula="of:=[.N13]/[.N$9]" office:value-type="float" office:value="0.993911262798635" calcext:value-type="float">
            <text:p>0.993911262798635</text:p>
          </table:table-cell>
          <table:table-cell table:formula="of:=[.O13]/[.O$9]" office:value-type="float" office:value="1.00588602979477" calcext:value-type="float">
            <text:p>1.00588602979477</text:p>
          </table:table-cell>
          <table:table-cell table:formula="of:=[.P13]/[.P$9]" office:value-type="float" office:value="1.00173377680277" calcext:value-type="float">
            <text:p>1.00173377680277</text:p>
          </table:table-cell>
          <table:table-cell table:formula="of:=[.Q13]/[.Q$9]" office:value-type="float" office:value="1.00351460279258" calcext:value-type="float">
            <text:p>1.00351460279258</text:p>
          </table:table-cell>
          <table:table-cell table:formula="of:=[.R13]/[.R$9]" office:value-type="float" office:value="1.00878015248094" calcext:value-type="float">
            <text:p>1.00878015248094</text:p>
          </table:table-cell>
          <table:table-cell table:formula="of:=[.S13]/[.S$9]" office:value-type="float" office:value="0.996517196343056" calcext:value-type="float">
            <text:p>0.996517196343056</text:p>
          </table:table-cell>
          <table:table-cell table:formula="of:=[.T13]/[.T$9]" office:value-type="float" office:value="0.999225951727535" calcext:value-type="float">
            <text:p>0.999225951727535</text:p>
          </table:table-cell>
          <table:table-cell table:formula="of:=[.U13]/[.U$9]" office:value-type="float" office:value="1.00650230289894" calcext:value-type="float">
            <text:p>1.00650230289894</text:p>
          </table:table-cell>
          <table:table-cell/>
          <table:table-cell table:formula="of:=GEOMEAN([.D27:.U27])" office:value-type="float" office:value="1.00320002794075" calcext:value-type="float">
            <text:p>1.003200027940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[.D14]/[.D$9]" office:value-type="float" office:value="1.00626450116009" calcext:value-type="float">
            <text:p>1.00626450116009</text:p>
          </table:table-cell>
          <table:table-cell table:formula="of:=[.E14]/[.E$9]" office:value-type="float" office:value="1.01227839186748" calcext:value-type="float">
            <text:p>1.01227839186748</text:p>
          </table:table-cell>
          <table:table-cell table:formula="of:=[.F14]/[.F$9]" office:value-type="float" office:value="1.01403711181617" calcext:value-type="float">
            <text:p>1.01403711181617</text:p>
          </table:table-cell>
          <table:table-cell table:formula="of:=[.G14]/[.G$9]" office:value-type="float" office:value="0.993382017343679" calcext:value-type="float">
            <text:p>0.993382017343679</text:p>
          </table:table-cell>
          <table:table-cell table:formula="of:=[.H14]/[.H$9]" office:value-type="float" office:value="1.00141424530728" calcext:value-type="float">
            <text:p>1.00141424530728</text:p>
          </table:table-cell>
          <table:table-cell table:formula="of:=[.I14]/[.I$9]" office:value-type="float" office:value="0.995103885506246" calcext:value-type="float">
            <text:p>0.995103885506246</text:p>
          </table:table-cell>
          <table:table-cell table:formula="of:=[.J14]/[.J$9]" office:value-type="float" office:value="0.952304566356539" calcext:value-type="float">
            <text:p>0.952304566356539</text:p>
          </table:table-cell>
          <table:table-cell table:formula="of:=[.K14]/[.K$9]" office:value-type="float" office:value="0.999659168370825" calcext:value-type="float">
            <text:p>0.999659168370825</text:p>
          </table:table-cell>
          <table:table-cell table:formula="of:=[.L14]/[.L$9]" office:value-type="float" office:value="1.00718034413431" calcext:value-type="float">
            <text:p>1.00718034413431</text:p>
          </table:table-cell>
          <table:table-cell table:formula="of:=[.M14]/[.M$9]" office:value-type="float" office:value="1.00002238689024" calcext:value-type="float">
            <text:p>1.00002238689024</text:p>
          </table:table-cell>
          <table:table-cell table:formula="of:=[.N14]/[.N$9]" office:value-type="float" office:value="0.990307167235495" calcext:value-type="float">
            <text:p>0.990307167235495</text:p>
          </table:table-cell>
          <table:table-cell table:formula="of:=[.O14]/[.O$9]" office:value-type="float" office:value="1.00815189082196" calcext:value-type="float">
            <text:p>1.00815189082196</text:p>
          </table:table-cell>
          <table:table-cell table:formula="of:=[.P14]/[.P$9]" office:value-type="float" office:value="0.995860165593376" calcext:value-type="float">
            <text:p>0.995860165593376</text:p>
          </table:table-cell>
          <table:table-cell table:formula="of:=[.Q14]/[.Q$9]" office:value-type="float" office:value="1.00540561190381" calcext:value-type="float">
            <text:p>1.00540561190381</text:p>
          </table:table-cell>
          <table:table-cell table:formula="of:=[.R14]/[.R$9]" office:value-type="float" office:value="0.993782027246594" calcext:value-type="float">
            <text:p>0.993782027246594</text:p>
          </table:table-cell>
          <table:table-cell table:formula="of:=[.S14]/[.S$9]" office:value-type="float" office:value="0.99719440816524" calcext:value-type="float">
            <text:p>0.99719440816524</text:p>
          </table:table-cell>
          <table:table-cell table:formula="of:=[.T14]/[.T$9]" office:value-type="float" office:value="0.999085215677996" calcext:value-type="float">
            <text:p>0.999085215677996</text:p>
          </table:table-cell>
          <table:table-cell table:formula="of:=[.U14]/[.U$9]" office:value-type="float" office:value="1.00103445727938" calcext:value-type="float">
            <text:p>1.00103445727938</text:p>
          </table:table-cell>
          <table:table-cell/>
          <table:table-cell table:formula="of:=GEOMEAN([.D28:.U28])" office:value-type="float" office:value="0.998385315285345" calcext:value-type="float">
            <text:p>0.9983853152853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[.D15]/[.D$9]" office:value-type="float" office:value="1.01703016241299" calcext:value-type="float">
            <text:p>1.01703016241299</text:p>
          </table:table-cell>
          <table:table-cell table:formula="of:=[.E15]/[.E$9]" office:value-type="float" office:value="1.02149484062586" calcext:value-type="float">
            <text:p>1.02149484062586</text:p>
          </table:table-cell>
          <table:table-cell table:formula="of:=[.F15]/[.F$9]" office:value-type="float" office:value="1.02672819921161" calcext:value-type="float">
            <text:p>1.02672819921161</text:p>
          </table:table-cell>
          <table:table-cell table:formula="of:=[.G15]/[.G$9]" office:value-type="float" office:value="1.0023581317511" calcext:value-type="float">
            <text:p>1.0023581317511</text:p>
          </table:table-cell>
          <table:table-cell table:formula="of:=[.H15]/[.H$9]" office:value-type="float" office:value="1.00102854204166" calcext:value-type="float">
            <text:p>1.00102854204166</text:p>
          </table:table-cell>
          <table:table-cell table:formula="of:=[.I15]/[.I$9]" office:value-type="float" office:value="1.00527273868558" calcext:value-type="float">
            <text:p>1.00527273868558</text:p>
          </table:table-cell>
          <table:table-cell table:formula="of:=[.J15]/[.J$9]" office:value-type="float" office:value="0.96567212062881" calcext:value-type="float">
            <text:p>0.96567212062881</text:p>
          </table:table-cell>
          <table:table-cell table:formula="of:=[.K15]/[.K$9]" office:value-type="float" office:value="0.999488752556237" calcext:value-type="float">
            <text:p>0.999488752556237</text:p>
          </table:table-cell>
          <table:table-cell table:formula="of:=[.L15]/[.L$9]" office:value-type="float" office:value="1.00590093736129" calcext:value-type="float">
            <text:p>1.00590093736129</text:p>
          </table:table-cell>
          <table:table-cell table:formula="of:=[.M15]/[.M$9]" office:value-type="float" office:value="1.00069399359735" calcext:value-type="float">
            <text:p>1.00069399359735</text:p>
          </table:table-cell>
          <table:table-cell table:formula="of:=[.N15]/[.N$9]" office:value-type="float" office:value="0.990689419795222" calcext:value-type="float">
            <text:p>0.990689419795222</text:p>
          </table:table-cell>
          <table:table-cell table:formula="of:=[.O15]/[.O$9]" office:value-type="float" office:value="1.00924575476612" calcext:value-type="float">
            <text:p>1.00924575476612</text:p>
          </table:table-cell>
          <table:table-cell table:formula="of:=[.P15]/[.P$9]" office:value-type="float" office:value="1.00116764560187" calcext:value-type="float">
            <text:p>1.00116764560187</text:p>
          </table:table-cell>
          <table:table-cell table:formula="of:=[.Q15]/[.Q$9]" office:value-type="float" office:value="1.00588313945715" calcext:value-type="float">
            <text:p>1.00588313945715</text:p>
          </table:table-cell>
          <table:table-cell table:formula="of:=[.R15]/[.R$9]" office:value-type="float" office:value="1.00246844144482" calcext:value-type="float">
            <text:p>1.00246844144482</text:p>
          </table:table-cell>
          <table:table-cell table:formula="of:=[.S15]/[.S$9]" office:value-type="float" office:value="0.999516277269869" calcext:value-type="float">
            <text:p>0.999516277269869</text:p>
          </table:table-cell>
          <table:table-cell table:formula="of:=[.T15]/[.T$9]" office:value-type="float" office:value="0.999155583702765" calcext:value-type="float">
            <text:p>0.999155583702765</text:p>
          </table:table-cell>
          <table:table-cell table:formula="of:=[.U15]/[.U$9]" office:value-type="float" office:value="1.00305411196769" calcext:value-type="float">
            <text:p>1.00305411196769</text:p>
          </table:table-cell>
          <table:table-cell/>
          <table:table-cell table:formula="of:=GEOMEAN([.D29:.U29])" office:value-type="float" office:value="1.00308121464993" calcext:value-type="float">
            <text:p>1.003081214649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[.D16]/[.D$9]" office:value-type="float" office:value="1.024686774942" calcext:value-type="float">
            <text:p>1.024686774942</text:p>
          </table:table-cell>
          <table:table-cell table:formula="of:=[.E16]/[.E$9]" office:value-type="float" office:value="1.0315380140237" calcext:value-type="float">
            <text:p>1.0315380140237</text:p>
          </table:table-cell>
          <table:table-cell table:formula="of:=[.F16]/[.F$9]" office:value-type="float" office:value="1.04739928852995" calcext:value-type="float">
            <text:p>1.04739928852995</text:p>
          </table:table-cell>
          <table:table-cell table:formula="of:=[.G16]/[.G$9]" office:value-type="float" office:value="1.01939753537198" calcext:value-type="float">
            <text:p>1.01939753537198</text:p>
          </table:table-cell>
          <table:table-cell table:formula="of:=[.H16]/[.H$9]" office:value-type="float" office:value="0.999871432244793" calcext:value-type="float">
            <text:p>0.999871432244793</text:p>
          </table:table-cell>
          <table:table-cell table:formula="of:=[.I16]/[.I$9]" office:value-type="float" office:value="1.0243550310715" calcext:value-type="float">
            <text:p>1.0243550310715</text:p>
          </table:table-cell>
          <table:table-cell table:formula="of:=[.J16]/[.J$9]" office:value-type="float" office:value="0.967561401632624" calcext:value-type="float">
            <text:p>0.967561401632624</text:p>
          </table:table-cell>
          <table:table-cell table:formula="of:=[.K16]/[.K$9]" office:value-type="float" office:value="0.998807089297887" calcext:value-type="float">
            <text:p>0.998807089297887</text:p>
          </table:table-cell>
          <table:table-cell table:formula="of:=[.L16]/[.L$9]" office:value-type="float" office:value="1.00428209613828" calcext:value-type="float">
            <text:p>1.00428209613828</text:p>
          </table:table-cell>
          <table:table-cell table:formula="of:=[.M16]/[.M$9]" office:value-type="float" office:value="1.0018133381092" calcext:value-type="float">
            <text:p>1.0018133381092</text:p>
          </table:table-cell>
          <table:table-cell table:formula="of:=[.N16]/[.N$9]" office:value-type="float" office:value="0.989815699658703" calcext:value-type="float">
            <text:p>0.989815699658703</text:p>
          </table:table-cell>
          <table:table-cell table:formula="of:=[.O16]/[.O$9]" office:value-type="float" office:value="1.01531409521825" calcext:value-type="float">
            <text:p>1.01531409521825</text:p>
          </table:table-cell>
          <table:table-cell table:formula="of:=[.P16]/[.P$9]" office:value-type="float" office:value="1.00697049041115" calcext:value-type="float">
            <text:p>1.00697049041115</text:p>
          </table:table-cell>
          <table:table-cell table:formula="of:=[.Q16]/[.Q$9]" office:value-type="float" office:value="1.00630336370409" calcext:value-type="float">
            <text:p>1.00630336370409</text:p>
          </table:table-cell>
          <table:table-cell table:formula="of:=[.R16]/[.R$9]" office:value-type="float" office:value="1.00153105861767" calcext:value-type="float">
            <text:p>1.00153105861767</text:p>
          </table:table-cell>
          <table:table-cell table:formula="of:=[.S16]/[.S$9]" office:value-type="float" office:value="1.00706235185991" calcext:value-type="float">
            <text:p>1.00706235185991</text:p>
          </table:table-cell>
          <table:table-cell table:formula="of:=[.T16]/[.T$9]" office:value-type="float" office:value="1.00009382403303" calcext:value-type="float">
            <text:p>1.00009382403303</text:p>
          </table:table-cell>
          <table:table-cell table:formula="of:=[.U16]/[.U$9]" office:value-type="float" office:value="0.99600995049383" calcext:value-type="float">
            <text:p>0.99600995049383</text:p>
          </table:table-cell>
          <table:table-cell/>
          <table:table-cell table:formula="of:=GEOMEAN([.D30:.U30])" office:value-type="float" office:value="1.00778927680742" calcext:value-type="float">
            <text:p>1.007789276807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[.D17]/[.D$9]" office:value-type="float" office:value="1.01600928074246" calcext:value-type="float">
            <text:p>1.01600928074246</text:p>
          </table:table-cell>
          <table:table-cell table:formula="of:=[.E17]/[.E$9]" office:value-type="float" office:value="1.00349061514437" calcext:value-type="float">
            <text:p>1.00349061514437</text:p>
          </table:table-cell>
          <table:table-cell table:formula="of:=[.F17]/[.F$9]" office:value-type="float" office:value="1.03259301990193" calcext:value-type="float">
            <text:p>1.03259301990193</text:p>
          </table:table-cell>
          <table:table-cell table:formula="of:=[.G17]/[.G$9]" office:value-type="float" office:value="1.01049748973072" calcext:value-type="float">
            <text:p>1.01049748973072</text:p>
          </table:table-cell>
          <table:table-cell table:formula="of:=[.H17]/[.H$9]" office:value-type="float" office:value="1.0017999485729" calcext:value-type="float">
            <text:p>1.0017999485729</text:p>
          </table:table-cell>
          <table:table-cell table:formula="of:=[.I17]/[.I$9]" office:value-type="float" office:value="1.01117318435754" calcext:value-type="float">
            <text:p>1.01117318435754</text:p>
          </table:table-cell>
          <table:table-cell table:formula="of:=[.J17]/[.J$9]" office:value-type="float" office:value="0.937867607742488" calcext:value-type="float">
            <text:p>0.937867607742488</text:p>
          </table:table-cell>
          <table:table-cell table:formula="of:=[.K17]/[.K$9]" office:value-type="float" office:value="0.994035446489434" calcext:value-type="float">
            <text:p>0.994035446489434</text:p>
          </table:table-cell>
          <table:table-cell table:formula="of:=[.L17]/[.L$9]" office:value-type="float" office:value="1.00386433066137" calcext:value-type="float">
            <text:p>1.00386433066137</text:p>
          </table:table-cell>
          <table:table-cell table:formula="of:=[.M17]/[.M$9]" office:value-type="float" office:value="1.00004477378047" calcext:value-type="float">
            <text:p>1.00004477378047</text:p>
          </table:table-cell>
          <table:table-cell table:formula="of:=[.N17]/[.N$9]" office:value-type="float" office:value="0.977283276450512" calcext:value-type="float">
            <text:p>0.977283276450512</text:p>
          </table:table-cell>
          <table:table-cell table:formula="of:=[.O17]/[.O$9]" office:value-type="float" office:value="1.01672049171789" calcext:value-type="float">
            <text:p>1.01672049171789</text:p>
          </table:table-cell>
          <table:table-cell table:formula="of:=[.P17]/[.P$9]" office:value-type="float" office:value="0.997523175996037" calcext:value-type="float">
            <text:p>0.997523175996037</text:p>
          </table:table-cell>
          <table:table-cell table:formula="of:=[.Q17]/[.Q$9]" office:value-type="float" office:value="0.991098886405746" calcext:value-type="float">
            <text:p>0.991098886405746</text:p>
          </table:table-cell>
          <table:table-cell table:formula="of:=[.R17]/[.R$9]" office:value-type="float" office:value="0.972315960504937" calcext:value-type="float">
            <text:p>0.972315960504937</text:p>
          </table:table-cell>
          <table:table-cell table:formula="of:=[.S17]/[.S$9]" office:value-type="float" office:value="1.00285396410777" calcext:value-type="float">
            <text:p>1.00285396410777</text:p>
          </table:table-cell>
          <table:table-cell table:formula="of:=[.T17]/[.T$9]" office:value-type="float" office:value="0.999718527900922" calcext:value-type="float">
            <text:p>0.999718527900922</text:p>
          </table:table-cell>
          <table:table-cell table:formula="of:=[.U17]/[.U$9]" office:value-type="float" office:value="0.984384621068446" calcext:value-type="float">
            <text:p>0.984384621068446</text:p>
          </table:table-cell>
          <table:table-cell/>
          <table:table-cell table:formula="of:=GEOMEAN([.D31:.U31])" office:value-type="float" office:value="0.997198555934882" calcext:value-type="float">
            <text:p>0.9971985559348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[.D18]/[.D$9]" office:value-type="float" office:value="1.0215777262181" calcext:value-type="float">
            <text:p>1.0215777262181</text:p>
          </table:table-cell>
          <table:table-cell table:formula="of:=[.E18]/[.E$9]" office:value-type="float" office:value="1.0067668942711" calcext:value-type="float">
            <text:p>1.0067668942711</text:p>
          </table:table-cell>
          <table:table-cell table:formula="of:=[.F18]/[.F$9]" office:value-type="float" office:value="1.04874531295068" calcext:value-type="float">
            <text:p>1.04874531295068</text:p>
          </table:table-cell>
          <table:table-cell table:formula="of:=[.G18]/[.G$9]" office:value-type="float" office:value="1.01901719154115" calcext:value-type="float">
            <text:p>1.01901719154115</text:p>
          </table:table-cell>
          <table:table-cell table:formula="of:=[.H18]/[.H$9]" office:value-type="float" office:value="0.999614296734379" calcext:value-type="float">
            <text:p>0.999614296734379</text:p>
          </table:table-cell>
          <table:table-cell table:formula="of:=[.I18]/[.I$9]" office:value-type="float" office:value="1.02630092272927" calcext:value-type="float">
            <text:p>1.02630092272927</text:p>
          </table:table-cell>
          <table:table-cell table:formula="of:=[.J18]/[.J$9]" office:value-type="float" office:value="0.946351548853955" calcext:value-type="float">
            <text:p>0.946351548853955</text:p>
          </table:table-cell>
          <table:table-cell table:formula="of:=[.K18]/[.K$9]" office:value-type="float" office:value="0.993865030674847" calcext:value-type="float">
            <text:p>0.993865030674847</text:p>
          </table:table-cell>
          <table:table-cell table:formula="of:=[.L18]/[.L$9]" office:value-type="float" office:value="0.999869448288467" calcext:value-type="float">
            <text:p>0.999869448288467</text:p>
          </table:table-cell>
          <table:table-cell table:formula="of:=[.M18]/[.M$9]" office:value-type="float" office:value="1.00123127896304" calcext:value-type="float">
            <text:p>1.00123127896304</text:p>
          </table:table-cell>
          <table:table-cell table:formula="of:=[.N18]/[.N$9]" office:value-type="float" office:value="0.977829351535836" calcext:value-type="float">
            <text:p>0.977829351535836</text:p>
          </table:table-cell>
          <table:table-cell table:formula="of:=[.O18]/[.O$9]" office:value-type="float" office:value="1.01919470778206" calcext:value-type="float">
            <text:p>1.01919470778206</text:p>
          </table:table-cell>
          <table:table-cell table:formula="of:=[.P18]/[.P$9]" office:value-type="float" office:value="1.00311372160498" calcext:value-type="float">
            <text:p>1.00311372160498</text:p>
          </table:table-cell>
          <table:table-cell table:formula="of:=[.Q18]/[.Q$9]" office:value-type="float" office:value="0.996905621454358" calcext:value-type="float">
            <text:p>0.996905621454358</text:p>
          </table:table-cell>
          <table:table-cell table:formula="of:=[.R18]/[.R$9]" office:value-type="float" office:value="0.973940757405324" calcext:value-type="float">
            <text:p>0.973940757405324</text:p>
          </table:table-cell>
          <table:table-cell table:formula="of:=[.S18]/[.S$9]" office:value-type="float" office:value="1.00507908866638" calcext:value-type="float">
            <text:p>1.00507908866638</text:p>
          </table:table-cell>
          <table:table-cell table:formula="of:=[.T18]/[.T$9]" office:value-type="float" office:value="0.9994605118101" calcext:value-type="float">
            <text:p>0.9994605118101</text:p>
          </table:table-cell>
          <table:table-cell table:formula="of:=[.U18]/[.U$9]" office:value-type="float" office:value="0.989384497918771" calcext:value-type="float">
            <text:p>0.989384497918771</text:p>
          </table:table-cell>
          <table:table-cell/>
          <table:table-cell table:formula="of:=GEOMEAN([.D32:.U32])" office:value-type="float" office:value="1.00133186253377" calcext:value-type="float">
            <text:p>1.001331862533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[.D19]/[.D$9]" office:value-type="float" office:value="1.01396751740139" calcext:value-type="float">
            <text:p>1.01396751740139</text:p>
          </table:table-cell>
          <table:table-cell table:formula="of:=[.E19]/[.E$9]" office:value-type="float" office:value="1.00786919379038" calcext:value-type="float">
            <text:p>1.00786919379038</text:p>
          </table:table-cell>
          <table:table-cell table:formula="of:=[.F19]/[.F$9]" office:value-type="float" office:value="1.07730025959042" calcext:value-type="float">
            <text:p>1.07730025959042</text:p>
          </table:table-cell>
          <table:table-cell table:formula="of:=[.G19]/[.G$9]" office:value-type="float" office:value="1.03514376996805" calcext:value-type="float">
            <text:p>1.03514376996805</text:p>
          </table:table-cell>
          <table:table-cell table:formula="of:=[.H19]/[.H$9]" office:value-type="float" office:value="0.997557212651067" calcext:value-type="float">
            <text:p>0.997557212651067</text:p>
          </table:table-cell>
          <table:table-cell table:formula="of:=[.I19]/[.I$9]" office:value-type="float" office:value="1.03050655953801" calcext:value-type="float">
            <text:p>1.03050655953801</text:p>
          </table:table-cell>
          <table:table-cell table:formula="of:=[.J19]/[.J$9]" office:value-type="float" office:value="0.950807400278045" calcext:value-type="float">
            <text:p>0.950807400278045</text:p>
          </table:table-cell>
          <table:table-cell table:formula="of:=[.K19]/[.K$9]" office:value-type="float" office:value="0.991308793456033" calcext:value-type="float">
            <text:p>0.991308793456033</text:p>
          </table:table-cell>
          <table:table-cell table:formula="of:=[.L19]/[.L$9]" office:value-type="float" office:value="0.998981696650043" calcext:value-type="float">
            <text:p>0.998981696650043</text:p>
          </table:table-cell>
          <table:table-cell table:formula="of:=[.M19]/[.M$9]" office:value-type="float" office:value="1.00038057713403" calcext:value-type="float">
            <text:p>1.00038057713403</text:p>
          </table:table-cell>
          <table:table-cell table:formula="of:=[.N19]/[.N$9]" office:value-type="float" office:value="0.972040955631399" calcext:value-type="float">
            <text:p>0.972040955631399</text:p>
          </table:table-cell>
          <table:table-cell table:formula="of:=[.O19]/[.O$9]" office:value-type="float" office:value="1.02307532034587" calcext:value-type="float">
            <text:p>1.02307532034587</text:p>
          </table:table-cell>
          <table:table-cell table:formula="of:=[.P19]/[.P$9]" office:value-type="float" office:value="0.991366499186186" calcext:value-type="float">
            <text:p>0.991366499186186</text:p>
          </table:table-cell>
          <table:table-cell table:formula="of:=[.Q19]/[.Q$9]" office:value-type="float" office:value="1.00257864878804" calcext:value-type="float">
            <text:p>1.00257864878804</text:p>
          </table:table-cell>
          <table:table-cell table:formula="of:=[.R19]/[.R$9]" office:value-type="float" office:value="0.943444569428821" calcext:value-type="float">
            <text:p>0.943444569428821</text:p>
          </table:table-cell>
          <table:table-cell table:formula="of:=[.S19]/[.S$9]" office:value-type="float" office:value="1.00749770231703" calcext:value-type="float">
            <text:p>1.00749770231703</text:p>
          </table:table-cell>
          <table:table-cell table:formula="of:=[.T19]/[.T$9]" office:value-type="float" office:value="1.00084441629723" calcext:value-type="float">
            <text:p>1.00084441629723</text:p>
          </table:table-cell>
          <table:table-cell table:formula="of:=[.U19]/[.U$9]" office:value-type="float" office:value="0.98817763109283" calcext:value-type="float">
            <text:p>0.98817763109283</text:p>
          </table:table-cell>
          <table:table-cell/>
          <table:table-cell table:formula="of:=GEOMEAN([.D33:.U33])" office:value-type="float" office:value="1.00139344849125" calcext:value-type="float">
            <text:p>1.00139344849125</text:p>
          </table:table-cell>
          <table:table-cell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/>
          <table:table-cell office:value-type="string" calcext:value-type="string">
            <text:p>(2,2)</text:p>
          </table:table-cell>
          <table:table-cell table:formula="of:=(1-[.D24])*100" office:value-type="float" office:value="0.682134570765658" calcext:value-type="float">
            <text:p>0.682134570765658</text:p>
          </table:table-cell>
          <table:table-cell table:formula="of:=(1-[.E24])*100" office:value-type="float" office:value="0.385804831746239" calcext:value-type="float">
            <text:p>0.385804831746239</text:p>
          </table:table-cell>
          <table:table-cell table:formula="of:=(1-[.F24])*100" office:value-type="float" office:value="0.519180847995393" calcext:value-type="float">
            <text:p>0.519180847995393</text:p>
          </table:table-cell>
          <table:table-cell table:formula="of:=(1-[.G24])*100" office:value-type="float" office:value="1.86368477103301" calcext:value-type="float">
            <text:p>1.86368477103301</text:p>
          </table:table-cell>
          <table:table-cell table:formula="of:=(1-[.H24])*100" office:value-type="float" office:value="-0.102854204165603" calcext:value-type="float">
            <text:p>-0.102854204165603</text:p>
          </table:table-cell>
          <table:table-cell table:formula="of:=(1-[.I24])*100" office:value-type="float" office:value="1.418617789216" calcext:value-type="float">
            <text:p>1.418617789216</text:p>
          </table:table-cell>
          <table:table-cell table:formula="of:=(1-[.J24])*100" office:value-type="float" office:value="1.99978611913164" calcext:value-type="float">
            <text:p>1.99978611913164</text:p>
          </table:table-cell>
          <table:table-cell table:formula="of:=(1-[.K24])*100" office:value-type="float" office:value="0" calcext:value-type="float">
            <text:p>0</text:p>
          </table:table-cell>
          <table:table-cell table:formula="of:=(1-[.L24])*100" office:value-type="float" office:value="-0.906028878038589" calcext:value-type="float">
            <text:p>-0.906028878038589</text:p>
          </table:table-cell>
          <table:table-cell table:formula="of:=(1-[.M24])*100" office:value-type="float" office:value="0.241778414560423" calcext:value-type="float">
            <text:p>0.241778414560423</text:p>
          </table:table-cell>
          <table:table-cell table:formula="of:=(1-[.N24])*100" office:value-type="float" office:value="0.551535836177475" calcext:value-type="float">
            <text:p>0.551535836177475</text:p>
          </table:table-cell>
          <table:table-cell table:formula="of:=(1-[.O24])*100" office:value-type="float" office:value="0.161475153661839" calcext:value-type="float">
            <text:p>0.161475153661839</text:p>
          </table:table-cell>
          <table:table-cell table:formula="of:=(1-[.P24])*100" office:value-type="float" office:value="-0.0955346401528612" calcext:value-type="float">
            <text:p>-0.095534640152861</text:p>
          </table:table-cell>
          <table:table-cell table:formula="of:=(1-[.Q24])*100" office:value-type="float" office:value="-0.0993257310946794" calcext:value-type="float">
            <text:p>-0.099325731094679</text:p>
          </table:table-cell>
          <table:table-cell table:formula="of:=(1-[.R24])*100" office:value-type="float" office:value="-0.709286339207593" calcext:value-type="float">
            <text:p>-0.709286339207593</text:p>
          </table:table-cell>
          <table:table-cell table:formula="of:=(1-[.S24])*100" office:value-type="float" office:value="0.140279591738013" calcext:value-type="float">
            <text:p>0.140279591738013</text:p>
          </table:table-cell>
          <table:table-cell table:formula="of:=(1-[.T24])*100" office:value-type="float" office:value="0.0680224239439031" calcext:value-type="float">
            <text:p>0.068022423943903</text:p>
          </table:table-cell>
          <table:table-cell table:formula="of:=(1-[.U24])*100" office:value-type="float" office:value="-0.726583089086463" calcext:value-type="float">
            <text:p>-0.726583089086463</text:p>
          </table:table-cell>
          <table:table-cell/>
          <table:table-cell table:formula="of:=(1-[.W24])*100" office:value-type="float" office:value="0.302683384118485" calcext:value-type="float">
            <text:p>0.302683384118485</text:p>
          </table:table-cell>
          <table:table-cell table:formula="of:=MAX([.D38:.U38])" office:value-type="float" office:value="1.99978611913164" calcext:value-type="float">
            <text:p>1.99978611913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(1-[.D25])*100" office:value-type="float" office:value="-0.0185614849188109" calcext:value-type="float">
            <text:p>-0.018561484918811</text:p>
          </table:table-cell>
          <table:table-cell table:formula="of:=(1-[.E25])*100" office:value-type="float" office:value="-0.829786582565295" calcext:value-type="float">
            <text:p>-0.829786582565295</text:p>
          </table:table-cell>
          <table:table-cell table:formula="of:=(1-[.F25])*100" office:value-type="float" office:value="-0.447072396884929" calcext:value-type="float">
            <text:p>-0.447072396884929</text:p>
          </table:table-cell>
          <table:table-cell table:formula="of:=(1-[.G25])*100" office:value-type="float" office:value="1.30077590141489" calcext:value-type="float">
            <text:p>1.30077590141489</text:p>
          </table:table-cell>
          <table:table-cell table:formula="of:=(1-[.H25])*100" office:value-type="float" office:value="-0.0128567755206976" calcext:value-type="float">
            <text:p>-0.012856775520698</text:p>
          </table:table-cell>
          <table:table-cell table:formula="of:=(1-[.I25])*100" office:value-type="float" office:value="0.885066850794058" calcext:value-type="float">
            <text:p>0.885066850794058</text:p>
          </table:table-cell>
          <table:table-cell table:formula="of:=(1-[.J25])*100" office:value-type="float" office:value="2.29565465369123" calcext:value-type="float">
            <text:p>2.29565465369123</text:p>
          </table:table-cell>
          <table:table-cell table:formula="of:=(1-[.K25])*100" office:value-type="float" office:value="0.0170415814587543" calcext:value-type="float">
            <text:p>0.017041581458754</text:p>
          </table:table-cell>
          <table:table-cell table:formula="of:=(1-[.L25])*100" office:value-type="float" office:value="-0.459542024595949" calcext:value-type="float">
            <text:p>-0.459542024595949</text:p>
          </table:table-cell>
          <table:table-cell table:formula="of:=(1-[.M25])*100" office:value-type="float" office:value="0.266403993821218" calcext:value-type="float">
            <text:p>0.266403993821218</text:p>
          </table:table-cell>
          <table:table-cell table:formula="of:=(1-[.N25])*100" office:value-type="float" office:value="0.483276450511949" calcext:value-type="float">
            <text:p>0.483276450511949</text:p>
          </table:table-cell>
          <table:table-cell table:formula="of:=(1-[.O25])*100" office:value-type="float" office:value="-0.0703198249817572" calcext:value-type="float">
            <text:p>-0.070319824981757</text:p>
          </table:table-cell>
          <table:table-cell table:formula="of:=(1-[.P25])*100" office:value-type="float" office:value="-0.173377680277409" calcext:value-type="float">
            <text:p>-0.173377680277409</text:p>
          </table:table-cell>
          <table:table-cell table:formula="of:=(1-[.Q25])*100" office:value-type="float" office:value="-0.084044849387821" calcext:value-type="float">
            <text:p>-0.084044849387821</text:p>
          </table:table-cell>
          <table:table-cell table:formula="of:=(1-[.R25])*100" office:value-type="float" office:value="-0.909261342332202" calcext:value-type="float">
            <text:p>-0.909261342332202</text:p>
          </table:table-cell>
          <table:table-cell table:formula="of:=(1-[.S25])*100" office:value-type="float" office:value="0.435350457117978" calcext:value-type="float">
            <text:p>0.435350457117978</text:p>
          </table:table-cell>
          <table:table-cell table:formula="of:=(1-[.T25])*100" office:value-type="float" office:value="0.0774048272465078" calcext:value-type="float">
            <text:p>0.077404827246508</text:p>
          </table:table-cell>
          <table:table-cell table:formula="of:=(1-[.U25])*100" office:value-type="float" office:value="-0.716731114997149" calcext:value-type="float">
            <text:p>-0.716731114997149</text:p>
          </table:table-cell>
          <table:table-cell/>
          <table:table-cell table:formula="of:=(1-[.W25])*100" office:value-type="float" office:value="0.116238775586319" calcext:value-type="float">
            <text:p>0.116238775586319</text:p>
          </table:table-cell>
          <table:table-cell table:formula="of:=MAX([.D39:.U39])" office:value-type="float" office:value="2.29565465369123" calcext:value-type="float">
            <text:p>2.29565465369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(1-[.D26])*100" office:value-type="float" office:value="-0.250580046403726" calcext:value-type="float">
            <text:p>-0.250580046403726</text:p>
          </table:table-cell>
          <table:table-cell table:formula="of:=(1-[.E26])*100" office:value-type="float" office:value="-1.01350316911111" calcext:value-type="float">
            <text:p>-1.01350316911111</text:p>
          </table:table-cell>
          <table:table-cell table:formula="of:=(1-[.F26])*100" office:value-type="float" office:value="-0.749927891548885" calcext:value-type="float">
            <text:p>-0.749927891548885</text:p>
          </table:table-cell>
          <table:table-cell table:formula="of:=(1-[.G26])*100" office:value-type="float" office:value="1.12581773923627" calcext:value-type="float">
            <text:p>1.12581773923627</text:p>
          </table:table-cell>
          <table:table-cell table:formula="of:=(1-[.H26])*100" office:value-type="float" office:value="-0.077140653124208" calcext:value-type="float">
            <text:p>-0.077140653124208</text:p>
          </table:table-cell>
          <table:table-cell table:formula="of:=(1-[.I26])*100" office:value-type="float" office:value="0.947837549431951" calcext:value-type="float">
            <text:p>0.947837549431951</text:p>
          </table:table-cell>
          <table:table-cell table:formula="of:=(1-[.J26])*100" office:value-type="float" office:value="2.53448829002245" calcext:value-type="float">
            <text:p>2.53448829002245</text:p>
          </table:table-cell>
          <table:table-cell table:formula="of:=(1-[.K26])*100" office:value-type="float" office:value="-0.0340831629175087" calcext:value-type="float">
            <text:p>-0.034083162917509</text:p>
          </table:table-cell>
          <table:table-cell table:formula="of:=(1-[.L26])*100" office:value-type="float" office:value="-0.710201310739178" calcext:value-type="float">
            <text:p>-0.710201310739178</text:p>
          </table:table-cell>
          <table:table-cell table:formula="of:=(1-[.M26])*100" office:value-type="float" office:value="0.223868902370772" calcext:value-type="float">
            <text:p>0.223868902370772</text:p>
          </table:table-cell>
          <table:table-cell table:formula="of:=(1-[.N26])*100" office:value-type="float" office:value="0.625255972696248" calcext:value-type="float">
            <text:p>0.625255972696248</text:p>
          </table:table-cell>
          <table:table-cell table:formula="of:=(1-[.O26])*100" office:value-type="float" office:value="-0.179706219397846" calcext:value-type="float">
            <text:p>-0.179706219397846</text:p>
          </table:table-cell>
          <table:table-cell table:formula="of:=(1-[.P26])*100" office:value-type="float" office:value="0.0106149600169858" calcext:value-type="float">
            <text:p>0.010614960016986</text:p>
          </table:table-cell>
          <table:table-cell table:formula="of:=(1-[.Q26])*100" office:value-type="float" office:value="-0.42404446736577" calcext:value-type="float">
            <text:p>-0.42404446736577</text:p>
          </table:table-cell>
          <table:table-cell table:formula="of:=(1-[.R26])*100" office:value-type="float" office:value="-0.718660167479057" calcext:value-type="float">
            <text:p>-0.718660167479057</text:p>
          </table:table-cell>
          <table:table-cell table:formula="of:=(1-[.S26])*100" office:value-type="float" office:value="0.541769457746821" calcext:value-type="float">
            <text:p>0.541769457746821</text:p>
          </table:table-cell>
          <table:table-cell table:formula="of:=(1-[.T26])*100" office:value-type="float" office:value="0.0938240330260687" calcext:value-type="float">
            <text:p>0.093824033026069</text:p>
          </table:table-cell>
          <table:table-cell table:formula="of:=(1-[.U26])*100" office:value-type="float" office:value="-0.751213024309738" calcext:value-type="float">
            <text:p>-0.751213024309738</text:p>
          </table:table-cell>
          <table:table-cell/>
          <table:table-cell table:formula="of:=(1-[.W26])*100" office:value-type="float" office:value="0.0699155105513105" calcext:value-type="float">
            <text:p>0.069915510551311</text:p>
          </table:table-cell>
          <table:table-cell table:formula="of:=MAX([.D40:.U40])" office:value-type="float" office:value="2.53448829002245" calcext:value-type="float">
            <text:p>2.53448829002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(1-[.D27])*100" office:value-type="float" office:value="-1.48491879350348" calcext:value-type="float">
            <text:p>-1.48491879350348</text:p>
          </table:table-cell>
          <table:table-cell table:formula="of:=(1-[.E27])*100" office:value-type="float" office:value="-1.99944885024035" calcext:value-type="float">
            <text:p>-1.99944885024035</text:p>
          </table:table-cell>
          <table:table-cell table:formula="of:=(1-[.F27])*100" office:value-type="float" office:value="-2.26420536486875" calcext:value-type="float">
            <text:p>-2.26420536486875</text:p>
          </table:table-cell>
          <table:table-cell table:formula="of:=(1-[.G27])*100" office:value-type="float" office:value="0.0228206298493849" calcext:value-type="float">
            <text:p>0.022820629849385</text:p>
          </table:table-cell>
          <table:table-cell table:formula="of:=(1-[.H27])*100" office:value-type="float" office:value="-0.0128567755206976" calcext:value-type="float">
            <text:p>-0.012856775520698</text:p>
          </table:table-cell>
          <table:table-cell table:formula="of:=(1-[.I27])*100" office:value-type="float" office:value="-0.40173247128239" calcext:value-type="float">
            <text:p>-0.40173247128239</text:p>
          </table:table-cell>
          <table:table-cell table:formula="of:=(1-[.J27])*100" office:value-type="float" office:value="2.4525006238192" calcext:value-type="float">
            <text:p>2.4525006238192</text:p>
          </table:table-cell>
          <table:table-cell table:formula="of:=(1-[.K27])*100" office:value-type="float" office:value="0" calcext:value-type="float">
            <text:p>0</text:p>
          </table:table-cell>
          <table:table-cell table:formula="of:=(1-[.L27])*100" office:value-type="float" office:value="-0.634481318050084" calcext:value-type="float">
            <text:p>-0.634481318050084</text:p>
          </table:table-cell>
          <table:table-cell table:formula="of:=(1-[.M27])*100" office:value-type="float" office:value="0.0783541158297707" calcext:value-type="float">
            <text:p>0.078354115829771</text:p>
          </table:table-cell>
          <table:table-cell table:formula="of:=(1-[.N27])*100" office:value-type="float" office:value="0.608873720136516" calcext:value-type="float">
            <text:p>0.608873720136516</text:p>
          </table:table-cell>
          <table:table-cell table:formula="of:=(1-[.O27])*100" office:value-type="float" office:value="-0.588602979477026" calcext:value-type="float">
            <text:p>-0.588602979477026</text:p>
          </table:table-cell>
          <table:table-cell table:formula="of:=(1-[.P27])*100" office:value-type="float" office:value="-0.173377680277409" calcext:value-type="float">
            <text:p>-0.173377680277409</text:p>
          </table:table-cell>
          <table:table-cell table:formula="of:=(1-[.Q27])*100" office:value-type="float" office:value="-0.35146027925812" calcext:value-type="float">
            <text:p>-0.35146027925812</text:p>
          </table:table-cell>
          <table:table-cell table:formula="of:=(1-[.R27])*100" office:value-type="float" office:value="-0.878015248093988" calcext:value-type="float">
            <text:p>-0.878015248093988</text:p>
          </table:table-cell>
          <table:table-cell table:formula="of:=(1-[.S27])*100" office:value-type="float" office:value="0.348280365694387" calcext:value-type="float">
            <text:p>0.348280365694387</text:p>
          </table:table-cell>
          <table:table-cell table:formula="of:=(1-[.T27])*100" office:value-type="float" office:value="0.0774048272465078" calcext:value-type="float">
            <text:p>0.077404827246508</text:p>
          </table:table-cell>
          <table:table-cell table:formula="of:=(1-[.U27])*100" office:value-type="float" office:value="-0.650230289894327" calcext:value-type="float">
            <text:p>-0.650230289894327</text:p>
          </table:table-cell>
          <table:table-cell/>
          <table:table-cell table:formula="of:=(1-[.W27])*100" office:value-type="float" office:value="-0.320002794074625" calcext:value-type="float">
            <text:p>-0.320002794074625</text:p>
          </table:table-cell>
          <table:table-cell table:formula="of:=MAX([.D41:.U41])" office:value-type="float" office:value="2.4525006238192" calcext:value-type="float">
            <text:p>2.452500623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(1-[.D28])*100" office:value-type="float" office:value="-0.626450116009281" calcext:value-type="float">
            <text:p>-0.626450116009281</text:p>
          </table:table-cell>
          <table:table-cell table:formula="of:=(1-[.E28])*100" office:value-type="float" office:value="-1.22783918674791" calcext:value-type="float">
            <text:p>-1.22783918674791</text:p>
          </table:table-cell>
          <table:table-cell table:formula="of:=(1-[.F28])*100" office:value-type="float" office:value="-1.40371118161715" calcext:value-type="float">
            <text:p>-1.40371118161715</text:p>
          </table:table-cell>
          <table:table-cell table:formula="of:=(1-[.G28])*100" office:value-type="float" office:value="0.66179826563213" calcext:value-type="float">
            <text:p>0.66179826563213</text:p>
          </table:table-cell>
          <table:table-cell table:formula="of:=(1-[.H28])*100" office:value-type="float" office:value="-0.141424530727696" calcext:value-type="float">
            <text:p>-0.141424530727696</text:p>
          </table:table-cell>
          <table:table-cell table:formula="of:=(1-[.I28])*100" office:value-type="float" office:value="0.489611449375438" calcext:value-type="float">
            <text:p>0.489611449375438</text:p>
          </table:table-cell>
          <table:table-cell table:formula="of:=(1-[.J28])*100" office:value-type="float" office:value="4.76954336434605" calcext:value-type="float">
            <text:p>4.76954336434605</text:p>
          </table:table-cell>
          <table:table-cell table:formula="of:=(1-[.K28])*100" office:value-type="float" office:value="0.0340831629175198" calcext:value-type="float">
            <text:p>0.03408316291752</text:p>
          </table:table-cell>
          <table:table-cell table:formula="of:=(1-[.L28])*100" office:value-type="float" office:value="-0.718034413431146" calcext:value-type="float">
            <text:p>-0.718034413431146</text:p>
          </table:table-cell>
          <table:table-cell table:formula="of:=(1-[.M28])*100" office:value-type="float" office:value="-0.00223868902369251" calcext:value-type="float">
            <text:p>-0.002238689023693</text:p>
          </table:table-cell>
          <table:table-cell table:formula="of:=(1-[.N28])*100" office:value-type="float" office:value="0.969283276450517" calcext:value-type="float">
            <text:p>0.969283276450517</text:p>
          </table:table-cell>
          <table:table-cell table:formula="of:=(1-[.O28])*100" office:value-type="float" office:value="-0.815189082196066" calcext:value-type="float">
            <text:p>-0.815189082196066</text:p>
          </table:table-cell>
          <table:table-cell table:formula="of:=(1-[.P28])*100" office:value-type="float" office:value="0.41398344066238" calcext:value-type="float">
            <text:p>0.41398344066238</text:p>
          </table:table-cell>
          <table:table-cell table:formula="of:=(1-[.Q28])*100" office:value-type="float" office:value="-0.540561190380706" calcext:value-type="float">
            <text:p>-0.540561190380706</text:p>
          </table:table-cell>
          <table:table-cell table:formula="of:=(1-[.R28])*100" office:value-type="float" office:value="0.621797275340585" calcext:value-type="float">
            <text:p>0.621797275340585</text:p>
          </table:table-cell>
          <table:table-cell table:formula="of:=(1-[.S28])*100" office:value-type="float" office:value="0.280559183476026" calcext:value-type="float">
            <text:p>0.280559183476026</text:p>
          </table:table-cell>
          <table:table-cell table:formula="of:=(1-[.T28])*100" office:value-type="float" office:value="0.0914784322003981" calcext:value-type="float">
            <text:p>0.091478432200398</text:p>
          </table:table-cell>
          <table:table-cell table:formula="of:=(1-[.U28])*100" office:value-type="float" office:value="-0.103445727937745" calcext:value-type="float">
            <text:p>-0.103445727937745</text:p>
          </table:table-cell>
          <table:table-cell/>
          <table:table-cell table:formula="of:=(1-[.W28])*100" office:value-type="float" office:value="0.161468471465465" calcext:value-type="float">
            <text:p>0.161468471465465</text:p>
          </table:table-cell>
          <table:table-cell table:formula="of:=MAX([.D42:.U42])" office:value-type="float" office:value="4.76954336434605" calcext:value-type="float">
            <text:p>4.76954336434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(1-[.D29])*100" office:value-type="float" office:value="-1.70301624129932" calcext:value-type="float">
            <text:p>-1.70301624129932</text:p>
          </table:table-cell>
          <table:table-cell table:formula="of:=(1-[.E29])*100" office:value-type="float" office:value="-2.1494840625861" calcext:value-type="float">
            <text:p>-2.1494840625861</text:p>
          </table:table-cell>
          <table:table-cell table:formula="of:=(1-[.F29])*100" office:value-type="float" office:value="-2.67281992116144" calcext:value-type="float">
            <text:p>-2.67281992116144</text:p>
          </table:table-cell>
          <table:table-cell table:formula="of:=(1-[.G29])*100" office:value-type="float" office:value="-0.2358131751103" calcext:value-type="float">
            <text:p>-0.2358131751103</text:p>
          </table:table-cell>
          <table:table-cell table:formula="of:=(1-[.H29])*100" office:value-type="float" office:value="-0.102854204165603" calcext:value-type="float">
            <text:p>-0.102854204165603</text:p>
          </table:table-cell>
          <table:table-cell table:formula="of:=(1-[.I29])*100" office:value-type="float" office:value="-0.527273868558154" calcext:value-type="float">
            <text:p>-0.527273868558154</text:p>
          </table:table-cell>
          <table:table-cell table:formula="of:=(1-[.J29])*100" office:value-type="float" office:value="3.43278793711902" calcext:value-type="float">
            <text:p>3.43278793711902</text:p>
          </table:table-cell>
          <table:table-cell table:formula="of:=(1-[.K29])*100" office:value-type="float" office:value="0.0511247443762741" calcext:value-type="float">
            <text:p>0.051124744376274</text:p>
          </table:table-cell>
          <table:table-cell table:formula="of:=(1-[.L29])*100" office:value-type="float" office:value="-0.590093736128883" calcext:value-type="float">
            <text:p>-0.590093736128883</text:p>
          </table:table-cell>
          <table:table-cell table:formula="of:=(1-[.M29])*100" office:value-type="float" office:value="-0.0693993597349341" calcext:value-type="float">
            <text:p>-0.069399359734934</text:p>
          </table:table-cell>
          <table:table-cell table:formula="of:=(1-[.N29])*100" office:value-type="float" office:value="0.931058020477815" calcext:value-type="float">
            <text:p>0.931058020477815</text:p>
          </table:table-cell>
          <table:table-cell table:formula="of:=(1-[.O29])*100" office:value-type="float" office:value="-0.924575476612133" calcext:value-type="float">
            <text:p>-0.924575476612133</text:p>
          </table:table-cell>
          <table:table-cell table:formula="of:=(1-[.P29])*100" office:value-type="float" office:value="-0.116764560186811" calcext:value-type="float">
            <text:p>-0.116764560186811</text:p>
          </table:table-cell>
          <table:table-cell table:formula="of:=(1-[.Q29])*100" office:value-type="float" office:value="-0.58831394571468" calcext:value-type="float">
            <text:p>-0.58831394571468</text:p>
          </table:table-cell>
          <table:table-cell table:formula="of:=(1-[.R29])*100" office:value-type="float" office:value="-0.246844144481928" calcext:value-type="float">
            <text:p>-0.246844144481928</text:p>
          </table:table-cell>
          <table:table-cell table:formula="of:=(1-[.S29])*100" office:value-type="float" office:value="0.0483722730131086" calcext:value-type="float">
            <text:p>0.048372273013109</text:p>
          </table:table-cell>
          <table:table-cell table:formula="of:=(1-[.T29])*100" office:value-type="float" office:value="0.084441629723464" calcext:value-type="float">
            <text:p>0.084441629723464</text:p>
          </table:table-cell>
          <table:table-cell table:formula="of:=(1-[.U29])*100" office:value-type="float" office:value="-0.305411196768546" calcext:value-type="float">
            <text:p>-0.305411196768546</text:p>
          </table:table-cell>
          <table:table-cell/>
          <table:table-cell table:formula="of:=(1-[.W29])*100" office:value-type="float" office:value="-0.30812146499295" calcext:value-type="float">
            <text:p>-0.30812146499295</text:p>
          </table:table-cell>
          <table:table-cell table:formula="of:=MAX([.D43:.U43])" office:value-type="float" office:value="3.43278793711902" calcext:value-type="float">
            <text:p>3.43278793711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(1-[.D30])*100" office:value-type="float" office:value="-2.46867749419954" calcext:value-type="float">
            <text:p>-2.46867749419954</text:p>
          </table:table-cell>
          <table:table-cell table:formula="of:=(1-[.E30])*100" office:value-type="float" office:value="-3.15380140236994" calcext:value-type="float">
            <text:p>-3.15380140236994</text:p>
          </table:table-cell>
          <table:table-cell table:formula="of:=(1-[.F30])*100" office:value-type="float" office:value="-4.7399288529949" calcext:value-type="float">
            <text:p>-4.7399288529949</text:p>
          </table:table-cell>
          <table:table-cell table:formula="of:=(1-[.G30])*100" office:value-type="float" office:value="-1.93975353719764" calcext:value-type="float">
            <text:p>-1.93975353719764</text:p>
          </table:table-cell>
          <table:table-cell table:formula="of:=(1-[.H30])*100" office:value-type="float" office:value="0.0128567755206976" calcext:value-type="float">
            <text:p>0.012856775520698</text:p>
          </table:table-cell>
          <table:table-cell table:formula="of:=(1-[.I30])*100" office:value-type="float" office:value="-2.43550310714957" calcext:value-type="float">
            <text:p>-2.43550310714957</text:p>
          </table:table-cell>
          <table:table-cell table:formula="of:=(1-[.J30])*100" office:value-type="float" office:value="3.24385983673759" calcext:value-type="float">
            <text:p>3.24385983673759</text:p>
          </table:table-cell>
          <table:table-cell table:formula="of:=(1-[.K30])*100" office:value-type="float" office:value="0.119291070211303" calcext:value-type="float">
            <text:p>0.119291070211303</text:p>
          </table:table-cell>
          <table:table-cell table:formula="of:=(1-[.L30])*100" office:value-type="float" office:value="-0.428209613828034" calcext:value-type="float">
            <text:p>-0.428209613828034</text:p>
          </table:table-cell>
          <table:table-cell table:formula="of:=(1-[.M30])*100" office:value-type="float" office:value="-0.181333810920314" calcext:value-type="float">
            <text:p>-0.181333810920314</text:p>
          </table:table-cell>
          <table:table-cell table:formula="of:=(1-[.N30])*100" office:value-type="float" office:value="1.01843003412969" calcext:value-type="float">
            <text:p>1.01843003412969</text:p>
          </table:table-cell>
          <table:table-cell table:formula="of:=(1-[.O30])*100" office:value-type="float" office:value="-1.5314095218252" calcext:value-type="float">
            <text:p>-1.5314095218252</text:p>
          </table:table-cell>
          <table:table-cell table:formula="of:=(1-[.P30])*100" office:value-type="float" office:value="-0.697049041115272" calcext:value-type="float">
            <text:p>-0.697049041115272</text:p>
          </table:table-cell>
          <table:table-cell table:formula="of:=(1-[.Q30])*100" office:value-type="float" office:value="-0.630336370408569" calcext:value-type="float">
            <text:p>-0.630336370408569</text:p>
          </table:table-cell>
          <table:table-cell table:formula="of:=(1-[.R30])*100" office:value-type="float" office:value="-0.153105861767266" calcext:value-type="float">
            <text:p>-0.153105861767266</text:p>
          </table:table-cell>
          <table:table-cell table:formula="of:=(1-[.S30])*100" office:value-type="float" office:value="-0.7062351859914" calcext:value-type="float">
            <text:p>-0.7062351859914</text:p>
          </table:table-cell>
          <table:table-cell table:formula="of:=(1-[.T30])*100" office:value-type="float" office:value="-0.00938240330261575" calcext:value-type="float">
            <text:p>-0.009382403302616</text:p>
          </table:table-cell>
          <table:table-cell table:formula="of:=(1-[.U30])*100" office:value-type="float" office:value="0.399004950616988" calcext:value-type="float">
            <text:p>0.399004950616988</text:p>
          </table:table-cell>
          <table:table-cell/>
          <table:table-cell table:formula="of:=(1-[.W30])*100" office:value-type="float" office:value="-0.778927680742281" calcext:value-type="float">
            <text:p>-0.778927680742281</text:p>
          </table:table-cell>
          <table:table-cell table:formula="of:=MAX([.D44:.U44])" office:value-type="float" office:value="3.24385983673759" calcext:value-type="float">
            <text:p>3.24385983673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(1-[.D31])*100" office:value-type="float" office:value="-1.60092807424594" calcext:value-type="float">
            <text:p>-1.60092807424594</text:p>
          </table:table-cell>
          <table:table-cell table:formula="of:=(1-[.E31])*100" office:value-type="float" office:value="-0.349061514437055" calcext:value-type="float">
            <text:p>-0.349061514437055</text:p>
          </table:table-cell>
          <table:table-cell table:formula="of:=(1-[.F31])*100" office:value-type="float" office:value="-3.25930199019326" calcext:value-type="float">
            <text:p>-3.25930199019326</text:p>
          </table:table-cell>
          <table:table-cell table:formula="of:=(1-[.G31])*100" office:value-type="float" office:value="-1.04974897307166" calcext:value-type="float">
            <text:p>-1.04974897307166</text:p>
          </table:table-cell>
          <table:table-cell table:formula="of:=(1-[.H31])*100" office:value-type="float" office:value="-0.179994857289789" calcext:value-type="float">
            <text:p>-0.179994857289789</text:p>
          </table:table-cell>
          <table:table-cell table:formula="of:=(1-[.I31])*100" office:value-type="float" office:value="-1.11731843575418" calcext:value-type="float">
            <text:p>-1.11731843575418</text:p>
          </table:table-cell>
          <table:table-cell table:formula="of:=(1-[.J31])*100" office:value-type="float" office:value="6.21323922575124" calcext:value-type="float">
            <text:p>6.21323922575124</text:p>
          </table:table-cell>
          <table:table-cell table:formula="of:=(1-[.K31])*100" office:value-type="float" office:value="0.596455351056568" calcext:value-type="float">
            <text:p>0.596455351056568</text:p>
          </table:table-cell>
          <table:table-cell table:formula="of:=(1-[.L31])*100" office:value-type="float" office:value="-0.386433066137482" calcext:value-type="float">
            <text:p>-0.386433066137482</text:p>
          </table:table-cell>
          <table:table-cell table:formula="of:=(1-[.M31])*100" office:value-type="float" office:value="-0.00447737804742943" calcext:value-type="float">
            <text:p>-0.004477378047429</text:p>
          </table:table-cell>
          <table:table-cell table:formula="of:=(1-[.N31])*100" office:value-type="float" office:value="2.27167235494881" calcext:value-type="float">
            <text:p>2.27167235494881</text:p>
          </table:table-cell>
          <table:table-cell table:formula="of:=(1-[.O31])*100" office:value-type="float" office:value="-1.67204917178874" calcext:value-type="float">
            <text:p>-1.67204917178874</text:p>
          </table:table-cell>
          <table:table-cell table:formula="of:=(1-[.P31])*100" office:value-type="float" office:value="0.247682400396299" calcext:value-type="float">
            <text:p>0.247682400396299</text:p>
          </table:table-cell>
          <table:table-cell table:formula="of:=(1-[.Q31])*100" office:value-type="float" office:value="0.890111359425438" calcext:value-type="float">
            <text:p>0.890111359425438</text:p>
          </table:table-cell>
          <table:table-cell table:formula="of:=(1-[.R31])*100" office:value-type="float" office:value="2.76840394950631" calcext:value-type="float">
            <text:p>2.76840394950631</text:p>
          </table:table-cell>
          <table:table-cell table:formula="of:=(1-[.S31])*100" office:value-type="float" office:value="-0.285396410777339" calcext:value-type="float">
            <text:p>-0.285396410777339</text:p>
          </table:table-cell>
          <table:table-cell table:formula="of:=(1-[.T31])*100" office:value-type="float" office:value="0.0281472099078139" calcext:value-type="float">
            <text:p>0.028147209907814</text:p>
          </table:table-cell>
          <table:table-cell table:formula="of:=(1-[.U31])*100" office:value-type="float" office:value="1.56153789315534" calcext:value-type="float">
            <text:p>1.56153789315534</text:p>
          </table:table-cell>
          <table:table-cell/>
          <table:table-cell table:formula="of:=(1-[.W31])*100" office:value-type="float" office:value="0.280144406511784" calcext:value-type="float">
            <text:p>0.280144406511784</text:p>
          </table:table-cell>
          <table:table-cell table:formula="of:=MAX([.D45:.U45])" office:value-type="float" office:value="6.21323922575124" calcext:value-type="float">
            <text:p>6.21323922575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(1-[.D32])*100" office:value-type="float" office:value="-2.15777262180976" calcext:value-type="float">
            <text:p>-2.15777262180976</text:p>
          </table:table-cell>
          <table:table-cell table:formula="of:=(1-[.E32])*100" office:value-type="float" office:value="-0.676689427110455" calcext:value-type="float">
            <text:p>-0.676689427110455</text:p>
          </table:table-cell>
          <table:table-cell table:formula="of:=(1-[.F32])*100" office:value-type="float" office:value="-4.87453129506779" calcext:value-type="float">
            <text:p>-4.87453129506779</text:p>
          </table:table-cell>
          <table:table-cell table:formula="of:=(1-[.G32])*100" office:value-type="float" office:value="-1.90171915411532" calcext:value-type="float">
            <text:p>-1.90171915411532</text:p>
          </table:table-cell>
          <table:table-cell table:formula="of:=(1-[.H32])*100" office:value-type="float" office:value="0.0385703265620929" calcext:value-type="float">
            <text:p>0.038570326562093</text:p>
          </table:table-cell>
          <table:table-cell table:formula="of:=(1-[.I32])*100" office:value-type="float" office:value="-2.63009227292699" calcext:value-type="float">
            <text:p>-2.63009227292699</text:p>
          </table:table-cell>
          <table:table-cell table:formula="of:=(1-[.J32])*100" office:value-type="float" office:value="5.3648451146045" calcext:value-type="float">
            <text:p>5.3648451146045</text:p>
          </table:table-cell>
          <table:table-cell table:formula="of:=(1-[.K32])*100" office:value-type="float" office:value="0.613496932515323" calcext:value-type="float">
            <text:p>0.613496932515323</text:p>
          </table:table-cell>
          <table:table-cell table:formula="of:=(1-[.L32])*100" office:value-type="float" office:value="0.0130551711532978" calcext:value-type="float">
            <text:p>0.013055171153298</text:p>
          </table:table-cell>
          <table:table-cell table:formula="of:=(1-[.M32])*100" office:value-type="float" office:value="-0.123127896303932" calcext:value-type="float">
            <text:p>-0.123127896303932</text:p>
          </table:table-cell>
          <table:table-cell table:formula="of:=(1-[.N32])*100" office:value-type="float" office:value="2.21706484641638" calcext:value-type="float">
            <text:p>2.21706484641638</text:p>
          </table:table-cell>
          <table:table-cell table:formula="of:=(1-[.O32])*100" office:value-type="float" office:value="-1.91947077820607" calcext:value-type="float">
            <text:p>-1.91947077820607</text:p>
          </table:table-cell>
          <table:table-cell table:formula="of:=(1-[.P32])*100" office:value-type="float" office:value="-0.311372160498191" calcext:value-type="float">
            <text:p>-0.311372160498191</text:p>
          </table:table-cell>
          <table:table-cell table:formula="of:=(1-[.Q32])*100" office:value-type="float" office:value="0.309437854564198" calcext:value-type="float">
            <text:p>0.309437854564198</text:p>
          </table:table-cell>
          <table:table-cell table:formula="of:=(1-[.R32])*100" office:value-type="float" office:value="2.60592425946757" calcext:value-type="float">
            <text:p>2.60592425946757</text:p>
          </table:table-cell>
          <table:table-cell table:formula="of:=(1-[.S32])*100" office:value-type="float" office:value="-0.507908866637652" calcext:value-type="float">
            <text:p>-0.507908866637652</text:p>
          </table:table-cell>
          <table:table-cell table:formula="of:=(1-[.T32])*100" office:value-type="float" office:value="0.0539488189899795" calcext:value-type="float">
            <text:p>0.05394881898998</text:p>
          </table:table-cell>
          <table:table-cell table:formula="of:=(1-[.U32])*100" office:value-type="float" office:value="1.06155020812295" calcext:value-type="float">
            <text:p>1.06155020812295</text:p>
          </table:table-cell>
          <table:table-cell/>
          <table:table-cell table:formula="of:=(1-[.W32])*100" office:value-type="float" office:value="-0.133186253376505" calcext:value-type="float">
            <text:p>-0.133186253376505</text:p>
          </table:table-cell>
          <table:table-cell table:formula="of:=MAX([.D46:.U46])" office:value-type="float" office:value="5.3648451146045" calcext:value-type="float">
            <text:p>5.3648451146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(1-[.D33])*100" office:value-type="float" office:value="-1.3967517401392" calcext:value-type="float">
            <text:p>-1.3967517401392</text:p>
          </table:table-cell>
          <table:table-cell table:formula="of:=(1-[.E33])*100" office:value-type="float" office:value="-0.78691937903792" calcext:value-type="float">
            <text:p>-0.78691937903792</text:p>
          </table:table-cell>
          <table:table-cell table:formula="of:=(1-[.F33])*100" office:value-type="float" office:value="-7.7300259590424" calcext:value-type="float">
            <text:p>-7.7300259590424</text:p>
          </table:table-cell>
          <table:table-cell table:formula="of:=(1-[.G33])*100" office:value-type="float" office:value="-3.51437699680512" calcext:value-type="float">
            <text:p>-3.51437699680512</text:p>
          </table:table-cell>
          <table:table-cell table:formula="of:=(1-[.H33])*100" office:value-type="float" office:value="0.244278734893288" calcext:value-type="float">
            <text:p>0.244278734893288</text:p>
          </table:table-cell>
          <table:table-cell table:formula="of:=(1-[.I33])*100" office:value-type="float" office:value="-3.05065595380076" calcext:value-type="float">
            <text:p>-3.05065595380076</text:p>
          </table:table-cell>
          <table:table-cell table:formula="of:=(1-[.J33])*100" office:value-type="float" office:value="4.91925997219549" calcext:value-type="float">
            <text:p>4.91925997219549</text:p>
          </table:table-cell>
          <table:table-cell table:formula="of:=(1-[.K33])*100" office:value-type="float" office:value="0.869120654396727" calcext:value-type="float">
            <text:p>0.869120654396727</text:p>
          </table:table-cell>
          <table:table-cell table:formula="of:=(1-[.L33])*100" office:value-type="float" office:value="0.101830334995701" calcext:value-type="float">
            <text:p>0.101830334995701</text:p>
          </table:table-cell>
          <table:table-cell table:formula="of:=(1-[.M33])*100" office:value-type="float" office:value="-0.0380577134030391" calcext:value-type="float">
            <text:p>-0.038057713403039</text:p>
          </table:table-cell>
          <table:table-cell table:formula="of:=(1-[.N33])*100" office:value-type="float" office:value="2.79590443686006" calcext:value-type="float">
            <text:p>2.79590443686006</text:p>
          </table:table-cell>
          <table:table-cell table:formula="of:=(1-[.O33])*100" office:value-type="float" office:value="-2.30753203458693" calcext:value-type="float">
            <text:p>-2.30753203458693</text:p>
          </table:table-cell>
          <table:table-cell table:formula="of:=(1-[.P33])*100" office:value-type="float" office:value="0.863350081381364" calcext:value-type="float">
            <text:p>0.863350081381364</text:p>
          </table:table-cell>
          <table:table-cell table:formula="of:=(1-[.Q33])*100" office:value-type="float" office:value="-0.257864878803526" calcext:value-type="float">
            <text:p>-0.257864878803526</text:p>
          </table:table-cell>
          <table:table-cell table:formula="of:=(1-[.R33])*100" office:value-type="float" office:value="5.65554305711786" calcext:value-type="float">
            <text:p>5.65554305711786</text:p>
          </table:table-cell>
          <table:table-cell table:formula="of:=(1-[.S33])*100" office:value-type="float" office:value="-0.749770231703195" calcext:value-type="float">
            <text:p>-0.749770231703195</text:p>
          </table:table-cell>
          <table:table-cell table:formula="of:=(1-[.T33])*100" office:value-type="float" office:value="-0.0844416297234529" calcext:value-type="float">
            <text:p>-0.084441629723453</text:p>
          </table:table-cell>
          <table:table-cell table:formula="of:=(1-[.U33])*100" office:value-type="float" office:value="1.18223689071698" calcext:value-type="float">
            <text:p>1.18223689071698</text:p>
          </table:table-cell>
          <table:table-cell/>
          <table:table-cell table:formula="of:=(1-[.W33])*100" office:value-type="float" office:value="-0.139344849125189" calcext:value-type="float">
            <text:p>-0.139344849125189</text:p>
          </table:table-cell>
          <table:table-cell table:formula="of:=MAX([.D47:.U47])" office:value-type="float" office:value="5.65554305711786" calcext:value-type="float">
            <text:p>5.65554305711786</text:p>
          </table:table-cell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12"/>
          <table:table-cell office:value-type="string" calcext:value-type="string">
            <text:p>get sim_IPC data from 174 to 183 ( FP 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403" calcext:value-type="float">
            <text:p>2.1403</text:p>
          </table:table-cell>
          <table:table-cell office:value-type="float" office:value="3.2533" calcext:value-type="float">
            <text:p>3.2533</text:p>
          </table:table-cell>
          <table:table-cell office:value-type="float" office:value="2.0694" calcext:value-type="float">
            <text:p>2.0694</text:p>
          </table:table-cell>
          <table:table-cell office:value-type="float" office:value="1.2901" calcext:value-type="float">
            <text:p>1.2901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5705" calcext:value-type="float">
            <text:p>1.5705</text:p>
          </table:table-cell>
          <table:table-cell office:value-type="float" office:value="2.7492" calcext:value-type="float">
            <text:p>2.7492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646" calcext:value-type="float">
            <text:p>3.8646</text:p>
          </table:table-cell>
          <table:table-cell office:value-type="float" office:value="4.4561" calcext:value-type="float">
            <text:p>4.4561</text:p>
          </table:table-cell>
          <table:table-cell office:value-type="float" office:value="3.6423" calcext:value-type="float">
            <text:p>3.6423</text:p>
          </table:table-cell>
          <table:table-cell office:value-type="float" office:value="3.8334" calcext:value-type="float">
            <text:p>3.8334</text:p>
          </table:table-cell>
          <table:table-cell office:value-type="float" office:value="2.8289" calcext:value-type="float">
            <text:p>2.8289</text:p>
          </table:table-cell>
          <table:table-cell office:value-type="float" office:value="5.2405" calcext:value-type="float">
            <text:p>5.2405</text:p>
          </table:table-cell>
          <table:table-cell office:value-type="float" office:value="3.2231" calcext:value-type="float">
            <text:p>3.2231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04" calcext:value-type="float">
            <text:p>4.2604</text:p>
          </table:table-cell>
          <table:table-cell office:value-type="float" office:value="4.0896" calcext:value-type="float">
            <text:p>4.08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554" calcext:value-type="float">
            <text:p>2.1554</text:p>
          </table:table-cell>
          <table:table-cell office:value-type="float" office:value="3.293" calcext:value-type="float">
            <text:p>3.293</text:p>
          </table:table-cell>
          <table:table-cell office:value-type="float" office:value="2.0895" calcext:value-type="float">
            <text:p>2.0895</text:p>
          </table:table-cell>
          <table:table-cell office:value-type="float" office:value="1.2975" calcext:value-type="float">
            <text:p>1.2975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79" calcext:value-type="float">
            <text:p>1.579</text:p>
          </table:table-cell>
          <table:table-cell office:value-type="float" office:value="2.7409" calcext:value-type="float">
            <text:p>2.740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475" calcext:value-type="float">
            <text:p>3.8475</text:p>
          </table:table-cell>
          <table:table-cell office:value-type="float" office:value="4.455" calcext:value-type="float">
            <text:p>4.455</text:p>
          </table:table-cell>
          <table:table-cell office:value-type="float" office:value="3.6448" calcext:value-type="float">
            <text:p>3.6448</text:p>
          </table:table-cell>
          <table:table-cell office:value-type="float" office:value="3.8423" calcext:value-type="float">
            <text:p>3.8423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397" calcext:value-type="float">
            <text:p>5.2397</text:p>
          </table:table-cell>
          <table:table-cell office:value-type="float" office:value="3.2295" calcext:value-type="float">
            <text:p>3.2295</text:p>
          </table:table-cell>
          <table:table-cell office:value-type="float" office:value="2.0583" calcext:value-type="float">
            <text:p>2.0583</text:p>
          </table:table-cell>
          <table:table-cell office:value-type="float" office:value="4.26" calcext:value-type="float">
            <text:p>4.26</text:p>
          </table:table-cell>
          <table:table-cell office:value-type="float" office:value="4.0892" calcext:value-type="float">
            <text:p>4.08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604" calcext:value-type="float">
            <text:p>2.1604</text:p>
          </table:table-cell>
          <table:table-cell office:value-type="float" office:value="3.299" calcext:value-type="float">
            <text:p>3.299</text:p>
          </table:table-cell>
          <table:table-cell office:value-type="float" office:value="2.0958" calcext:value-type="float">
            <text:p>2.0958</text:p>
          </table:table-cell>
          <table:table-cell office:value-type="float" office:value="1.2998" calcext:value-type="float">
            <text:p>1.2998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78" calcext:value-type="float">
            <text:p>1.578</text:p>
          </table:table-cell>
          <table:table-cell office:value-type="float" office:value="2.7342" calcext:value-type="float">
            <text:p>2.7342</text:p>
          </table:table-cell>
          <table:table-cell office:value-type="float" office:value="0.587" calcext:value-type="float">
            <text:p>0.587</text:p>
          </table:table-cell>
          <table:table-cell office:value-type="float" office:value="3.8571" calcext:value-type="float">
            <text:p>3.8571</text:p>
          </table:table-cell>
          <table:table-cell office:value-type="float" office:value="4.4569" calcext:value-type="float">
            <text:p>4.4569</text:p>
          </table:table-cell>
          <table:table-cell office:value-type="float" office:value="3.6396" calcext:value-type="float">
            <text:p>3.6396</text:p>
          </table:table-cell>
          <table:table-cell office:value-type="float" office:value="3.8465" calcext:value-type="float">
            <text:p>3.8465</text:p>
          </table:table-cell>
          <table:table-cell office:value-type="float" office:value="2.8259" calcext:value-type="float">
            <text:p>2.8259</text:p>
          </table:table-cell>
          <table:table-cell office:value-type="float" office:value="5.2575" calcext:value-type="float">
            <text:p>5.2575</text:p>
          </table:table-cell>
          <table:table-cell office:value-type="float" office:value="3.2234" calcext:value-type="float">
            <text:p>3.2234</text:p>
          </table:table-cell>
          <table:table-cell office:value-type="float" office:value="2.0561" calcext:value-type="float">
            <text:p>2.0561</text:p>
          </table:table-cell>
          <table:table-cell office:value-type="float" office:value="4.2593" calcext:value-type="float">
            <text:p>4.2593</text:p>
          </table:table-cell>
          <table:table-cell office:value-type="float" office:value="4.0906" calcext:value-type="float">
            <text:p>4.0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87" calcext:value-type="float">
            <text:p>2.187</text:p>
          </table:table-cell>
          <table:table-cell office:value-type="float" office:value="3.3312" calcext:value-type="float">
            <text:p>3.3312</text:p>
          </table:table-cell>
          <table:table-cell office:value-type="float" office:value="2.1273" calcext:value-type="float">
            <text:p>2.1273</text:p>
          </table:table-cell>
          <table:table-cell office:value-type="float" office:value="1.3143" calcext:value-type="float">
            <text:p>1.3143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995" calcext:value-type="float">
            <text:p>1.5995</text:p>
          </table:table-cell>
          <table:table-cell office:value-type="float" office:value="2.7365" calcext:value-type="float">
            <text:p>2.7365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542" calcext:value-type="float">
            <text:p>3.8542</text:p>
          </table:table-cell>
          <table:table-cell office:value-type="float" office:value="4.4634" calcext:value-type="float">
            <text:p>4.4634</text:p>
          </table:table-cell>
          <table:table-cell office:value-type="float" office:value="3.6402" calcext:value-type="float">
            <text:p>3.6402</text:p>
          </table:table-cell>
          <table:table-cell office:value-type="float" office:value="3.8622" calcext:value-type="float">
            <text:p>3.8622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537" calcext:value-type="float">
            <text:p>5.2537</text:p>
          </table:table-cell>
          <table:table-cell office:value-type="float" office:value="3.2285" calcext:value-type="float">
            <text:p>3.2285</text:p>
          </table:table-cell>
          <table:table-cell office:value-type="float" office:value="2.0601" calcext:value-type="float">
            <text:p>2.0601</text:p>
          </table:table-cell>
          <table:table-cell office:value-type="float" office:value="4.26" calcext:value-type="float">
            <text:p>4.26</text:p>
          </table:table-cell>
          <table:table-cell office:value-type="float" office:value="4.0865" calcext:value-type="float">
            <text:p>4.08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685" calcext:value-type="float">
            <text:p>2.1685</text:p>
          </table:table-cell>
          <table:table-cell office:value-type="float" office:value="3.306" calcext:value-type="float">
            <text:p>3.306</text:p>
          </table:table-cell>
          <table:table-cell office:value-type="float" office:value="2.1094" calcext:value-type="float">
            <text:p>2.1094</text:p>
          </table:table-cell>
          <table:table-cell office:value-type="float" office:value="1.3059" calcext:value-type="float">
            <text:p>1.3059</text:p>
          </table:table-cell>
          <table:table-cell office:value-type="float" office:value="0.7789" calcext:value-type="float">
            <text:p>0.7789</text:p>
          </table:table-cell>
          <table:table-cell office:value-type="float" office:value="1.5853" calcext:value-type="float">
            <text:p>1.5853</text:p>
          </table:table-cell>
          <table:table-cell office:value-type="float" office:value="2.6715" calcext:value-type="float">
            <text:p>2.6715</text:p>
          </table:table-cell>
          <table:table-cell office:value-type="float" office:value="0.5866" calcext:value-type="float">
            <text:p>0.5866</text:p>
          </table:table-cell>
          <table:table-cell office:value-type="float" office:value="3.8574" calcext:value-type="float">
            <text:p>3.8574</text:p>
          </table:table-cell>
          <table:table-cell office:value-type="float" office:value="4.467" calcext:value-type="float">
            <text:p>4.467</text:p>
          </table:table-cell>
          <table:table-cell office:value-type="float" office:value="3.627" calcext:value-type="float">
            <text:p>3.627</text:p>
          </table:table-cell>
          <table:table-cell office:value-type="float" office:value="3.8709" calcext:value-type="float">
            <text:p>3.8709</text:p>
          </table:table-cell>
          <table:table-cell office:value-type="float" office:value="2.8145" calcext:value-type="float">
            <text:p>2.8145</text:p>
          </table:table-cell>
          <table:table-cell office:value-type="float" office:value="5.2636" calcext:value-type="float">
            <text:p>5.2636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0615" calcext:value-type="float">
            <text:p>2.0615</text:p>
          </table:table-cell>
          <table:table-cell office:value-type="float" office:value="4.2594" calcext:value-type="float">
            <text:p>4.2594</text:p>
          </table:table-cell>
          <table:table-cell office:value-type="float" office:value="4.0643" calcext:value-type="float">
            <text:p>4.0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15" calcext:value-type="float">
            <text:p>1.6015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9" calcext:value-type="float">
            <text:p>1.6319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84" calcext:value-type="float">
            <text:p>3.8984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37" calcext:value-type="float">
            <text:p>4.2637</text:p>
          </table:table-cell>
          <table:table-cell office:value-type="float" office:value="4.0439" calcext:value-type="float">
            <text:p>4.04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895" calcext:value-type="float">
            <text:p>2.1895</text:p>
          </table:table-cell>
          <table:table-cell office:value-type="float" office:value="3.2773" calcext:value-type="float">
            <text:p>3.2773</text:p>
          </table:table-cell>
          <table:table-cell office:value-type="float" office:value="2.148" calcext:value-type="float">
            <text:p>2.148</text:p>
          </table:table-cell>
          <table:table-cell office:value-type="float" office:value="1.3284" calcext:value-type="float">
            <text:p>1.3284</text:p>
          </table:table-cell>
          <table:table-cell office:value-type="float" office:value="0.7792" calcext:value-type="float">
            <text:p>0.7792</text:p>
          </table:table-cell>
          <table:table-cell office:value-type="float" office:value="1.6109" calcext:value-type="float">
            <text:p>1.6109</text:p>
          </table:table-cell>
          <table:table-cell office:value-type="float" office:value="2.631" calcext:value-type="float">
            <text:p>2.631</text:p>
          </table:table-cell>
          <table:table-cell office:value-type="float" office:value="0.5833" calcext:value-type="float">
            <text:p>0.5833</text:p>
          </table:table-cell>
          <table:table-cell office:value-type="float" office:value="3.8447" calcext:value-type="float">
            <text:p>3.8447</text:p>
          </table:table-cell>
          <table:table-cell office:value-type="float" office:value="4.4671" calcext:value-type="float">
            <text:p>4.4671</text:p>
          </table:table-cell>
          <table:table-cell office:value-type="float" office:value="3.5793" calcext:value-type="float">
            <text:p>3.5793</text:p>
          </table:table-cell>
          <table:table-cell office:value-type="float" office:value="3.9038" calcext:value-type="float">
            <text:p>3.9038</text:p>
          </table:table-cell>
          <table:table-cell office:value-type="float" office:value="2.8192" calcext:value-type="float">
            <text:p>2.8192</text:p>
          </table:table-cell>
          <table:table-cell office:value-type="float" office:value="5.1887" calcext:value-type="float">
            <text:p>5.1887</text:p>
          </table:table-cell>
          <table:table-cell office:value-type="float" office:value="3.1118" calcext:value-type="float">
            <text:p>3.1118</text:p>
          </table:table-cell>
          <table:table-cell office:value-type="float" office:value="2.0732" calcext:value-type="float">
            <text:p>2.0732</text:p>
          </table:table-cell>
          <table:table-cell office:value-type="float" office:value="4.2621" calcext:value-type="float">
            <text:p>4.2621</text:p>
          </table:table-cell>
          <table:table-cell office:value-type="float" office:value="3.9967" calcext:value-type="float">
            <text:p>3.99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2015" calcext:value-type="float">
            <text:p>2.2015</text:p>
          </table:table-cell>
          <table:table-cell office:value-type="float" office:value="3.288" calcext:value-type="float">
            <text:p>3.288</text:p>
          </table:table-cell>
          <table:table-cell office:value-type="float" office:value="2.1816" calcext:value-type="float">
            <text:p>2.1816</text:p>
          </table:table-cell>
          <table:table-cell office:value-type="float" office:value="1.3396" calcext:value-type="float">
            <text:p>1.3396</text:p>
          </table:table-cell>
          <table:table-cell office:value-type="float" office:value="0.7775" calcext:value-type="float">
            <text:p>0.7775</text:p>
          </table:table-cell>
          <table:table-cell office:value-type="float" office:value="1.635" calcext:value-type="float">
            <text:p>1.635</text:p>
          </table:table-cell>
          <table:table-cell office:value-type="float" office:value="2.6548" calcext:value-type="float">
            <text:p>2.6548</text:p>
          </table:table-cell>
          <table:table-cell office:value-type="float" office:value="0.5832" calcext:value-type="float">
            <text:p>0.5832</text:p>
          </table:table-cell>
          <table:table-cell office:value-type="float" office:value="3.8294" calcext:value-type="float">
            <text:p>3.8294</text:p>
          </table:table-cell>
          <table:table-cell office:value-type="float" office:value="4.4724" calcext:value-type="float">
            <text:p>4.4724</text:p>
          </table:table-cell>
          <table:table-cell office:value-type="float" office:value="3.5813" calcext:value-type="float">
            <text:p>3.5813</text:p>
          </table:table-cell>
          <table:table-cell office:value-type="float" office:value="3.9133" calcext:value-type="float">
            <text:p>3.9133</text:p>
          </table:table-cell>
          <table:table-cell office:value-type="float" office:value="2.835" calcext:value-type="float">
            <text:p>2.835</text:p>
          </table:table-cell>
          <table:table-cell office:value-type="float" office:value="5.2191" calcext:value-type="float">
            <text:p>5.2191</text:p>
          </table:table-cell>
          <table:table-cell office:value-type="float" office:value="3.117" calcext:value-type="float">
            <text:p>3.117</text:p>
          </table:table-cell>
          <table:table-cell office:value-type="float" office:value="2.0778" calcext:value-type="float">
            <text:p>2.0778</text:p>
          </table:table-cell>
          <table:table-cell office:value-type="float" office:value="4.261" calcext:value-type="float">
            <text:p>4.261</text:p>
          </table:table-cell>
          <table:table-cell office:value-type="float" office:value="4.017" calcext:value-type="float">
            <text:p>4.0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1851" calcext:value-type="float">
            <text:p>2.1851</text:p>
          </table:table-cell>
          <table:table-cell office:value-type="float" office:value="3.2916" calcext:value-type="float">
            <text:p>3.2916</text:p>
          </table:table-cell>
          <table:table-cell office:value-type="float" office:value="2.241" calcext:value-type="float">
            <text:p>2.241</text:p>
          </table:table-cell>
          <table:table-cell office:value-type="float" office:value="1.3608" calcext:value-type="float">
            <text:p>1.3608</text:p>
          </table:table-cell>
          <table:table-cell office:value-type="float" office:value="0.7759" calcext:value-type="float">
            <text:p>0.7759</text:p>
          </table:table-cell>
          <table:table-cell office:value-type="float" office:value="1.6417" calcext:value-type="float">
            <text:p>1.6417</text:p>
          </table:table-cell>
          <table:table-cell office:value-type="float" office:value="2.6673" calcext:value-type="float">
            <text:p>2.6673</text:p>
          </table:table-cell>
          <table:table-cell office:value-type="float" office:value="0.5817" calcext:value-type="float">
            <text:p>0.5817</text:p>
          </table:table-cell>
          <table:table-cell office:value-type="float" office:value="3.826" calcext:value-type="float">
            <text:p>3.826</text:p>
          </table:table-cell>
          <table:table-cell office:value-type="float" office:value="4.4686" calcext:value-type="float">
            <text:p>4.4686</text:p>
          </table:table-cell>
          <table:table-cell office:value-type="float" office:value="3.5601" calcext:value-type="float">
            <text:p>3.5601</text:p>
          </table:table-cell>
          <table:table-cell office:value-type="float" office:value="3.9282" calcext:value-type="float">
            <text:p>3.9282</text:p>
          </table:table-cell>
          <table:table-cell office:value-type="float" office:value="2.8018" calcext:value-type="float">
            <text:p>2.8018</text:p>
          </table:table-cell>
          <table:table-cell office:value-type="float" office:value="5.2488" calcext:value-type="float">
            <text:p>5.2488</text:p>
          </table:table-cell>
          <table:table-cell office:value-type="float" office:value="3.0194" calcext:value-type="float">
            <text:p>3.0194</text:p>
          </table:table-cell>
          <table:table-cell office:value-type="float" office:value="2.0828" calcext:value-type="float">
            <text:p>2.0828</text:p>
          </table:table-cell>
          <table:table-cell office:value-type="float" office:value="4.2669" calcext:value-type="float">
            <text:p>4.2669</text:p>
          </table:table-cell>
          <table:table-cell office:value-type="float" office:value="4.0121" calcext:value-type="float">
            <text:p>4.0121</text:p>
          </table:table-cell>
          <table:table-cell table:number-columns-repeated="3"/>
        </table:table-row>
      </table:table>
      <table:table table:name="comp_gm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2,2)</text:p>
          </table:table-cell>
          <table:table-cell table:style-name="ce3" office:value-type="float" office:value="4289400000" calcext:value-type="float">
            <text:p>4.29E+09</text:p>
          </table:table-cell>
          <table:table-cell table:style-name="ce3" office:value-type="float" office:value="2887600000" calcext:value-type="float">
            <text:p>2.89E+09</text:p>
          </table:table-cell>
          <table:table-cell table:style-name="ce3" office:value-type="float" office:value="4208000000" calcext:value-type="float">
            <text:p>4.21E+09</text:p>
          </table:table-cell>
          <table:table-cell table:style-name="ce3" office:value-type="float" office:value="4370600000" calcext:value-type="float">
            <text:p>4.37E+09</text:p>
          </table:table-cell>
          <table:table-cell table:style-name="ce3" office:value-type="float" office:value="2890600000" calcext:value-type="float">
            <text:p>2.89E+09</text:p>
          </table:table-cell>
          <table:table-cell table:style-name="ce3" office:value-type="float" office:value="2815700000" calcext:value-type="float">
            <text:p>2.82E+09</text:p>
          </table:table-cell>
          <table:table-cell table:style-name="ce3" office:value-type="float" office:value="4776100000" calcext:value-type="float">
            <text:p>4.78E+09</text:p>
          </table:table-cell>
          <table:table-cell table:style-name="ce3" office:value-type="float" office:value="2799900000" calcext:value-type="float">
            <text:p>2.80E+09</text:p>
          </table:table-cell>
          <table:table-cell table:style-name="ce3" office:value-type="float" office:value="6518900000" calcext:value-type="float">
            <text:p>6.52E+09</text:p>
          </table:table-cell>
          <table:table-cell table:style-name="ce3" office:value-type="float" office:value="1611600000" calcext:value-type="float">
            <text:p>1.61E+09</text:p>
          </table:table-cell>
          <table:table-cell table:style-name="ce3" office:value-type="float" office:value="1614300000" calcext:value-type="float">
            <text:p>1.61E+09</text:p>
          </table:table-cell>
          <table:table-cell table:style-name="ce3" office:value-type="float" office:value="3632700000" calcext:value-type="float">
            <text:p>3.63E+09</text:p>
          </table:table-cell>
          <table:table-cell table:style-name="ce3" office:value-type="float" office:value="4511500000" calcext:value-type="float">
            <text:p>4.51E+09</text:p>
          </table:table-cell>
          <table:table-cell table:style-name="ce3" office:value-type="float" office:value="4204000000" calcext:value-type="float">
            <text:p>4.20E+09</text:p>
          </table:table-cell>
          <table:table-cell table:style-name="ce3" office:value-type="float" office:value="2572600000" calcext:value-type="float">
            <text:p>2.57E+09</text:p>
          </table:table-cell>
          <table:table-cell table:style-name="ce3" office:value-type="float" office:value="2518800000" calcext:value-type="float">
            <text:p>2.52E+09</text:p>
          </table:table-cell>
          <table:table-cell table:style-name="ce3" office:value-type="float" office:value="3424300000" calcext:value-type="float">
            <text:p>3.42E+09</text:p>
          </table:table-cell>
          <table:table-cell table:style-name="ce3" office:value-type="float" office:value="23583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style-name="ce3" office:value-type="float" office:value="3472900000" calcext:value-type="float">
            <text:p>3.47E+09</text:p>
          </table:table-cell>
          <table:table-cell table:style-name="ce3" office:value-type="float" office:value="1917900000" calcext:value-type="float">
            <text:p>1.92E+09</text:p>
          </table:table-cell>
          <table:table-cell table:style-name="ce3" office:value-type="float" office:value="3207400000" calcext:value-type="float">
            <text:p>3.21E+09</text:p>
          </table:table-cell>
          <table:table-cell table:style-name="ce3" office:value-type="float" office:value="2953100000" calcext:value-type="float">
            <text:p>2.95E+09</text:p>
          </table:table-cell>
          <table:table-cell table:style-name="ce3" office:value-type="float" office:value="2638300000" calcext:value-type="float">
            <text:p>2.64E+09</text:p>
          </table:table-cell>
          <table:table-cell table:style-name="ce3" office:value-type="float" office:value="1942100000" calcext:value-type="float">
            <text:p>1.94E+09</text:p>
          </table:table-cell>
          <table:table-cell table:style-name="ce3" office:value-type="float" office:value="4143000000" calcext:value-type="float">
            <text:p>4.14E+09</text:p>
          </table:table-cell>
          <table:table-cell table:style-name="ce3" office:value-type="float" office:value="2341700000" calcext:value-type="float">
            <text:p>2.34E+09</text:p>
          </table:table-cell>
          <table:table-cell table:style-name="ce3" office:value-type="float" office:value="8357300000" calcext:value-type="float">
            <text:p>8.36E+09</text:p>
          </table:table-cell>
          <table:table-cell table:style-name="ce3" office:value-type="float" office:value="1621400000" calcext:value-type="float">
            <text:p>1.62E+09</text:p>
          </table:table-cell>
          <table:table-cell table:style-name="ce3" office:value-type="float" office:value="1646800000" calcext:value-type="float">
            <text:p>1.65E+09</text:p>
          </table:table-cell>
          <table:table-cell table:style-name="ce3" office:value-type="float" office:value="3485000000" calcext:value-type="float">
            <text:p>3.49E+09</text:p>
          </table:table-cell>
          <table:table-cell table:style-name="ce3" office:value-type="float" office:value="3810000000" calcext:value-type="float">
            <text:p>3.81E+09</text:p>
          </table:table-cell>
          <table:table-cell table:style-name="ce3" office:value-type="float" office:value="4071000000" calcext:value-type="float">
            <text:p>4.07E+09</text:p>
          </table:table-cell>
          <table:table-cell table:style-name="ce3" office:value-type="float" office:value="2639100000" calcext:value-type="float">
            <text:p>2.64E+09</text:p>
          </table:table-cell>
          <table:table-cell table:style-name="ce3" office:value-type="float" office:value="1912400000" calcext:value-type="float">
            <text:p>1.91E+09</text:p>
          </table:table-cell>
          <table:table-cell table:style-name="ce3" office:value-type="float" office:value="3504000000" calcext:value-type="float">
            <text:p>3.50E+09</text:p>
          </table:table-cell>
          <table:table-cell table:style-name="ce3" office:value-type="float" office:value="23635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style-name="ce3" office:value-type="float" office:value="2393300000" calcext:value-type="float">
            <text:p>2.39E+09</text:p>
          </table:table-cell>
          <table:table-cell table:style-name="ce3" office:value-type="float" office:value="1485500000" calcext:value-type="float">
            <text:p>1.49E+09</text:p>
          </table:table-cell>
          <table:table-cell table:style-name="ce3" office:value-type="float" office:value="2287900000" calcext:value-type="float">
            <text:p>2.29E+09</text:p>
          </table:table-cell>
          <table:table-cell table:style-name="ce3" office:value-type="float" office:value="2320500000" calcext:value-type="float">
            <text:p>2.32E+09</text:p>
          </table:table-cell>
          <table:table-cell table:style-name="ce3" office:value-type="float" office:value="1755100000" calcext:value-type="float">
            <text:p>1.76E+09</text:p>
          </table:table-cell>
          <table:table-cell table:style-name="ce3" office:value-type="float" office:value="1485900000" calcext:value-type="float">
            <text:p>1.49E+09</text:p>
          </table:table-cell>
          <table:table-cell table:style-name="ce3" office:value-type="float" office:value="2694600000" calcext:value-type="float">
            <text:p>2.69E+09</text:p>
          </table:table-cell>
          <table:table-cell table:style-name="ce3" office:value-type="float" office:value="1628400000" calcext:value-type="float">
            <text:p>1.63E+09</text:p>
          </table:table-cell>
          <table:table-cell table:style-name="ce3" office:value-type="float" office:value="4165600000" calcext:value-type="float">
            <text:p>4.17E+09</text:p>
          </table:table-cell>
          <table:table-cell table:style-name="ce3" office:value-type="float" office:value="1069400000" calcext:value-type="float">
            <text:p>1.07E+09</text:p>
          </table:table-cell>
          <table:table-cell table:style-name="ce3" office:value-type="float" office:value="1075700000" calcext:value-type="float">
            <text:p>1.08E+09</text:p>
          </table:table-cell>
          <table:table-cell table:style-name="ce3" office:value-type="float" office:value="2230900000" calcext:value-type="float">
            <text:p>2.23E+09</text:p>
          </table:table-cell>
          <table:table-cell table:style-name="ce3" office:value-type="float" office:value="2565200000" calcext:value-type="float">
            <text:p>2.57E+09</text:p>
          </table:table-cell>
          <table:table-cell table:style-name="ce3" office:value-type="float" office:value="2667200000" calcext:value-type="float">
            <text:p>2.67E+09</text:p>
          </table:table-cell>
          <table:table-cell table:style-name="ce3" office:value-type="float" office:value="1715000000" calcext:value-type="float">
            <text:p>1.72E+09</text:p>
          </table:table-cell>
          <table:table-cell table:style-name="ce3" office:value-type="float" office:value="1416700000" calcext:value-type="float">
            <text:p>1.42E+09</text:p>
          </table:table-cell>
          <table:table-cell table:style-name="ce3" office:value-type="float" office:value="2126500000" calcext:value-type="float">
            <text:p>2.13E+09</text:p>
          </table:table-cell>
          <table:table-cell table:style-name="ce3" office:value-type="float" office:value="1562700000" calcext:value-type="float">
            <text:p>1.5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style-name="ce3" office:value-type="float" office:value="2281100000" calcext:value-type="float">
            <text:p>2.28E+09</text:p>
          </table:table-cell>
          <table:table-cell table:style-name="ce3" office:value-type="float" office:value="1331400000" calcext:value-type="float">
            <text:p>1.33E+09</text:p>
          </table:table-cell>
          <table:table-cell table:style-name="ce3" office:value-type="float" office:value="2128900000" calcext:value-type="float">
            <text:p>2.13E+09</text:p>
          </table:table-cell>
          <table:table-cell table:style-name="ce3" office:value-type="float" office:value="1892300000" calcext:value-type="float">
            <text:p>1.89E+09</text:p>
          </table:table-cell>
          <table:table-cell table:style-name="ce3" office:value-type="float" office:value="2139900000" calcext:value-type="float">
            <text:p>2.14E+09</text:p>
          </table:table-cell>
          <table:table-cell table:style-name="ce3" office:value-type="float" office:value="1208000000" calcext:value-type="float">
            <text:p>1.21E+09</text:p>
          </table:table-cell>
          <table:table-cell table:style-name="ce3" office:value-type="float" office:value="2906100000" calcext:value-type="float">
            <text:p>2.91E+09</text:p>
          </table:table-cell>
          <table:table-cell table:style-name="ce3" office:value-type="float" office:value="1799700000" calcext:value-type="float">
            <text:p>1.80E+09</text:p>
          </table:table-cell>
          <table:table-cell table:style-name="ce3" office:value-type="float" office:value="7065100000" calcext:value-type="float">
            <text:p>7.07E+09</text:p>
          </table:table-cell>
          <table:table-cell table:style-name="ce3" office:value-type="float" office:value="1327600000" calcext:value-type="float">
            <text:p>1.33E+09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2952800000" calcext:value-type="float">
            <text:p>2.95E+09</text:p>
          </table:table-cell>
          <table:table-cell table:style-name="ce3" office:value-type="float" office:value="2548500000" calcext:value-type="float">
            <text:p>2.55E+09</text:p>
          </table:table-cell>
          <table:table-cell table:style-name="ce3" office:value-type="float" office:value="3575600000" calcext:value-type="float">
            <text:p>3.58E+09</text:p>
          </table:table-cell>
          <table:table-cell table:style-name="ce3" office:value-type="float" office:value="2266900000" calcext:value-type="float">
            <text:p>2.27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3355100000" calcext:value-type="float">
            <text:p>3.36E+09</text:p>
          </table:table-cell>
          <table:table-cell table:style-name="ce3" office:value-type="float" office:value="1968200000" calcext:value-type="float">
            <text:p>1.97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style-name="ce3" office:value-type="float" office:value="1730700000" calcext:value-type="float">
            <text:p>1.73E+09</text:p>
          </table:table-cell>
          <table:table-cell table:style-name="ce3" office:value-type="float" office:value="1270300000" calcext:value-type="float">
            <text:p>1.27E+09</text:p>
          </table:table-cell>
          <table:table-cell table:style-name="ce3" office:value-type="float" office:value="1751100000" calcext:value-type="float">
            <text:p>1.75E+09</text:p>
          </table:table-cell>
          <table:table-cell table:style-name="ce3" office:value-type="float" office:value="1940700000" calcext:value-type="float">
            <text:p>1.94E+09</text:p>
          </table:table-cell>
          <table:table-cell table:style-name="ce3" office:value-type="float" office:value="1337200000" calcext:value-type="float">
            <text:p>1.34E+09</text:p>
          </table:table-cell>
          <table:table-cell table:style-name="ce3" office:value-type="float" office:value="1223800000" calcext:value-type="float">
            <text:p>1.22E+09</text:p>
          </table:table-cell>
          <table:table-cell table:style-name="ce3" office:value-type="float" office:value="1862800000" calcext:value-type="float">
            <text:p>1.86E+09</text:p>
          </table:table-cell>
          <table:table-cell table:style-name="ce3" office:value-type="float" office:value="1276300000" calcext:value-type="float">
            <text:p>1.28E+09</text:p>
          </table:table-cell>
          <table:table-cell table:style-name="ce3" office:value-type="float" office:value="2470400000" calcext:value-type="float">
            <text:p>2.47E+09</text:p>
          </table:table-cell>
          <table:table-cell table:style-name="ce3" office:value-type="float" office:value="784440000" calcext:value-type="float">
            <text:p>7.84E+08</text:p>
          </table:table-cell>
          <table:table-cell table:style-name="ce3" office:value-type="float" office:value="779120000" calcext:value-type="float">
            <text:p>7.79E+08</text:p>
          </table:table-cell>
          <table:table-cell table:style-name="ce3" office:value-type="float" office:value="1620600000" calcext:value-type="float">
            <text:p>1.62E+09</text:p>
          </table:table-cell>
          <table:table-cell table:style-name="ce3" office:value-type="float" office:value="1679800000" calcext:value-type="float">
            <text:p>1.68E+09</text:p>
          </table:table-cell>
          <table:table-cell table:style-name="ce3" office:value-type="float" office:value="1981000000" calcext:value-type="float">
            <text:p>1.98E+09</text:p>
          </table:table-cell>
          <table:table-cell table:style-name="ce3" office:value-type="float" office:value="1248600000" calcext:value-type="float">
            <text:p>1.25E+09</text:p>
          </table:table-cell>
          <table:table-cell table:style-name="ce3" office:value-type="float" office:value="1138300000" calcext:value-type="float">
            <text:p>1.14E+09</text:p>
          </table:table-cell>
          <table:table-cell table:style-name="ce3" office:value-type="float" office:value="1588000000" calcext:value-type="float">
            <text:p>1.59E+09</text:p>
          </table:table-cell>
          <table:table-cell table:style-name="ce3" office:value-type="float" office:value="1135800000" calcext:value-type="float">
            <text:p>1.1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400000" calcext:value-type="float">
            <text:p>1.19E+09</text:p>
          </table:table-cell>
          <table:table-cell table:style-name="ce3" office:value-type="float" office:value="812800000" calcext:value-type="float">
            <text:p>8.13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70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0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20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64900000" calcext:value-type="float">
            <text:p>2.56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9400000" calcext:value-type="float">
            <text:p>3.30E+09</text:p>
          </table:table-cell>
          <table:table-cell table:style-name="ce3" office:value-type="float" office:value="1745800000" calcext:value-type="float">
            <text:p>1.75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style-name="ce3" office:value-type="float" office:value="837020000" calcext:value-type="float">
            <text:p>8.37E+08</text:p>
          </table:table-cell>
          <table:table-cell table:style-name="ce3" office:value-type="float" office:value="819800000" calcext:value-type="float">
            <text:p>8.20E+08</text:p>
          </table:table-cell>
          <table:table-cell table:style-name="ce3" office:value-type="float" office:value="827560000" calcext:value-type="float">
            <text:p>8.28E+08</text:p>
          </table:table-cell>
          <table:table-cell table:style-name="ce3" office:value-type="float" office:value="932560000" calcext:value-type="float">
            <text:p>9.33E+08</text:p>
          </table:table-cell>
          <table:table-cell table:style-name="ce3" office:value-type="float" office:value="742420000" calcext:value-type="float">
            <text:p>7.42E+08</text:p>
          </table:table-cell>
          <table:table-cell table:style-name="ce3" office:value-type="float" office:value="589550000" calcext:value-type="float">
            <text:p>5.90E+08</text:p>
          </table:table-cell>
          <table:table-cell table:style-name="ce3" office:value-type="float" office:value="983000000" calcext:value-type="float">
            <text:p>9.83E+08</text:p>
          </table:table-cell>
          <table:table-cell table:style-name="ce3" office:value-type="float" office:value="716380000" calcext:value-type="float">
            <text:p>7.16E+08</text:p>
          </table:table-cell>
          <table:table-cell table:style-name="ce3" office:value-type="float" office:value="1344400000" calcext:value-type="float">
            <text:p>1.34E+09</text:p>
          </table:table-cell>
          <table:table-cell table:style-name="ce3" office:value-type="float" office:value="496100000" calcext:value-type="float">
            <text:p>4.96E+08</text:p>
          </table:table-cell>
          <table:table-cell table:style-name="ce3" office:value-type="float" office:value="496460000" calcext:value-type="float">
            <text:p>4.96E+08</text:p>
          </table:table-cell>
          <table:table-cell table:style-name="ce3" office:value-type="float" office:value="885170000" calcext:value-type="float">
            <text:p>8.85E+08</text:p>
          </table:table-cell>
          <table:table-cell table:style-name="ce3" office:value-type="float" office:value="811870000" calcext:value-type="float">
            <text:p>8.12E+08</text:p>
          </table:table-cell>
          <table:table-cell table:style-name="ce3" office:value-type="float" office:value="1096200000" calcext:value-type="float">
            <text:p>1.10E+09</text:p>
          </table:table-cell>
          <table:table-cell table:style-name="ce3" office:value-type="float" office:value="778450000" calcext:value-type="float">
            <text:p>7.78E+08</text:p>
          </table:table-cell>
          <table:table-cell table:style-name="ce3" office:value-type="float" office:value="584730000" calcext:value-type="float">
            <text:p>5.85E+08</text:p>
          </table:table-cell>
          <table:table-cell table:style-name="ce3" office:value-type="float" office:value="946490000" calcext:value-type="float">
            <text:p>9.46E+08</text:p>
          </table:table-cell>
          <table:table-cell table:style-name="ce3" office:value-type="float" office:value="702850000" calcext:value-type="float">
            <text:p>7.03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style-name="ce3" office:value-type="float" office:value="754580000" calcext:value-type="float">
            <text:p>7.55E+08</text:p>
          </table:table-cell>
          <table:table-cell table:style-name="ce3" office:value-type="float" office:value="1044000000" calcext:value-type="float">
            <text:p>1.04E+09</text:p>
          </table:table-cell>
          <table:table-cell table:style-name="ce3" office:value-type="float" office:value="756410000" calcext:value-type="float">
            <text:p>7.56E+08</text:p>
          </table:table-cell>
          <table:table-cell table:style-name="ce3" office:value-type="float" office:value="752030000" calcext:value-type="float">
            <text:p>7.52E+08</text:p>
          </table:table-cell>
          <table:table-cell table:style-name="ce3" office:value-type="float" office:value="871460000" calcext:value-type="float">
            <text:p>8.71E+08</text:p>
          </table:table-cell>
          <table:table-cell table:style-name="ce3" office:value-type="float" office:value="436010000" calcext:value-type="float">
            <text:p>4.36E+08</text:p>
          </table:table-cell>
          <table:table-cell table:style-name="ce3" office:value-type="float" office:value="1133400000" calcext:value-type="float">
            <text:p>1.13E+09</text:p>
          </table:table-cell>
          <table:table-cell table:style-name="ce3" office:value-type="float" office:value="832590000" calcext:value-type="float">
            <text:p>8.33E+08</text:p>
          </table:table-cell>
          <table:table-cell table:style-name="ce3" office:value-type="float" office:value="1890700000" calcext:value-type="float">
            <text:p>1.89E+09</text:p>
          </table:table-cell>
          <table:table-cell table:style-name="ce3" office:value-type="float" office:value="616180000" calcext:value-type="float">
            <text:p>6.16E+08</text:p>
          </table:table-cell>
          <table:table-cell table:style-name="ce3" office:value-type="float" office:value="639920000" calcext:value-type="float">
            <text:p>6.40E+08</text:p>
          </table:table-cell>
          <table:table-cell table:style-name="ce3" office:value-type="float" office:value="1139100000" calcext:value-type="float">
            <text:p>1.14E+09</text:p>
          </table:table-cell>
          <table:table-cell table:style-name="ce3" office:value-type="float" office:value="797820000" calcext:value-type="float">
            <text:p>7.98E+08</text:p>
          </table:table-cell>
          <table:table-cell table:style-name="ce3" office:value-type="float" office:value="1488400000" calcext:value-type="float">
            <text:p>1.49E+09</text:p>
          </table:table-cell>
          <table:table-cell table:style-name="ce3" office:value-type="float" office:value="1034200000" calcext:value-type="float">
            <text:p>1.03E+09</text:p>
          </table:table-cell>
          <table:table-cell table:style-name="ce3" office:value-type="float" office:value="509640000" calcext:value-type="float">
            <text:p>5.10E+08</text:p>
          </table:table-cell>
          <table:table-cell table:style-name="ce3" office:value-type="float" office:value="1335400000" calcext:value-type="float">
            <text:p>1.34E+09</text:p>
          </table:table-cell>
          <table:table-cell table:style-name="ce3" office:value-type="float" office:value="925300000" calcext:value-type="float">
            <text:p>9.25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style-name="ce3" office:value-type="float" office:value="989370000" calcext:value-type="float">
            <text:p>9.89E+08</text:p>
          </table:table-cell>
          <table:table-cell table:style-name="ce3" office:value-type="float" office:value="2337600000" calcext:value-type="float">
            <text:p>2.34E+09</text:p>
          </table:table-cell>
          <table:table-cell table:style-name="ce3" office:value-type="float" office:value="960060000" calcext:value-type="float">
            <text:p>9.60E+08</text:p>
          </table:table-cell>
          <table:table-cell table:style-name="ce3" office:value-type="float" office:value="908250000" calcext:value-type="float">
            <text:p>9.08E+08</text:p>
          </table:table-cell>
          <table:table-cell table:style-name="ce3" office:value-type="float" office:value="1667800000" calcext:value-type="float">
            <text:p>1.67E+09</text:p>
          </table:table-cell>
          <table:table-cell table:style-name="ce3" office:value-type="float" office:value="658830000" calcext:value-type="float">
            <text:p>6.59E+08</text:p>
          </table:table-cell>
          <table:table-cell table:style-name="ce3" office:value-type="float" office:value="2460900000" calcext:value-type="float">
            <text:p>2.46E+09</text:p>
          </table:table-cell>
          <table:table-cell table:style-name="ce3" office:value-type="float" office:value="1650100000" calcext:value-type="float">
            <text:p>1.65E+09</text:p>
          </table:table-cell>
          <table:table-cell table:style-name="ce3" office:value-type="float" office:value="4314900000" calcext:value-type="float">
            <text:p>4.31E+09</text:p>
          </table:table-cell>
          <table:table-cell table:style-name="ce3" office:value-type="float" office:value="1072100000" calcext:value-type="float">
            <text:p>1.07E+09</text:p>
          </table:table-cell>
          <table:table-cell table:style-name="ce3" office:value-type="float" office:value="1117300000" calcext:value-type="float">
            <text:p>1.12E+09</text:p>
          </table:table-cell>
          <table:table-cell table:style-name="ce3" office:value-type="float" office:value="2363700000" calcext:value-type="float">
            <text:p>2.36E+09</text:p>
          </table:table-cell>
          <table:table-cell table:style-name="ce3" office:value-type="float" office:value="2655800000" calcext:value-type="float">
            <text:p>2.66E+09</text:p>
          </table:table-cell>
          <table:table-cell table:style-name="ce3" office:value-type="float" office:value="3168300000" calcext:value-type="float">
            <text:p>3.17E+09</text:p>
          </table:table-cell>
          <table:table-cell table:style-name="ce3" office:value-type="float" office:value="1911500000" calcext:value-type="float">
            <text:p>1.91E+09</text:p>
          </table:table-cell>
          <table:table-cell table:style-name="ce3" office:value-type="float" office:value="876910000" calcext:value-type="float">
            <text:p>8.77E+08</text:p>
          </table:table-cell>
          <table:table-cell table:style-name="ce3" office:value-type="float" office:value="3120600000" calcext:value-type="float">
            <text:p>3.12E+09</text:p>
          </table:table-cell>
          <table:table-cell table:style-name="ce3" office:value-type="float" office:value="1684700000" calcext:value-type="float">
            <text:p>1.68E+0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 table:number-rows-repeated="4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相対比較回数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6]/[.E$5]" office:value-type="float" office:value="0.459103071818474" calcext:value-type="float">
            <text:p>0.459103071818474</text:p>
          </table:table-cell>
          <table:table-cell table:formula="of:=[.F6]/[.F$5]" office:value-type="float" office:value="0.436972246602706" calcext:value-type="float">
            <text:p>0.436972246602706</text:p>
          </table:table-cell>
          <table:table-cell table:formula="of:=[.G6]/[.G$5]" office:value-type="float" office:value="0.469789666413611" calcext:value-type="float">
            <text:p>0.469789666413611</text:p>
          </table:table-cell>
          <table:table-cell table:formula="of:=[.H6]/[.H$5]" office:value-type="float" office:value="0.493841947074642" calcext:value-type="float">
            <text:p>0.493841947074642</text:p>
          </table:table-cell>
          <table:table-cell table:formula="of:=[.I6]/[.I$5]" office:value-type="float" office:value="0.486223717409588" calcext:value-type="float">
            <text:p>0.486223717409588</text:p>
          </table:table-cell>
          <table:table-cell table:formula="of:=[.J6]/[.J$5]" office:value-type="float" office:value="0.470090321718951" calcext:value-type="float">
            <text:p>0.470090321718951</text:p>
          </table:table-cell>
          <table:table-cell table:formula="of:=[.K6]/[.K$5]" office:value-type="float" office:value="0.439909735654416" calcext:value-type="float">
            <text:p>0.439909735654416</text:p>
          </table:table-cell>
          <table:table-cell table:formula="of:=[.L6]/[.L$5]" office:value-type="float" office:value="0.470595156058289" calcext:value-type="float">
            <text:p>0.470595156058289</text:p>
          </table:table-cell>
          <table:table-cell table:formula="of:=[.M6]/[.M$5]" office:value-type="float" office:value="0.450635974008019" calcext:value-type="float">
            <text:p>0.450635974008019</text:p>
          </table:table-cell>
          <table:table-cell table:formula="of:=[.N6]/[.N$5]" office:value-type="float" office:value="0.477808414124344" calcext:value-type="float">
            <text:p>0.477808414124344</text:p>
          </table:table-cell>
          <table:table-cell table:formula="of:=[.O6]/[.O$5]" office:value-type="float" office:value="0.50174053583639" calcext:value-type="float">
            <text:p>0.50174053583639</text:p>
          </table:table-cell>
          <table:table-cell table:formula="of:=[.P6]/[.P$5]" office:value-type="float" office:value="0.471895662566088" calcext:value-type="float">
            <text:p>0.471895662566088</text:p>
          </table:table-cell>
          <table:table-cell table:formula="of:=[.Q6]/[.Q$5]" office:value-type="float" office:value="0.463583304219158" calcext:value-type="float">
            <text:p>0.463583304219158</text:p>
          </table:table-cell>
          <table:table-cell table:formula="of:=[.R6]/[.R$5]" office:value-type="float" office:value="0.488490721697401" calcext:value-type="float">
            <text:p>0.488490721697401</text:p>
          </table:table-cell>
          <table:table-cell table:formula="of:=[.S6]/[.S$5]" office:value-type="float" office:value="0.496085464152108" calcext:value-type="float">
            <text:p>0.496085464152108</text:p>
          </table:table-cell>
          <table:table-cell table:formula="of:=[.T6]/[.T$5]" office:value-type="float" office:value="0.46753536028511" calcext:value-type="float">
            <text:p>0.46753536028511</text:p>
          </table:table-cell>
          <table:table-cell table:formula="of:=[.U6]/[.U$5]" office:value-type="float" office:value="0.456159748494698" calcext:value-type="float">
            <text:p>0.456159748494698</text:p>
          </table:table-cell>
          <table:table-cell table:formula="of:=[.V6]/[.V$5]" office:value-type="float" office:value="0.498467586819133" calcext:value-type="float">
            <text:p>0.498467586819133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7]/[.E$5]" office:value-type="float" office:value="0.371711441721075" calcext:value-type="float">
            <text:p>0.371711441721075</text:p>
          </table:table-cell>
          <table:table-cell table:formula="of:=[.F7]/[.F$5]" office:value-type="float" office:value="0.290230319905572" calcext:value-type="float">
            <text:p>0.290230319905572</text:p>
          </table:table-cell>
          <table:table-cell table:formula="of:=[.G7]/[.G$5]" office:value-type="float" office:value="0.358080650203188" calcext:value-type="float">
            <text:p>0.358080650203188</text:p>
          </table:table-cell>
          <table:table-cell table:formula="of:=[.H7]/[.H$5]" office:value-type="float" office:value="0.333676075116947" calcext:value-type="float">
            <text:p>0.333676075116947</text:p>
          </table:table-cell>
          <table:table-cell table:formula="of:=[.I7]/[.I$5]" office:value-type="float" office:value="0.443784693019344" calcext:value-type="float">
            <text:p>0.443784693019344</text:p>
          </table:table-cell>
          <table:table-cell table:formula="of:=[.J7]/[.J$5]" office:value-type="float" office:value="0.324239945239327" calcext:value-type="float">
            <text:p>0.324239945239327</text:p>
          </table:table-cell>
          <table:table-cell table:formula="of:=[.K7]/[.K$5]" office:value-type="float" office:value="0.381597126277977" calcext:value-type="float">
            <text:p>0.381597126277977</text:p>
          </table:table-cell>
          <table:table-cell table:formula="of:=[.L7]/[.L$5]" office:value-type="float" office:value="0.393582869724524" calcext:value-type="float">
            <text:p>0.393582869724524</text:p>
          </table:table-cell>
          <table:table-cell table:formula="of:=[.M7]/[.M$5]" office:value-type="float" office:value="0.577720171436472" calcext:value-type="float">
            <text:p>0.577720171436472</text:p>
          </table:table-cell>
          <table:table-cell table:formula="of:=[.N7]/[.N$5]" office:value-type="float" office:value="0.480713925701918" calcext:value-type="float">
            <text:p>0.480713925701918</text:p>
          </table:table-cell>
          <table:table-cell table:formula="of:=[.O7]/[.O$5]" office:value-type="float" office:value="0.511841859886865" calcext:value-type="float">
            <text:p>0.511841859886865</text:p>
          </table:table-cell>
          <table:table-cell table:formula="of:=[.P7]/[.P$5]" office:value-type="float" office:value="0.45270911004014" calcext:value-type="float">
            <text:p>0.45270911004014</text:p>
          </table:table-cell>
          <table:table-cell table:formula="of:=[.Q7]/[.Q$5]" office:value-type="float" office:value="0.391500030826774" calcext:value-type="float">
            <text:p>0.391500030826774</text:p>
          </table:table-cell>
          <table:table-cell table:formula="of:=[.R7]/[.R$5]" office:value-type="float" office:value="0.473036567086136" calcext:value-type="float">
            <text:p>0.473036567086136</text:p>
          </table:table-cell>
          <table:table-cell table:formula="of:=[.S7]/[.S$5]" office:value-type="float" office:value="0.508908943653824" calcext:value-type="float">
            <text:p>0.508908943653824</text:p>
          </table:table-cell>
          <table:table-cell table:formula="of:=[.T7]/[.T$5]" office:value-type="float" office:value="0.354976426476593" calcext:value-type="float">
            <text:p>0.354976426476593</text:p>
          </table:table-cell>
          <table:table-cell table:formula="of:=[.U7]/[.U$5]" office:value-type="float" office:value="0.4667767890446" calcext:value-type="float">
            <text:p>0.4667767890446</text:p>
          </table:table-cell>
          <table:table-cell table:formula="of:=[.V7]/[.V$5]" office:value-type="float" office:value="0.499566696962651" calcext:value-type="float">
            <text:p>0.499566696962651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8]/[.E$5]" office:value-type="float" office:value="0.256159691747833" calcext:value-type="float">
            <text:p>0.256159691747833</text:p>
          </table:table-cell>
          <table:table-cell table:formula="of:=[.F8]/[.F$5]" office:value-type="float" office:value="0.224796464998033" calcext:value-type="float">
            <text:p>0.224796464998033</text:p>
          </table:table-cell>
          <table:table-cell table:formula="of:=[.G8]/[.G$5]" office:value-type="float" office:value="0.255425802706203" calcext:value-type="float">
            <text:p>0.255425802706203</text:p>
          </table:table-cell>
          <table:table-cell table:formula="of:=[.H8]/[.H$5]" office:value-type="float" office:value="0.26219746446408" calcext:value-type="float">
            <text:p>0.26219746446408</text:p>
          </table:table-cell>
          <table:table-cell table:formula="of:=[.I8]/[.I$5]" office:value-type="float" office:value="0.295222876366695" calcext:value-type="float">
            <text:p>0.295222876366695</text:p>
          </table:table-cell>
          <table:table-cell table:formula="of:=[.J8]/[.J$5]" office:value-type="float" office:value="0.248075863565788" calcext:value-type="float">
            <text:p>0.248075863565788</text:p>
          </table:table-cell>
          <table:table-cell table:formula="of:=[.K8]/[.K$5]" office:value-type="float" office:value="0.248190107764576" calcext:value-type="float">
            <text:p>0.248190107764576</text:p>
          </table:table-cell>
          <table:table-cell table:formula="of:=[.L8]/[.L$5]" office:value-type="float" office:value="0.273694471990184" calcext:value-type="float">
            <text:p>0.273694471990184</text:p>
          </table:table-cell>
          <table:table-cell table:formula="of:=[.M8]/[.M$5]" office:value-type="float" office:value="0.287957970413383" calcext:value-type="float">
            <text:p>0.287957970413383</text:p>
          </table:table-cell>
          <table:table-cell table:formula="of:=[.N8]/[.N$5]" office:value-type="float" office:value="0.317056538883453" calcext:value-type="float">
            <text:p>0.317056538883453</text:p>
          </table:table-cell>
          <table:table-cell table:formula="of:=[.O8]/[.O$5]" office:value-type="float" office:value="0.334338285572201" calcext:value-type="float">
            <text:p>0.334338285572201</text:p>
          </table:table-cell>
          <table:table-cell table:formula="of:=[.P8]/[.P$5]" office:value-type="float" office:value="0.289798781517517" calcext:value-type="float">
            <text:p>0.289798781517517</text:p>
          </table:table-cell>
          <table:table-cell table:formula="of:=[.Q8]/[.Q$5]" office:value-type="float" office:value="0.263589469573974" calcext:value-type="float">
            <text:p>0.263589469573974</text:p>
          </table:table-cell>
          <table:table-cell table:formula="of:=[.R8]/[.R$5]" office:value-type="float" office:value="0.309919708114012" calcext:value-type="float">
            <text:p>0.309919708114012</text:p>
          </table:table-cell>
          <table:table-cell table:formula="of:=[.S8]/[.S$5]" office:value-type="float" office:value="0.330710787149524" calcext:value-type="float">
            <text:p>0.330710787149524</text:p>
          </table:table-cell>
          <table:table-cell table:formula="of:=[.T8]/[.T$5]" office:value-type="float" office:value="0.262965437873557" calcext:value-type="float">
            <text:p>0.262965437873557</text:p>
          </table:table-cell>
          <table:table-cell table:formula="of:=[.U8]/[.U$5]" office:value-type="float" office:value="0.283276495976981" calcext:value-type="float">
            <text:p>0.283276495976981</text:p>
          </table:table-cell>
          <table:table-cell table:formula="of:=[.V8]/[.V$5]" office:value-type="float" office:value="0.330303734860815" calcext:value-type="float">
            <text:p>0.330303734860815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9]/[.E$5]" office:value-type="float" office:value="0.244150701059617" calcext:value-type="float">
            <text:p>0.244150701059617</text:p>
          </table:table-cell>
          <table:table-cell table:formula="of:=[.F9]/[.F$5]" office:value-type="float" office:value="0.201476952876729" calcext:value-type="float">
            <text:p>0.201476952876729</text:p>
          </table:table-cell>
          <table:table-cell table:formula="of:=[.G9]/[.G$5]" office:value-type="float" office:value="0.237674719778502" calcext:value-type="float">
            <text:p>0.237674719778502</text:p>
          </table:table-cell>
          <table:table-cell table:formula="of:=[.H9]/[.H$5]" office:value-type="float" office:value="0.213814377076224" calcext:value-type="float">
            <text:p>0.213814377076224</text:p>
          </table:table-cell>
          <table:table-cell table:formula="of:=[.I9]/[.I$5]" office:value-type="float" office:value="0.359949537426409" calcext:value-type="float">
            <text:p>0.359949537426409</text:p>
          </table:table-cell>
          <table:table-cell table:formula="of:=[.J9]/[.J$5]" office:value-type="float" office:value="0.201679549893985" calcext:value-type="float">
            <text:p>0.201679549893985</text:p>
          </table:table-cell>
          <table:table-cell table:formula="of:=[.K9]/[.K$5]" office:value-type="float" office:value="0.267670627245095" calcext:value-type="float">
            <text:p>0.267670627245095</text:p>
          </table:table-cell>
          <table:table-cell table:formula="of:=[.L9]/[.L$5]" office:value-type="float" office:value="0.302485839622166" calcext:value-type="float">
            <text:p>0.302485839622166</text:p>
          </table:table-cell>
          <table:table-cell table:formula="of:=[.M9]/[.M$5]" office:value-type="float" office:value="0.488393474353657" calcext:value-type="float">
            <text:p>0.488393474353657</text:p>
          </table:table-cell>
          <table:table-cell table:formula="of:=[.N9]/[.N$5]" office:value-type="float" office:value="0.393607874529337" calcext:value-type="float">
            <text:p>0.393607874529337</text:p>
          </table:table-cell>
          <table:table-cell table:formula="of:=[.O9]/[.O$5]" office:value-type="float" office:value="0.427736681792752" calcext:value-type="float">
            <text:p>0.427736681792752</text:p>
          </table:table-cell>
          <table:table-cell table:formula="of:=[.P9]/[.P$5]" office:value-type="float" office:value="0.383575167898572" calcext:value-type="float">
            <text:p>0.383575167898572</text:p>
          </table:table-cell>
          <table:table-cell table:formula="of:=[.Q9]/[.Q$5]" office:value-type="float" office:value="0.261873445816807" calcext:value-type="float">
            <text:p>0.261873445816807</text:p>
          </table:table-cell>
          <table:table-cell table:formula="of:=[.R9]/[.R$5]" office:value-type="float" office:value="0.415472746075458" calcext:value-type="float">
            <text:p>0.415472746075458</text:p>
          </table:table-cell>
          <table:table-cell table:formula="of:=[.S9]/[.S$5]" office:value-type="float" office:value="0.437136025299857" calcext:value-type="float">
            <text:p>0.437136025299857</text:p>
          </table:table-cell>
          <table:table-cell table:formula="of:=[.T9]/[.T$5]" office:value-type="float" office:value="0.235289750157776" calcext:value-type="float">
            <text:p>0.235289750157776</text:p>
          </table:table-cell>
          <table:table-cell table:formula="of:=[.U9]/[.U$5]" office:value-type="float" office:value="0.446941439761283" calcext:value-type="float">
            <text:p>0.446941439761283</text:p>
          </table:table-cell>
          <table:table-cell table:formula="of:=[.V9]/[.V$5]" office:value-type="float" office:value="0.416013189321722" calcext:value-type="float">
            <text:p>0.416013189321722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10]/[.E$5]" office:value-type="float" office:value="0.185240286845767" calcext:value-type="float">
            <text:p>0.185240286845767</text:p>
          </table:table-cell>
          <table:table-cell table:formula="of:=[.F10]/[.F$5]" office:value-type="float" office:value="0.192230864683272" calcext:value-type="float">
            <text:p>0.192230864683272</text:p>
          </table:table-cell>
          <table:table-cell table:formula="of:=[.G10]/[.G$5]" office:value-type="float" office:value="0.19549636046979" calcext:value-type="float">
            <text:p>0.19549636046979</text:p>
          </table:table-cell>
          <table:table-cell table:formula="of:=[.H10]/[.H$5]" office:value-type="float" office:value="0.219283180041129" calcext:value-type="float">
            <text:p>0.219283180041129</text:p>
          </table:table-cell>
          <table:table-cell table:formula="of:=[.I10]/[.I$5]" office:value-type="float" office:value="0.224928511354079" calcext:value-type="float">
            <text:p>0.224928511354079</text:p>
          </table:table-cell>
          <table:table-cell table:formula="of:=[.J10]/[.J$5]" office:value-type="float" office:value="0.204317411556505" calcext:value-type="float">
            <text:p>0.204317411556505</text:p>
          </table:table-cell>
          <table:table-cell table:formula="of:=[.K10]/[.K$5]" office:value-type="float" office:value="0.171575941788708" calcext:value-type="float">
            <text:p>0.171575941788708</text:p>
          </table:table-cell>
          <table:table-cell table:formula="of:=[.L10]/[.L$5]" office:value-type="float" office:value="0.214515017563911" calcext:value-type="float">
            <text:p>0.214515017563911</text:p>
          </table:table-cell>
          <table:table-cell table:formula="of:=[.M10]/[.M$5]" office:value-type="float" office:value="0.170772846674962" calcext:value-type="float">
            <text:p>0.170772846674962</text:p>
          </table:table-cell>
          <table:table-cell table:formula="of:=[.N10]/[.N$5]" office:value-type="float" office:value="0.232571377746153" calcext:value-type="float">
            <text:p>0.232571377746153</text:p>
          </table:table-cell>
          <table:table-cell table:formula="of:=[.O10]/[.O$5]" office:value-type="float" office:value="0.242158264437123" calcext:value-type="float">
            <text:p>0.242158264437123</text:p>
          </table:table-cell>
          <table:table-cell table:formula="of:=[.P10]/[.P$5]" office:value-type="float" office:value="0.210519478832439" calcext:value-type="float">
            <text:p>0.210519478832439</text:p>
          </table:table-cell>
          <table:table-cell table:formula="of:=[.Q10]/[.Q$5]" office:value-type="float" office:value="0.17260938367003" calcext:value-type="float">
            <text:p>0.17260938367003</text:p>
          </table:table-cell>
          <table:table-cell table:formula="of:=[.R10]/[.R$5]" office:value-type="float" office:value="0.230185566051986" calcext:value-type="float">
            <text:p>0.230185566051986</text:p>
          </table:table-cell>
          <table:table-cell table:formula="of:=[.S10]/[.S$5]" office:value-type="float" office:value="0.240772879787111" calcext:value-type="float">
            <text:p>0.240772879787111</text:p>
          </table:table-cell>
          <table:table-cell table:formula="of:=[.T10]/[.T$5]" office:value-type="float" office:value="0.211289304673869" calcext:value-type="float">
            <text:p>0.211289304673869</text:p>
          </table:table-cell>
          <table:table-cell table:formula="of:=[.U10]/[.U$5]" office:value-type="float" office:value="0.211541535674322" calcext:value-type="float">
            <text:p>0.211541535674322</text:p>
          </table:table-cell>
          <table:table-cell table:formula="of:=[.V10]/[.V$5]" office:value-type="float" office:value="0.240071019424658" calcext:value-type="float">
            <text:p>0.240071019424658</text:p>
          </table:table-cell>
          <table:table-cell table:style-name="ce3"/>
          <table:table-cell/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11]/[.E$5]" office:value-type="float" office:value="0.146815797923579" calcext:value-type="float">
            <text:p>0.146815797923579</text:p>
          </table:table-cell>
          <table:table-cell table:formula="of:=[.F11]/[.F$5]" office:value-type="float" office:value="0.130076268878061" calcext:value-type="float">
            <text:p>0.130076268878061</text:p>
          </table:table-cell>
          <table:table-cell table:formula="of:=[.G11]/[.G$5]" office:value-type="float" office:value="0.147088375831733" calcext:value-type="float">
            <text:p>0.147088375831733</text:p>
          </table:table-cell>
          <table:table-cell table:formula="of:=[.H11]/[.H$5]" office:value-type="float" office:value="0.146324376850241" calcext:value-type="float">
            <text:p>0.146324376850241</text:p>
          </table:table-cell>
          <table:table-cell table:formula="of:=[.I11]/[.I$5]" office:value-type="float" office:value="0.199899074852818" calcext:value-type="float">
            <text:p>0.199899074852818</text:p>
          </table:table-cell>
          <table:table-cell table:formula="of:=[.J11]/[.J$5]" office:value-type="float" office:value="0.135699617677012" calcext:value-type="float">
            <text:p>0.135699617677012</text:p>
          </table:table-cell>
          <table:table-cell table:formula="of:=[.K11]/[.K$5]" office:value-type="float" office:value="0.149553283595837" calcext:value-type="float">
            <text:p>0.149553283595837</text:p>
          </table:table-cell>
          <table:table-cell table:formula="of:=[.L11]/[.L$5]" office:value-type="float" office:value="0.176697984772341" calcext:value-type="float">
            <text:p>0.176697984772341</text:p>
          </table:table-cell>
          <table:table-cell table:formula="of:=[.M11]/[.M$5]" office:value-type="float" office:value="0.195679524402046" calcext:value-type="float">
            <text:p>0.195679524402046</text:p>
          </table:table-cell>
          <table:table-cell table:formula="of:=[.N11]/[.N$5]" office:value-type="float" office:value="0.229950487710872" calcext:value-type="float">
            <text:p>0.229950487710872</text:p>
          </table:table-cell>
          <table:table-cell table:formula="of:=[.O11]/[.O$5]" office:value-type="float" office:value="0.247261764157394" calcext:value-type="float">
            <text:p>0.247261764157394</text:p>
          </table:table-cell>
          <table:table-cell table:formula="of:=[.P11]/[.P$5]" office:value-type="float" office:value="0.198360634442265" calcext:value-type="float">
            <text:p>0.198360634442265</text:p>
          </table:table-cell>
          <table:table-cell table:formula="of:=[.Q11]/[.Q$5]" office:value-type="float" office:value="0.151955445035862" calcext:value-type="float">
            <text:p>0.151955445035862</text:p>
          </table:table-cell>
          <table:table-cell table:formula="of:=[.R11]/[.R$5]" office:value-type="float" office:value="0.225003195407908" calcext:value-type="float">
            <text:p>0.225003195407908</text:p>
          </table:table-cell>
          <table:table-cell table:formula="of:=[.S11]/[.S$5]" office:value-type="float" office:value="0.248679085194184" calcext:value-type="float">
            <text:p>0.248679085194184</text:p>
          </table:table-cell>
          <table:table-cell table:formula="of:=[.T11]/[.T$5]" office:value-type="float" office:value="0.152650629246018" calcext:value-type="float">
            <text:p>0.152650629246018</text:p>
          </table:table-cell>
          <table:table-cell table:formula="of:=[.U11]/[.U$5]" office:value-type="float" office:value="0.214485533116641" calcext:value-type="float">
            <text:p>0.214485533116641</text:p>
          </table:table-cell>
          <table:table-cell table:formula="of:=[.V11]/[.V$5]" office:value-type="float" office:value="0.242248102978166" calcext:value-type="float">
            <text:p>0.2422481029781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12]/[.E$5]" office:value-type="float" office:value="0.153751471690035" calcext:value-type="float">
            <text:p>0.153751471690035</text:p>
          </table:table-cell>
          <table:table-cell table:formula="of:=[.F12]/[.F$5]" office:value-type="float" office:value="0.166898701613147" calcext:value-type="float">
            <text:p>0.166898701613147</text:p>
          </table:table-cell>
          <table:table-cell table:formula="of:=[.G12]/[.G$5]" office:value-type="float" office:value="0.160094672442281" calcext:value-type="float">
            <text:p>0.160094672442281</text:p>
          </table:table-cell>
          <table:table-cell table:formula="of:=[.H12]/[.H$5]" office:value-type="float" office:value="0.142256672165601" calcext:value-type="float">
            <text:p>0.142256672165601</text:p>
          </table:table-cell>
          <table:table-cell table:formula="of:=[.I12]/[.I$5]" office:value-type="float" office:value="0.313456686291001" calcext:value-type="float">
            <text:p>0.313456686291001</text:p>
          </table:table-cell>
          <table:table-cell table:formula="of:=[.J12]/[.J$5]" office:value-type="float" office:value="0.124246623370119" calcext:value-type="float">
            <text:p>0.124246623370119</text:p>
          </table:table-cell>
          <table:table-cell table:formula="of:=[.K12]/[.K$5]" office:value-type="float" office:value="0.188772220687114" calcext:value-type="float">
            <text:p>0.188772220687114</text:p>
          </table:table-cell>
          <table:table-cell table:formula="of:=[.L12]/[.L$5]" office:value-type="float" office:value="0.257777703077466" calcext:value-type="float">
            <text:p>0.257777703077466</text:p>
          </table:table-cell>
          <table:table-cell table:formula="of:=[.M12]/[.M$5]" office:value-type="float" office:value="0.3744089589382" calcext:value-type="float">
            <text:p>0.3744089589382</text:p>
          </table:table-cell>
          <table:table-cell table:formula="of:=[.N12]/[.N$5]" office:value-type="float" office:value="0.341338314210323" calcext:value-type="float">
            <text:p>0.341338314210323</text:p>
          </table:table-cell>
          <table:table-cell table:formula="of:=[.O12]/[.O$5]" office:value-type="float" office:value="0.38058680922484" calcext:value-type="float">
            <text:p>0.38058680922484</text:p>
          </table:table-cell>
          <table:table-cell table:formula="of:=[.P12]/[.P$5]" office:value-type="float" office:value="0.333186110858523" calcext:value-type="float">
            <text:p>0.333186110858523</text:p>
          </table:table-cell>
          <table:table-cell table:formula="of:=[.Q12]/[.Q$5]" office:value-type="float" office:value="0.162590682093755" calcext:value-type="float">
            <text:p>0.162590682093755</text:p>
          </table:table-cell>
          <table:table-cell table:formula="of:=[.R12]/[.R$5]" office:value-type="float" office:value="0.399112257584736" calcext:value-type="float">
            <text:p>0.399112257584736</text:p>
          </table:table-cell>
          <table:table-cell table:formula="of:=[.S12]/[.S$5]" office:value-type="float" office:value="0.406899610474758" calcext:value-type="float">
            <text:p>0.406899610474758</text:p>
          </table:table-cell>
          <table:table-cell table:formula="of:=[.T12]/[.T$5]" office:value-type="float" office:value="0.154673868656495" calcext:value-type="float">
            <text:p>0.154673868656495</text:p>
          </table:table-cell>
          <table:table-cell table:formula="of:=[.U12]/[.U$5]" office:value-type="float" office:value="0.439521500506208" calcext:value-type="float">
            <text:p>0.439521500506208</text:p>
          </table:table-cell>
          <table:table-cell table:formula="of:=[.V12]/[.V$5]" office:value-type="float" office:value="0.369005093952781" calcext:value-type="float">
            <text:p>0.3690050939527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13]/[.E$5]" office:value-type="float" office:value="0.0895879267901102" calcext:value-type="float">
            <text:p>0.08958792679011</text:p>
          </table:table-cell>
          <table:table-cell table:formula="of:=[.F13]/[.F$5]" office:value-type="float" office:value="0.124057988559668" calcext:value-type="float">
            <text:p>0.124057988559668</text:p>
          </table:table-cell>
          <table:table-cell table:formula="of:=[.G13]/[.G$5]" office:value-type="float" office:value="0.092390479167597" calcext:value-type="float">
            <text:p>0.092390479167597</text:p>
          </table:table-cell>
          <table:table-cell table:formula="of:=[.H13]/[.H$5]" office:value-type="float" office:value="0.105371630019661" calcext:value-type="float">
            <text:p>0.105371630019661</text:p>
          </table:table-cell>
          <table:table-cell table:formula="of:=[.I13]/[.I$5]" office:value-type="float" office:value="0.124881412952061" calcext:value-type="float">
            <text:p>0.124881412952061</text:p>
          </table:table-cell>
          <table:table-cell table:formula="of:=[.J13]/[.J$5]" office:value-type="float" office:value="0.0984273001986744" calcext:value-type="float">
            <text:p>0.098427300198674</text:p>
          </table:table-cell>
          <table:table-cell table:formula="of:=[.K13]/[.K$5]" office:value-type="float" office:value="0.0905406650087501" calcext:value-type="float">
            <text:p>0.09054066500875</text:p>
          </table:table-cell>
          <table:table-cell table:formula="of:=[.L13]/[.L$5]" office:value-type="float" office:value="0.120406070894331" calcext:value-type="float">
            <text:p>0.120406070894331</text:p>
          </table:table-cell>
          <table:table-cell table:formula="of:=[.M13]/[.M$5]" office:value-type="float" office:value="0.0929351583022259" calcext:value-type="float">
            <text:p>0.092935158302226</text:p>
          </table:table-cell>
          <table:table-cell table:formula="of:=[.N13]/[.N$5]" office:value-type="float" office:value="0.147084111595363" calcext:value-type="float">
            <text:p>0.147084111595363</text:p>
          </table:table-cell>
          <table:table-cell table:formula="of:=[.O13]/[.O$5]" office:value-type="float" office:value="0.154304718095357" calcext:value-type="float">
            <text:p>0.154304718095357</text:p>
          </table:table-cell>
          <table:table-cell table:formula="of:=[.P13]/[.P$5]" office:value-type="float" office:value="0.114985515906522" calcext:value-type="float">
            <text:p>0.114985515906522</text:p>
          </table:table-cell>
          <table:table-cell table:formula="of:=[.Q13]/[.Q$5]" office:value-type="float" office:value="0.0834244435767278" calcext:value-type="float">
            <text:p>0.083424443576728</text:p>
          </table:table-cell>
          <table:table-cell table:formula="of:=[.R13]/[.R$5]" office:value-type="float" office:value="0.127374769059156" calcext:value-type="float">
            <text:p>0.127374769059156</text:p>
          </table:table-cell>
          <table:table-cell table:formula="of:=[.S13]/[.S$5]" office:value-type="float" office:value="0.150111843881368" calcext:value-type="float">
            <text:p>0.150111843881368</text:p>
          </table:table-cell>
          <table:table-cell table:formula="of:=[.T13]/[.T$5]" office:value-type="float" office:value="0.108536585365854" calcext:value-type="float">
            <text:p>0.108536585365854</text:p>
          </table:table-cell>
          <table:table-cell table:formula="of:=[.U13]/[.U$5]" office:value-type="float" office:value="0.126084350189162" calcext:value-type="float">
            <text:p>0.126084350189162</text:p>
          </table:table-cell>
          <table:table-cell table:formula="of:=[.V13]/[.V$5]" office:value-type="float" office:value="0.148559531609985" calcext:value-type="float">
            <text:p>0.1485595316099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14]/[.E$5]" office:value-type="float" office:value="0.080764208498341" calcext:value-type="float">
            <text:p>0.080764208498341</text:p>
          </table:table-cell>
          <table:table-cell table:formula="of:=[.F14]/[.F$5]" office:value-type="float" office:value="0.157985533125511" calcext:value-type="float">
            <text:p>0.157985533125511</text:p>
          </table:table-cell>
          <table:table-cell table:formula="of:=[.G14]/[.G$5]" office:value-type="float" office:value="0.0844471486625285" calcext:value-type="float">
            <text:p>0.084447148662529</text:p>
          </table:table-cell>
          <table:table-cell table:formula="of:=[.H14]/[.H$5]" office:value-type="float" office:value="0.0849732209441594" calcext:value-type="float">
            <text:p>0.08497322094416</text:p>
          </table:table-cell>
          <table:table-cell table:formula="of:=[.I14]/[.I$5]" office:value-type="float" office:value="0.146587047939445" calcext:value-type="float">
            <text:p>0.146587047939445</text:p>
          </table:table-cell>
          <table:table-cell table:formula="of:=[.J14]/[.J$5]" office:value-type="float" office:value="0.0727932951566856" calcext:value-type="float">
            <text:p>0.072793295156686</text:p>
          </table:table-cell>
          <table:table-cell table:formula="of:=[.K14]/[.K$5]" office:value-type="float" office:value="0.104393478861564" calcext:value-type="float">
            <text:p>0.104393478861564</text:p>
          </table:table-cell>
          <table:table-cell table:formula="of:=[.L14]/[.L$5]" office:value-type="float" office:value="0.139938148141923" calcext:value-type="float">
            <text:p>0.139938148141923</text:p>
          </table:table-cell>
          <table:table-cell table:formula="of:=[.M14]/[.M$5]" office:value-type="float" office:value="0.130699571408821" calcext:value-type="float">
            <text:p>0.130699571408821</text:p>
          </table:table-cell>
          <table:table-cell table:formula="of:=[.N14]/[.N$5]" office:value-type="float" office:value="0.182685522843844" calcext:value-type="float">
            <text:p>0.182685522843844</text:p>
          </table:table-cell>
          <table:table-cell table:formula="of:=[.O14]/[.O$5]" office:value-type="float" office:value="0.198893516504009" calcext:value-type="float">
            <text:p>0.198893516504009</text:p>
          </table:table-cell>
          <table:table-cell table:formula="of:=[.P14]/[.P$5]" office:value-type="float" office:value="0.147971577402216" calcext:value-type="float">
            <text:p>0.147971577402216</text:p>
          </table:table-cell>
          <table:table-cell table:formula="of:=[.Q14]/[.Q$5]" office:value-type="float" office:value="0.0819807229906081" calcext:value-type="float">
            <text:p>0.081980722990608</text:p>
          </table:table-cell>
          <table:table-cell table:formula="of:=[.R14]/[.R$5]" office:value-type="float" office:value="0.172947095664703" calcext:value-type="float">
            <text:p>0.172947095664703</text:p>
          </table:table-cell>
          <table:table-cell table:formula="of:=[.S14]/[.S$5]" office:value-type="float" office:value="0.199429210536465" calcext:value-type="float">
            <text:p>0.199429210536465</text:p>
          </table:table-cell>
          <table:table-cell table:formula="of:=[.T14]/[.T$5]" office:value-type="float" office:value="0.0945985076289119" calcext:value-type="float">
            <text:p>0.094598507628912</text:p>
          </table:table-cell>
          <table:table-cell table:formula="of:=[.U14]/[.U$5]" office:value-type="float" office:value="0.177892044546278" calcext:value-type="float">
            <text:p>0.177892044546278</text:p>
          </table:table-cell>
          <table:table-cell table:formula="of:=[.V14]/[.V$5]" office:value-type="float" office:value="0.195578195345691" calcext:value-type="float">
            <text:p>0.1955781953456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15]/[.E$5]" office:value-type="float" office:value="0.105894252381462" calcext:value-type="float">
            <text:p>0.105894252381462</text:p>
          </table:table-cell>
          <table:table-cell table:formula="of:=[.F15]/[.F$5]" office:value-type="float" office:value="0.353742320147695" calcext:value-type="float">
            <text:p>0.353742320147695</text:p>
          </table:table-cell>
          <table:table-cell table:formula="of:=[.G15]/[.G$5]" office:value-type="float" office:value="0.107183048274014" calcext:value-type="float">
            <text:p>0.107183048274014</text:p>
          </table:table-cell>
          <table:table-cell table:formula="of:=[.H15]/[.H$5]" office:value-type="float" office:value="0.102624799439561" calcext:value-type="float">
            <text:p>0.102624799439561</text:p>
          </table:table-cell>
          <table:table-cell table:formula="of:=[.I15]/[.I$5]" office:value-type="float" office:value="0.28053826745164" calcext:value-type="float">
            <text:p>0.28053826745164</text:p>
          </table:table-cell>
          <table:table-cell table:formula="of:=[.J15]/[.J$5]" office:value-type="float" office:value="0.109993822729018" calcext:value-type="float">
            <text:p>0.109993822729018</text:p>
          </table:table-cell>
          <table:table-cell table:formula="of:=[.K15]/[.K$5]" office:value-type="float" office:value="0.226664824537165" calcext:value-type="float">
            <text:p>0.226664824537165</text:p>
          </table:table-cell>
          <table:table-cell table:formula="of:=[.L15]/[.L$5]" office:value-type="float" office:value="0.277341714708305" calcext:value-type="float">
            <text:p>0.277341714708305</text:p>
          </table:table-cell>
          <table:table-cell table:formula="of:=[.M15]/[.M$5]" office:value-type="float" office:value="0.298278722521775" calcext:value-type="float">
            <text:p>0.298278722521775</text:p>
          </table:table-cell>
          <table:table-cell table:formula="of:=[.N15]/[.N$5]" office:value-type="float" office:value="0.317857036971152" calcext:value-type="float">
            <text:p>0.317857036971152</text:p>
          </table:table-cell>
          <table:table-cell table:formula="of:=[.O15]/[.O$5]" office:value-type="float" office:value="0.34726798035681" calcext:value-type="float">
            <text:p>0.34726798035681</text:p>
          </table:table-cell>
          <table:table-cell table:formula="of:=[.P15]/[.P$5]" office:value-type="float" office:value="0.307049791506995" calcext:value-type="float">
            <text:p>0.307049791506995</text:p>
          </table:table-cell>
          <table:table-cell table:formula="of:=[.Q15]/[.Q$5]" office:value-type="float" office:value="0.27289915534639" calcext:value-type="float">
            <text:p>0.27289915534639</text:p>
          </table:table-cell>
          <table:table-cell table:formula="of:=[.R15]/[.R$5]" office:value-type="float" office:value="0.368145850036602" calcext:value-type="float">
            <text:p>0.368145850036602</text:p>
          </table:table-cell>
          <table:table-cell table:formula="of:=[.S15]/[.S$5]" office:value-type="float" office:value="0.368602722820009" calcext:value-type="float">
            <text:p>0.368602722820009</text:p>
          </table:table-cell>
          <table:table-cell table:formula="of:=[.T15]/[.T$5]" office:value-type="float" office:value="0.162770538664291" calcext:value-type="float">
            <text:p>0.162770538664291</text:p>
          </table:table-cell>
          <table:table-cell table:formula="of:=[.U15]/[.U$5]" office:value-type="float" office:value="0.415703095859754" calcext:value-type="float">
            <text:p>0.415703095859754</text:p>
          </table:table-cell>
          <table:table-cell table:formula="of:=[.V15]/[.V$5]" office:value-type="float" office:value="0.356090549766439" calcext:value-type="float">
            <text:p>0.35609054976643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相対比較回数(%)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22]*100" office:value-type="float" office:value="45.9103071818474" calcext:value-type="float">
            <text:p>45.9103071818474</text:p>
          </table:table-cell>
          <table:table-cell table:formula="of:=[.F22]*100" office:value-type="float" office:value="43.6972246602706" calcext:value-type="float">
            <text:p>43.6972246602706</text:p>
          </table:table-cell>
          <table:table-cell table:formula="of:=[.G22]*100" office:value-type="float" office:value="46.9789666413611" calcext:value-type="float">
            <text:p>46.9789666413611</text:p>
          </table:table-cell>
          <table:table-cell table:formula="of:=[.H22]*100" office:value-type="float" office:value="49.3841947074642" calcext:value-type="float">
            <text:p>49.3841947074642</text:p>
          </table:table-cell>
          <table:table-cell table:formula="of:=[.I22]*100" office:value-type="float" office:value="48.6223717409588" calcext:value-type="float">
            <text:p>48.6223717409588</text:p>
          </table:table-cell>
          <table:table-cell table:formula="of:=[.J22]*100" office:value-type="float" office:value="47.0090321718951" calcext:value-type="float">
            <text:p>47.0090321718951</text:p>
          </table:table-cell>
          <table:table-cell table:formula="of:=[.K22]*100" office:value-type="float" office:value="43.9909735654417" calcext:value-type="float">
            <text:p>43.9909735654417</text:p>
          </table:table-cell>
          <table:table-cell table:formula="of:=[.L22]*100" office:value-type="float" office:value="47.0595156058289" calcext:value-type="float">
            <text:p>47.0595156058289</text:p>
          </table:table-cell>
          <table:table-cell table:formula="of:=[.M22]*100" office:value-type="float" office:value="45.0635974008019" calcext:value-type="float">
            <text:p>45.0635974008019</text:p>
          </table:table-cell>
          <table:table-cell table:formula="of:=[.N22]*100" office:value-type="float" office:value="47.7808414124344" calcext:value-type="float">
            <text:p>47.7808414124344</text:p>
          </table:table-cell>
          <table:table-cell table:formula="of:=[.O22]*100" office:value-type="float" office:value="50.174053583639" calcext:value-type="float">
            <text:p>50.174053583639</text:p>
          </table:table-cell>
          <table:table-cell table:formula="of:=[.P22]*100" office:value-type="float" office:value="47.1895662566088" calcext:value-type="float">
            <text:p>47.1895662566088</text:p>
          </table:table-cell>
          <table:table-cell table:formula="of:=[.Q22]*100" office:value-type="float" office:value="46.3583304219158" calcext:value-type="float">
            <text:p>46.3583304219158</text:p>
          </table:table-cell>
          <table:table-cell table:formula="of:=[.R22]*100" office:value-type="float" office:value="48.8490721697401" calcext:value-type="float">
            <text:p>48.8490721697401</text:p>
          </table:table-cell>
          <table:table-cell table:formula="of:=[.S22]*100" office:value-type="float" office:value="49.6085464152108" calcext:value-type="float">
            <text:p>49.6085464152108</text:p>
          </table:table-cell>
          <table:table-cell table:formula="of:=[.T22]*100" office:value-type="float" office:value="46.753536028511" calcext:value-type="float">
            <text:p>46.753536028511</text:p>
          </table:table-cell>
          <table:table-cell table:formula="of:=[.U22]*100" office:value-type="float" office:value="45.6159748494698" calcext:value-type="float">
            <text:p>45.6159748494698</text:p>
          </table:table-cell>
          <table:table-cell table:formula="of:=[.V22]*100" office:value-type="float" office:value="49.8467586819133" calcext:value-type="float">
            <text:p>49.8467586819133</text:p>
          </table:table-cell>
          <table:table-cell/>
          <table:table-cell table:formula="of:=AVERAGE([.E34:.V34])" office:value-type="float" office:value="47.216270194184" calcext:value-type="float">
            <text:p>47.2162701941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23]*100" office:value-type="float" office:value="37.1711441721075" calcext:value-type="float">
            <text:p>37.1711441721075</text:p>
          </table:table-cell>
          <table:table-cell table:formula="of:=[.F23]*100" office:value-type="float" office:value="29.0230319905572" calcext:value-type="float">
            <text:p>29.0230319905572</text:p>
          </table:table-cell>
          <table:table-cell table:formula="of:=[.G23]*100" office:value-type="float" office:value="35.8080650203188" calcext:value-type="float">
            <text:p>35.8080650203188</text:p>
          </table:table-cell>
          <table:table-cell table:formula="of:=[.H23]*100" office:value-type="float" office:value="33.3676075116947" calcext:value-type="float">
            <text:p>33.3676075116947</text:p>
          </table:table-cell>
          <table:table-cell table:formula="of:=[.I23]*100" office:value-type="float" office:value="44.3784693019344" calcext:value-type="float">
            <text:p>44.3784693019344</text:p>
          </table:table-cell>
          <table:table-cell table:formula="of:=[.J23]*100" office:value-type="float" office:value="32.4239945239328" calcext:value-type="float">
            <text:p>32.4239945239328</text:p>
          </table:table-cell>
          <table:table-cell table:formula="of:=[.K23]*100" office:value-type="float" office:value="38.1597126277977" calcext:value-type="float">
            <text:p>38.1597126277977</text:p>
          </table:table-cell>
          <table:table-cell table:formula="of:=[.L23]*100" office:value-type="float" office:value="39.3582869724524" calcext:value-type="float">
            <text:p>39.3582869724524</text:p>
          </table:table-cell>
          <table:table-cell table:formula="of:=[.M23]*100" office:value-type="float" office:value="57.7720171436472" calcext:value-type="float">
            <text:p>57.7720171436472</text:p>
          </table:table-cell>
          <table:table-cell table:formula="of:=[.N23]*100" office:value-type="float" office:value="48.0713925701918" calcext:value-type="float">
            <text:p>48.0713925701918</text:p>
          </table:table-cell>
          <table:table-cell table:formula="of:=[.O23]*100" office:value-type="float" office:value="51.1841859886865" calcext:value-type="float">
            <text:p>51.1841859886865</text:p>
          </table:table-cell>
          <table:table-cell table:formula="of:=[.P23]*100" office:value-type="float" office:value="45.270911004014" calcext:value-type="float">
            <text:p>45.270911004014</text:p>
          </table:table-cell>
          <table:table-cell table:formula="of:=[.Q23]*100" office:value-type="float" office:value="39.1500030826774" calcext:value-type="float">
            <text:p>39.1500030826774</text:p>
          </table:table-cell>
          <table:table-cell table:formula="of:=[.R23]*100" office:value-type="float" office:value="47.3036567086137" calcext:value-type="float">
            <text:p>47.3036567086137</text:p>
          </table:table-cell>
          <table:table-cell table:formula="of:=[.S23]*100" office:value-type="float" office:value="50.8908943653824" calcext:value-type="float">
            <text:p>50.8908943653824</text:p>
          </table:table-cell>
          <table:table-cell table:formula="of:=[.T23]*100" office:value-type="float" office:value="35.4976426476593" calcext:value-type="float">
            <text:p>35.4976426476593</text:p>
          </table:table-cell>
          <table:table-cell table:formula="of:=[.U23]*100" office:value-type="float" office:value="46.67767890446" calcext:value-type="float">
            <text:p>46.67767890446</text:p>
          </table:table-cell>
          <table:table-cell table:formula="of:=[.V23]*100" office:value-type="float" office:value="49.9566696962651" calcext:value-type="float">
            <text:p>49.9566696962651</text:p>
          </table:table-cell>
          <table:table-cell/>
          <table:table-cell table:formula="of:=AVERAGE([.E35:.V35])" office:value-type="float" office:value="42.303631346244" calcext:value-type="float">
            <text:p>42.3036313462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24]*100" office:value-type="float" office:value="25.6159691747833" calcext:value-type="float">
            <text:p>25.6159691747833</text:p>
          </table:table-cell>
          <table:table-cell table:formula="of:=[.F24]*100" office:value-type="float" office:value="22.4796464998033" calcext:value-type="float">
            <text:p>22.4796464998033</text:p>
          </table:table-cell>
          <table:table-cell table:formula="of:=[.G24]*100" office:value-type="float" office:value="25.5425802706203" calcext:value-type="float">
            <text:p>25.5425802706203</text:p>
          </table:table-cell>
          <table:table-cell table:formula="of:=[.H24]*100" office:value-type="float" office:value="26.219746446408" calcext:value-type="float">
            <text:p>26.219746446408</text:p>
          </table:table-cell>
          <table:table-cell table:formula="of:=[.I24]*100" office:value-type="float" office:value="29.5222876366695" calcext:value-type="float">
            <text:p>29.5222876366695</text:p>
          </table:table-cell>
          <table:table-cell table:formula="of:=[.J24]*100" office:value-type="float" office:value="24.8075863565788" calcext:value-type="float">
            <text:p>24.8075863565788</text:p>
          </table:table-cell>
          <table:table-cell table:formula="of:=[.K24]*100" office:value-type="float" office:value="24.8190107764576" calcext:value-type="float">
            <text:p>24.8190107764576</text:p>
          </table:table-cell>
          <table:table-cell table:formula="of:=[.L24]*100" office:value-type="float" office:value="27.3694471990184" calcext:value-type="float">
            <text:p>27.3694471990184</text:p>
          </table:table-cell>
          <table:table-cell table:formula="of:=[.M24]*100" office:value-type="float" office:value="28.7957970413383" calcext:value-type="float">
            <text:p>28.7957970413383</text:p>
          </table:table-cell>
          <table:table-cell table:formula="of:=[.N24]*100" office:value-type="float" office:value="31.7056538883453" calcext:value-type="float">
            <text:p>31.7056538883453</text:p>
          </table:table-cell>
          <table:table-cell table:formula="of:=[.O24]*100" office:value-type="float" office:value="33.4338285572201" calcext:value-type="float">
            <text:p>33.4338285572201</text:p>
          </table:table-cell>
          <table:table-cell table:formula="of:=[.P24]*100" office:value-type="float" office:value="28.9798781517517" calcext:value-type="float">
            <text:p>28.9798781517517</text:p>
          </table:table-cell>
          <table:table-cell table:formula="of:=[.Q24]*100" office:value-type="float" office:value="26.3589469573974" calcext:value-type="float">
            <text:p>26.3589469573974</text:p>
          </table:table-cell>
          <table:table-cell table:formula="of:=[.R24]*100" office:value-type="float" office:value="30.9919708114012" calcext:value-type="float">
            <text:p>30.9919708114012</text:p>
          </table:table-cell>
          <table:table-cell table:formula="of:=[.S24]*100" office:value-type="float" office:value="33.0710787149524" calcext:value-type="float">
            <text:p>33.0710787149524</text:p>
          </table:table-cell>
          <table:table-cell table:formula="of:=[.T24]*100" office:value-type="float" office:value="26.2965437873557" calcext:value-type="float">
            <text:p>26.2965437873557</text:p>
          </table:table-cell>
          <table:table-cell table:formula="of:=[.U24]*100" office:value-type="float" office:value="28.3276495976981" calcext:value-type="float">
            <text:p>28.3276495976981</text:p>
          </table:table-cell>
          <table:table-cell table:formula="of:=[.V24]*100" office:value-type="float" office:value="33.0303734860815" calcext:value-type="float">
            <text:p>33.0303734860815</text:p>
          </table:table-cell>
          <table:table-cell/>
          <table:table-cell table:formula="of:=AVERAGE([.E36:.V36])" office:value-type="float" office:value="28.1871108529934" calcext:value-type="float">
            <text:p>28.18711085299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25]*100" office:value-type="float" office:value="24.4150701059617" calcext:value-type="float">
            <text:p>24.4150701059617</text:p>
          </table:table-cell>
          <table:table-cell table:formula="of:=[.F25]*100" office:value-type="float" office:value="20.1476952876729" calcext:value-type="float">
            <text:p>20.1476952876729</text:p>
          </table:table-cell>
          <table:table-cell table:formula="of:=[.G25]*100" office:value-type="float" office:value="23.7674719778502" calcext:value-type="float">
            <text:p>23.7674719778502</text:p>
          </table:table-cell>
          <table:table-cell table:formula="of:=[.H25]*100" office:value-type="float" office:value="21.3814377076224" calcext:value-type="float">
            <text:p>21.3814377076224</text:p>
          </table:table-cell>
          <table:table-cell table:formula="of:=[.I25]*100" office:value-type="float" office:value="35.9949537426409" calcext:value-type="float">
            <text:p>35.9949537426409</text:p>
          </table:table-cell>
          <table:table-cell table:formula="of:=[.J25]*100" office:value-type="float" office:value="20.1679549893985" calcext:value-type="float">
            <text:p>20.1679549893985</text:p>
          </table:table-cell>
          <table:table-cell table:formula="of:=[.K25]*100" office:value-type="float" office:value="26.7670627245095" calcext:value-type="float">
            <text:p>26.7670627245095</text:p>
          </table:table-cell>
          <table:table-cell table:formula="of:=[.L25]*100" office:value-type="float" office:value="30.2485839622166" calcext:value-type="float">
            <text:p>30.2485839622166</text:p>
          </table:table-cell>
          <table:table-cell table:formula="of:=[.M25]*100" office:value-type="float" office:value="48.8393474353657" calcext:value-type="float">
            <text:p>48.8393474353657</text:p>
          </table:table-cell>
          <table:table-cell table:formula="of:=[.N25]*100" office:value-type="float" office:value="39.3607874529337" calcext:value-type="float">
            <text:p>39.3607874529337</text:p>
          </table:table-cell>
          <table:table-cell table:formula="of:=[.O25]*100" office:value-type="float" office:value="42.7736681792752" calcext:value-type="float">
            <text:p>42.7736681792752</text:p>
          </table:table-cell>
          <table:table-cell table:formula="of:=[.P25]*100" office:value-type="float" office:value="38.3575167898572" calcext:value-type="float">
            <text:p>38.3575167898572</text:p>
          </table:table-cell>
          <table:table-cell table:formula="of:=[.Q25]*100" office:value-type="float" office:value="26.1873445816807" calcext:value-type="float">
            <text:p>26.1873445816807</text:p>
          </table:table-cell>
          <table:table-cell table:formula="of:=[.R25]*100" office:value-type="float" office:value="41.5472746075458" calcext:value-type="float">
            <text:p>41.5472746075458</text:p>
          </table:table-cell>
          <table:table-cell table:formula="of:=[.S25]*100" office:value-type="float" office:value="43.7136025299857" calcext:value-type="float">
            <text:p>43.7136025299857</text:p>
          </table:table-cell>
          <table:table-cell table:formula="of:=[.T25]*100" office:value-type="float" office:value="23.5289750157776" calcext:value-type="float">
            <text:p>23.5289750157776</text:p>
          </table:table-cell>
          <table:table-cell table:formula="of:=[.U25]*100" office:value-type="float" office:value="44.6941439761283" calcext:value-type="float">
            <text:p>44.6941439761283</text:p>
          </table:table-cell>
          <table:table-cell table:formula="of:=[.V25]*100" office:value-type="float" office:value="41.6013189321722" calcext:value-type="float">
            <text:p>41.6013189321722</text:p>
          </table:table-cell>
          <table:table-cell/>
          <table:table-cell table:formula="of:=AVERAGE([.E37:.V37])" office:value-type="float" office:value="32.9719005554775" calcext:value-type="float">
            <text:p>32.97190055547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26]*100" office:value-type="float" office:value="18.5240286845767" calcext:value-type="float">
            <text:p>18.5240286845767</text:p>
          </table:table-cell>
          <table:table-cell table:formula="of:=[.F26]*100" office:value-type="float" office:value="19.2230864683272" calcext:value-type="float">
            <text:p>19.2230864683272</text:p>
          </table:table-cell>
          <table:table-cell table:formula="of:=[.G26]*100" office:value-type="float" office:value="19.549636046979" calcext:value-type="float">
            <text:p>19.549636046979</text:p>
          </table:table-cell>
          <table:table-cell table:formula="of:=[.H26]*100" office:value-type="float" office:value="21.9283180041129" calcext:value-type="float">
            <text:p>21.9283180041129</text:p>
          </table:table-cell>
          <table:table-cell table:formula="of:=[.I26]*100" office:value-type="float" office:value="22.4928511354079" calcext:value-type="float">
            <text:p>22.4928511354079</text:p>
          </table:table-cell>
          <table:table-cell table:formula="of:=[.J26]*100" office:value-type="float" office:value="20.4317411556505" calcext:value-type="float">
            <text:p>20.4317411556505</text:p>
          </table:table-cell>
          <table:table-cell table:formula="of:=[.K26]*100" office:value-type="float" office:value="17.1575941788708" calcext:value-type="float">
            <text:p>17.1575941788708</text:p>
          </table:table-cell>
          <table:table-cell table:formula="of:=[.L26]*100" office:value-type="float" office:value="21.4515017563911" calcext:value-type="float">
            <text:p>21.4515017563911</text:p>
          </table:table-cell>
          <table:table-cell table:formula="of:=[.M26]*100" office:value-type="float" office:value="17.0772846674962" calcext:value-type="float">
            <text:p>17.0772846674962</text:p>
          </table:table-cell>
          <table:table-cell table:formula="of:=[.N26]*100" office:value-type="float" office:value="23.2571377746153" calcext:value-type="float">
            <text:p>23.2571377746153</text:p>
          </table:table-cell>
          <table:table-cell table:formula="of:=[.O26]*100" office:value-type="float" office:value="24.2158264437123" calcext:value-type="float">
            <text:p>24.2158264437123</text:p>
          </table:table-cell>
          <table:table-cell table:formula="of:=[.P26]*100" office:value-type="float" office:value="21.0519478832439" calcext:value-type="float">
            <text:p>21.0519478832439</text:p>
          </table:table-cell>
          <table:table-cell table:formula="of:=[.Q26]*100" office:value-type="float" office:value="17.260938367003" calcext:value-type="float">
            <text:p>17.260938367003</text:p>
          </table:table-cell>
          <table:table-cell table:formula="of:=[.R26]*100" office:value-type="float" office:value="23.0185566051986" calcext:value-type="float">
            <text:p>23.0185566051986</text:p>
          </table:table-cell>
          <table:table-cell table:formula="of:=[.S26]*100" office:value-type="float" office:value="24.0772879787111" calcext:value-type="float">
            <text:p>24.0772879787111</text:p>
          </table:table-cell>
          <table:table-cell table:formula="of:=[.T26]*100" office:value-type="float" office:value="21.1289304673869" calcext:value-type="float">
            <text:p>21.1289304673869</text:p>
          </table:table-cell>
          <table:table-cell table:formula="of:=[.U26]*100" office:value-type="float" office:value="21.1541535674322" calcext:value-type="float">
            <text:p>21.1541535674322</text:p>
          </table:table-cell>
          <table:table-cell table:formula="of:=[.V26]*100" office:value-type="float" office:value="24.0071019424658" calcext:value-type="float">
            <text:p>24.0071019424658</text:p>
          </table:table-cell>
          <table:table-cell/>
          <table:table-cell table:formula="of:=AVERAGE([.E38:.V38])" office:value-type="float" office:value="20.944884618199" calcext:value-type="float">
            <text:p>20.9448846181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27]*100" office:value-type="float" office:value="14.6815797923579" calcext:value-type="float">
            <text:p>14.6815797923579</text:p>
          </table:table-cell>
          <table:table-cell table:formula="of:=[.F27]*100" office:value-type="float" office:value="13.0076268878061" calcext:value-type="float">
            <text:p>13.0076268878061</text:p>
          </table:table-cell>
          <table:table-cell table:formula="of:=[.G27]*100" office:value-type="float" office:value="14.7088375831733" calcext:value-type="float">
            <text:p>14.7088375831733</text:p>
          </table:table-cell>
          <table:table-cell table:formula="of:=[.H27]*100" office:value-type="float" office:value="14.6324376850241" calcext:value-type="float">
            <text:p>14.6324376850241</text:p>
          </table:table-cell>
          <table:table-cell table:formula="of:=[.I27]*100" office:value-type="float" office:value="19.9899074852818" calcext:value-type="float">
            <text:p>19.9899074852818</text:p>
          </table:table-cell>
          <table:table-cell table:formula="of:=[.J27]*100" office:value-type="float" office:value="13.5699617677012" calcext:value-type="float">
            <text:p>13.5699617677012</text:p>
          </table:table-cell>
          <table:table-cell table:formula="of:=[.K27]*100" office:value-type="float" office:value="14.9553283595837" calcext:value-type="float">
            <text:p>14.9553283595837</text:p>
          </table:table-cell>
          <table:table-cell table:formula="of:=[.L27]*100" office:value-type="float" office:value="17.6697984772341" calcext:value-type="float">
            <text:p>17.6697984772341</text:p>
          </table:table-cell>
          <table:table-cell table:formula="of:=[.M27]*100" office:value-type="float" office:value="19.5679524402046" calcext:value-type="float">
            <text:p>19.5679524402046</text:p>
          </table:table-cell>
          <table:table-cell table:formula="of:=[.N27]*100" office:value-type="float" office:value="22.9950487710872" calcext:value-type="float">
            <text:p>22.9950487710872</text:p>
          </table:table-cell>
          <table:table-cell table:formula="of:=[.O27]*100" office:value-type="float" office:value="24.7261764157394" calcext:value-type="float">
            <text:p>24.7261764157394</text:p>
          </table:table-cell>
          <table:table-cell table:formula="of:=[.P27]*100" office:value-type="float" office:value="19.8360634442265" calcext:value-type="float">
            <text:p>19.8360634442265</text:p>
          </table:table-cell>
          <table:table-cell table:formula="of:=[.Q27]*100" office:value-type="float" office:value="15.1955445035862" calcext:value-type="float">
            <text:p>15.1955445035862</text:p>
          </table:table-cell>
          <table:table-cell table:formula="of:=[.R27]*100" office:value-type="float" office:value="22.5003195407908" calcext:value-type="float">
            <text:p>22.5003195407908</text:p>
          </table:table-cell>
          <table:table-cell table:formula="of:=[.S27]*100" office:value-type="float" office:value="24.8679085194184" calcext:value-type="float">
            <text:p>24.8679085194184</text:p>
          </table:table-cell>
          <table:table-cell table:formula="of:=[.T27]*100" office:value-type="float" office:value="15.2650629246018" calcext:value-type="float">
            <text:p>15.2650629246018</text:p>
          </table:table-cell>
          <table:table-cell table:formula="of:=[.U27]*100" office:value-type="float" office:value="21.4485533116641" calcext:value-type="float">
            <text:p>21.4485533116641</text:p>
          </table:table-cell>
          <table:table-cell table:formula="of:=[.V27]*100" office:value-type="float" office:value="24.2248102978166" calcext:value-type="float">
            <text:p>24.2248102978166</text:p>
          </table:table-cell>
          <table:table-cell/>
          <table:table-cell table:formula="of:=AVERAGE([.E39:.V39])" office:value-type="float" office:value="18.5468287892943" calcext:value-type="float">
            <text:p>18.54682878929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28]*100" office:value-type="float" office:value="15.3751471690035" calcext:value-type="float">
            <text:p>15.3751471690035</text:p>
          </table:table-cell>
          <table:table-cell table:formula="of:=[.F28]*100" office:value-type="float" office:value="16.6898701613147" calcext:value-type="float">
            <text:p>16.6898701613147</text:p>
          </table:table-cell>
          <table:table-cell table:formula="of:=[.G28]*100" office:value-type="float" office:value="16.0094672442281" calcext:value-type="float">
            <text:p>16.0094672442281</text:p>
          </table:table-cell>
          <table:table-cell table:formula="of:=[.H28]*100" office:value-type="float" office:value="14.2256672165601" calcext:value-type="float">
            <text:p>14.2256672165601</text:p>
          </table:table-cell>
          <table:table-cell table:formula="of:=[.I28]*100" office:value-type="float" office:value="31.3456686291001" calcext:value-type="float">
            <text:p>31.3456686291001</text:p>
          </table:table-cell>
          <table:table-cell table:formula="of:=[.J28]*100" office:value-type="float" office:value="12.4246623370119" calcext:value-type="float">
            <text:p>12.4246623370119</text:p>
          </table:table-cell>
          <table:table-cell table:formula="of:=[.K28]*100" office:value-type="float" office:value="18.8772220687114" calcext:value-type="float">
            <text:p>18.8772220687114</text:p>
          </table:table-cell>
          <table:table-cell table:formula="of:=[.L28]*100" office:value-type="float" office:value="25.7777703077466" calcext:value-type="float">
            <text:p>25.7777703077466</text:p>
          </table:table-cell>
          <table:table-cell table:formula="of:=[.M28]*100" office:value-type="float" office:value="37.44089589382" calcext:value-type="float">
            <text:p>37.44089589382</text:p>
          </table:table-cell>
          <table:table-cell table:formula="of:=[.N28]*100" office:value-type="float" office:value="34.1338314210323" calcext:value-type="float">
            <text:p>34.1338314210323</text:p>
          </table:table-cell>
          <table:table-cell table:formula="of:=[.O28]*100" office:value-type="float" office:value="38.058680922484" calcext:value-type="float">
            <text:p>38.058680922484</text:p>
          </table:table-cell>
          <table:table-cell table:formula="of:=[.P28]*100" office:value-type="float" office:value="33.3186110858524" calcext:value-type="float">
            <text:p>33.3186110858524</text:p>
          </table:table-cell>
          <table:table-cell table:formula="of:=[.Q28]*100" office:value-type="float" office:value="16.2590682093755" calcext:value-type="float">
            <text:p>16.2590682093755</text:p>
          </table:table-cell>
          <table:table-cell table:formula="of:=[.R28]*100" office:value-type="float" office:value="39.9112257584736" calcext:value-type="float">
            <text:p>39.9112257584736</text:p>
          </table:table-cell>
          <table:table-cell table:formula="of:=[.S28]*100" office:value-type="float" office:value="40.6899610474758" calcext:value-type="float">
            <text:p>40.6899610474758</text:p>
          </table:table-cell>
          <table:table-cell table:formula="of:=[.T28]*100" office:value-type="float" office:value="15.4673868656495" calcext:value-type="float">
            <text:p>15.4673868656495</text:p>
          </table:table-cell>
          <table:table-cell table:formula="of:=[.U28]*100" office:value-type="float" office:value="43.9521500506208" calcext:value-type="float">
            <text:p>43.9521500506208</text:p>
          </table:table-cell>
          <table:table-cell table:formula="of:=[.V28]*100" office:value-type="float" office:value="36.9005093952781" calcext:value-type="float">
            <text:p>36.9005093952781</text:p>
          </table:table-cell>
          <table:table-cell/>
          <table:table-cell table:formula="of:=AVERAGE([.E40:.V40])" office:value-type="float" office:value="27.0476553213188" calcext:value-type="float">
            <text:p>27.04765532131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29]*100" office:value-type="float" office:value="8.95879267901102" calcext:value-type="float">
            <text:p>8.95879267901102</text:p>
          </table:table-cell>
          <table:table-cell table:formula="of:=[.F29]*100" office:value-type="float" office:value="12.4057988559668" calcext:value-type="float">
            <text:p>12.4057988559668</text:p>
          </table:table-cell>
          <table:table-cell table:formula="of:=[.G29]*100" office:value-type="float" office:value="9.2390479167597" calcext:value-type="float">
            <text:p>9.2390479167597</text:p>
          </table:table-cell>
          <table:table-cell table:formula="of:=[.H29]*100" office:value-type="float" office:value="10.5371630019661" calcext:value-type="float">
            <text:p>10.5371630019661</text:p>
          </table:table-cell>
          <table:table-cell table:formula="of:=[.I29]*100" office:value-type="float" office:value="12.4881412952061" calcext:value-type="float">
            <text:p>12.4881412952061</text:p>
          </table:table-cell>
          <table:table-cell table:formula="of:=[.J29]*100" office:value-type="float" office:value="9.84273001986744" calcext:value-type="float">
            <text:p>9.84273001986744</text:p>
          </table:table-cell>
          <table:table-cell table:formula="of:=[.K29]*100" office:value-type="float" office:value="9.05406650087501" calcext:value-type="float">
            <text:p>9.05406650087501</text:p>
          </table:table-cell>
          <table:table-cell table:formula="of:=[.L29]*100" office:value-type="float" office:value="12.0406070894331" calcext:value-type="float">
            <text:p>12.0406070894331</text:p>
          </table:table-cell>
          <table:table-cell table:formula="of:=[.M29]*100" office:value-type="float" office:value="9.29351583022259" calcext:value-type="float">
            <text:p>9.29351583022259</text:p>
          </table:table-cell>
          <table:table-cell table:formula="of:=[.N29]*100" office:value-type="float" office:value="14.7084111595363" calcext:value-type="float">
            <text:p>14.7084111595363</text:p>
          </table:table-cell>
          <table:table-cell table:formula="of:=[.O29]*100" office:value-type="float" office:value="15.4304718095357" calcext:value-type="float">
            <text:p>15.4304718095357</text:p>
          </table:table-cell>
          <table:table-cell table:formula="of:=[.P29]*100" office:value-type="float" office:value="11.4985515906522" calcext:value-type="float">
            <text:p>11.4985515906522</text:p>
          </table:table-cell>
          <table:table-cell table:formula="of:=[.Q29]*100" office:value-type="float" office:value="8.34244435767278" calcext:value-type="float">
            <text:p>8.34244435767278</text:p>
          </table:table-cell>
          <table:table-cell table:formula="of:=[.R29]*100" office:value-type="float" office:value="12.7374769059156" calcext:value-type="float">
            <text:p>12.7374769059156</text:p>
          </table:table-cell>
          <table:table-cell table:formula="of:=[.S29]*100" office:value-type="float" office:value="15.0111843881368" calcext:value-type="float">
            <text:p>15.0111843881368</text:p>
          </table:table-cell>
          <table:table-cell table:formula="of:=[.T29]*100" office:value-type="float" office:value="10.8536585365854" calcext:value-type="float">
            <text:p>10.8536585365854</text:p>
          </table:table-cell>
          <table:table-cell table:formula="of:=[.U29]*100" office:value-type="float" office:value="12.6084350189162" calcext:value-type="float">
            <text:p>12.6084350189162</text:p>
          </table:table-cell>
          <table:table-cell table:formula="of:=[.V29]*100" office:value-type="float" office:value="14.8559531609985" calcext:value-type="float">
            <text:p>14.8559531609985</text:p>
          </table:table-cell>
          <table:table-cell/>
          <table:table-cell table:formula="of:=AVERAGE([.E41:.V41])" office:value-type="float" office:value="11.6614694509587" calcext:value-type="float">
            <text:p>11.661469450958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30]*100" office:value-type="float" office:value="8.0764208498341" calcext:value-type="float">
            <text:p>8.0764208498341</text:p>
          </table:table-cell>
          <table:table-cell table:formula="of:=[.F30]*100" office:value-type="float" office:value="15.7985533125511" calcext:value-type="float">
            <text:p>15.7985533125511</text:p>
          </table:table-cell>
          <table:table-cell table:formula="of:=[.G30]*100" office:value-type="float" office:value="8.44471486625285" calcext:value-type="float">
            <text:p>8.44471486625285</text:p>
          </table:table-cell>
          <table:table-cell table:formula="of:=[.H30]*100" office:value-type="float" office:value="8.49732209441594" calcext:value-type="float">
            <text:p>8.49732209441594</text:p>
          </table:table-cell>
          <table:table-cell table:formula="of:=[.I30]*100" office:value-type="float" office:value="14.6587047939445" calcext:value-type="float">
            <text:p>14.6587047939445</text:p>
          </table:table-cell>
          <table:table-cell table:formula="of:=[.J30]*100" office:value-type="float" office:value="7.27932951566856" calcext:value-type="float">
            <text:p>7.27932951566856</text:p>
          </table:table-cell>
          <table:table-cell table:formula="of:=[.K30]*100" office:value-type="float" office:value="10.4393478861564" calcext:value-type="float">
            <text:p>10.4393478861564</text:p>
          </table:table-cell>
          <table:table-cell table:formula="of:=[.L30]*100" office:value-type="float" office:value="13.9938148141923" calcext:value-type="float">
            <text:p>13.9938148141923</text:p>
          </table:table-cell>
          <table:table-cell table:formula="of:=[.M30]*100" office:value-type="float" office:value="13.0699571408821" calcext:value-type="float">
            <text:p>13.0699571408821</text:p>
          </table:table-cell>
          <table:table-cell table:formula="of:=[.N30]*100" office:value-type="float" office:value="18.2685522843844" calcext:value-type="float">
            <text:p>18.2685522843844</text:p>
          </table:table-cell>
          <table:table-cell table:formula="of:=[.O30]*100" office:value-type="float" office:value="19.8893516504009" calcext:value-type="float">
            <text:p>19.8893516504009</text:p>
          </table:table-cell>
          <table:table-cell table:formula="of:=[.P30]*100" office:value-type="float" office:value="14.7971577402216" calcext:value-type="float">
            <text:p>14.7971577402216</text:p>
          </table:table-cell>
          <table:table-cell table:formula="of:=[.Q30]*100" office:value-type="float" office:value="8.19807229906081" calcext:value-type="float">
            <text:p>8.19807229906081</text:p>
          </table:table-cell>
          <table:table-cell table:formula="of:=[.R30]*100" office:value-type="float" office:value="17.2947095664703" calcext:value-type="float">
            <text:p>17.2947095664703</text:p>
          </table:table-cell>
          <table:table-cell table:formula="of:=[.S30]*100" office:value-type="float" office:value="19.9429210536465" calcext:value-type="float">
            <text:p>19.9429210536465</text:p>
          </table:table-cell>
          <table:table-cell table:formula="of:=[.T30]*100" office:value-type="float" office:value="9.45985076289119" calcext:value-type="float">
            <text:p>9.45985076289119</text:p>
          </table:table-cell>
          <table:table-cell table:formula="of:=[.U30]*100" office:value-type="float" office:value="17.7892044546278" calcext:value-type="float">
            <text:p>17.7892044546278</text:p>
          </table:table-cell>
          <table:table-cell table:formula="of:=[.V30]*100" office:value-type="float" office:value="19.5578195345691" calcext:value-type="float">
            <text:p>19.5578195345691</text:p>
          </table:table-cell>
          <table:table-cell/>
          <table:table-cell table:formula="of:=AVERAGE([.E42:.V42])" office:value-type="float" office:value="13.6364335900095" calcext:value-type="float">
            <text:p>13.63643359000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31]*100" office:value-type="float" office:value="10.5894252381462" calcext:value-type="float">
            <text:p>10.5894252381462</text:p>
          </table:table-cell>
          <table:table-cell table:formula="of:=[.F31]*100" office:value-type="float" office:value="35.3742320147695" calcext:value-type="float">
            <text:p>35.3742320147695</text:p>
          </table:table-cell>
          <table:table-cell table:formula="of:=[.G31]*100" office:value-type="float" office:value="10.7183048274014" calcext:value-type="float">
            <text:p>10.7183048274014</text:p>
          </table:table-cell>
          <table:table-cell table:formula="of:=[.H31]*100" office:value-type="float" office:value="10.2624799439561" calcext:value-type="float">
            <text:p>10.2624799439561</text:p>
          </table:table-cell>
          <table:table-cell table:formula="of:=[.I31]*100" office:value-type="float" office:value="28.053826745164" calcext:value-type="float">
            <text:p>28.053826745164</text:p>
          </table:table-cell>
          <table:table-cell table:formula="of:=[.J31]*100" office:value-type="float" office:value="10.9993822729018" calcext:value-type="float">
            <text:p>10.9993822729018</text:p>
          </table:table-cell>
          <table:table-cell table:formula="of:=[.K31]*100" office:value-type="float" office:value="22.6664824537165" calcext:value-type="float">
            <text:p>22.6664824537165</text:p>
          </table:table-cell>
          <table:table-cell table:formula="of:=[.L31]*100" office:value-type="float" office:value="27.7341714708305" calcext:value-type="float">
            <text:p>27.7341714708305</text:p>
          </table:table-cell>
          <table:table-cell table:formula="of:=[.M31]*100" office:value-type="float" office:value="29.8278722521775" calcext:value-type="float">
            <text:p>29.8278722521775</text:p>
          </table:table-cell>
          <table:table-cell table:formula="of:=[.N31]*100" office:value-type="float" office:value="31.7857036971152" calcext:value-type="float">
            <text:p>31.7857036971152</text:p>
          </table:table-cell>
          <table:table-cell table:formula="of:=[.O31]*100" office:value-type="float" office:value="34.726798035681" calcext:value-type="float">
            <text:p>34.726798035681</text:p>
          </table:table-cell>
          <table:table-cell table:formula="of:=[.P31]*100" office:value-type="float" office:value="30.7049791506995" calcext:value-type="float">
            <text:p>30.7049791506995</text:p>
          </table:table-cell>
          <table:table-cell table:formula="of:=[.Q31]*100" office:value-type="float" office:value="27.289915534639" calcext:value-type="float">
            <text:p>27.289915534639</text:p>
          </table:table-cell>
          <table:table-cell table:formula="of:=[.R31]*100" office:value-type="float" office:value="36.8145850036602" calcext:value-type="float">
            <text:p>36.8145850036602</text:p>
          </table:table-cell>
          <table:table-cell table:formula="of:=[.S31]*100" office:value-type="float" office:value="36.8602722820009" calcext:value-type="float">
            <text:p>36.8602722820009</text:p>
          </table:table-cell>
          <table:table-cell table:formula="of:=[.T31]*100" office:value-type="float" office:value="16.2770538664291" calcext:value-type="float">
            <text:p>16.2770538664291</text:p>
          </table:table-cell>
          <table:table-cell table:formula="of:=[.U31]*100" office:value-type="float" office:value="41.5703095859754" calcext:value-type="float">
            <text:p>41.5703095859754</text:p>
          </table:table-cell>
          <table:table-cell table:formula="of:=[.V31]*100" office:value-type="float" office:value="35.6090549766439" calcext:value-type="float">
            <text:p>35.6090549766439</text:p>
          </table:table-cell>
          <table:table-cell/>
          <table:table-cell table:formula="of:=AVERAGE([.E43:.V43])" office:value-type="float" office:value="26.5480471862171" calcext:value-type="float">
            <text:p>26.5480471862171</text:p>
          </table:table-cell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get segmentIQ_all_segment_comparison data from 174 to 183 ( FP 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3" office:value-type="float" office:value="4289400000" calcext:value-type="float">
            <text:p>4.29E+09</text:p>
          </table:table-cell>
          <table:table-cell table:style-name="ce3" office:value-type="float" office:value="2887600000" calcext:value-type="float">
            <text:p>2.89E+09</text:p>
          </table:table-cell>
          <table:table-cell table:style-name="ce3" office:value-type="float" office:value="4208000000" calcext:value-type="float">
            <text:p>4.21E+09</text:p>
          </table:table-cell>
          <table:table-cell table:style-name="ce3" office:value-type="float" office:value="4370600000" calcext:value-type="float">
            <text:p>4.37E+09</text:p>
          </table:table-cell>
          <table:table-cell table:style-name="ce3" office:value-type="float" office:value="2890600000" calcext:value-type="float">
            <text:p>2.89E+09</text:p>
          </table:table-cell>
          <table:table-cell table:style-name="ce3" office:value-type="float" office:value="2815700000" calcext:value-type="float">
            <text:p>2.82E+09</text:p>
          </table:table-cell>
          <table:table-cell table:style-name="ce3" office:value-type="float" office:value="4776100000" calcext:value-type="float">
            <text:p>4.78E+09</text:p>
          </table:table-cell>
          <table:table-cell table:style-name="ce3" office:value-type="float" office:value="2799900000" calcext:value-type="float">
            <text:p>2.80E+09</text:p>
          </table:table-cell>
          <table:table-cell table:style-name="ce3" office:value-type="float" office:value="6518900000" calcext:value-type="float">
            <text:p>6.52E+09</text:p>
          </table:table-cell>
          <table:table-cell table:style-name="ce3" office:value-type="float" office:value="1611600000" calcext:value-type="float">
            <text:p>1.61E+09</text:p>
          </table:table-cell>
          <table:table-cell table:style-name="ce3" office:value-type="float" office:value="1614300000" calcext:value-type="float">
            <text:p>1.61E+09</text:p>
          </table:table-cell>
          <table:table-cell table:style-name="ce3" office:value-type="float" office:value="3632700000" calcext:value-type="float">
            <text:p>3.63E+09</text:p>
          </table:table-cell>
          <table:table-cell table:style-name="ce3" office:value-type="float" office:value="4511500000" calcext:value-type="float">
            <text:p>4.51E+09</text:p>
          </table:table-cell>
          <table:table-cell table:style-name="ce3" office:value-type="float" office:value="4204000000" calcext:value-type="float">
            <text:p>4.20E+09</text:p>
          </table:table-cell>
          <table:table-cell table:style-name="ce3" office:value-type="float" office:value="2572600000" calcext:value-type="float">
            <text:p>2.57E+09</text:p>
          </table:table-cell>
          <table:table-cell table:style-name="ce3" office:value-type="float" office:value="2518800000" calcext:value-type="float">
            <text:p>2.52E+09</text:p>
          </table:table-cell>
          <table:table-cell table:style-name="ce3" office:value-type="float" office:value="3424300000" calcext:value-type="float">
            <text:p>3.42E+09</text:p>
          </table:table-cell>
          <table:table-cell table:style-name="ce3" office:value-type="float" office:value="23583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3472900000" calcext:value-type="float">
            <text:p>3.47E+09</text:p>
          </table:table-cell>
          <table:table-cell table:style-name="ce3" office:value-type="float" office:value="1917900000" calcext:value-type="float">
            <text:p>1.92E+09</text:p>
          </table:table-cell>
          <table:table-cell table:style-name="ce3" office:value-type="float" office:value="3207400000" calcext:value-type="float">
            <text:p>3.21E+09</text:p>
          </table:table-cell>
          <table:table-cell table:style-name="ce3" office:value-type="float" office:value="2953100000" calcext:value-type="float">
            <text:p>2.95E+09</text:p>
          </table:table-cell>
          <table:table-cell table:style-name="ce3" office:value-type="float" office:value="2638300000" calcext:value-type="float">
            <text:p>2.64E+09</text:p>
          </table:table-cell>
          <table:table-cell table:style-name="ce3" office:value-type="float" office:value="1942100000" calcext:value-type="float">
            <text:p>1.94E+09</text:p>
          </table:table-cell>
          <table:table-cell table:style-name="ce3" office:value-type="float" office:value="4143000000" calcext:value-type="float">
            <text:p>4.14E+09</text:p>
          </table:table-cell>
          <table:table-cell table:style-name="ce3" office:value-type="float" office:value="2341700000" calcext:value-type="float">
            <text:p>2.34E+09</text:p>
          </table:table-cell>
          <table:table-cell table:style-name="ce3" office:value-type="float" office:value="8357300000" calcext:value-type="float">
            <text:p>8.36E+09</text:p>
          </table:table-cell>
          <table:table-cell table:style-name="ce3" office:value-type="float" office:value="1621400000" calcext:value-type="float">
            <text:p>1.62E+09</text:p>
          </table:table-cell>
          <table:table-cell table:style-name="ce3" office:value-type="float" office:value="1646800000" calcext:value-type="float">
            <text:p>1.65E+09</text:p>
          </table:table-cell>
          <table:table-cell table:style-name="ce3" office:value-type="float" office:value="3485000000" calcext:value-type="float">
            <text:p>3.49E+09</text:p>
          </table:table-cell>
          <table:table-cell table:style-name="ce3" office:value-type="float" office:value="3810000000" calcext:value-type="float">
            <text:p>3.81E+09</text:p>
          </table:table-cell>
          <table:table-cell table:style-name="ce3" office:value-type="float" office:value="4071000000" calcext:value-type="float">
            <text:p>4.07E+09</text:p>
          </table:table-cell>
          <table:table-cell table:style-name="ce3" office:value-type="float" office:value="2639100000" calcext:value-type="float">
            <text:p>2.64E+09</text:p>
          </table:table-cell>
          <table:table-cell table:style-name="ce3" office:value-type="float" office:value="1912400000" calcext:value-type="float">
            <text:p>1.91E+09</text:p>
          </table:table-cell>
          <table:table-cell table:style-name="ce3" office:value-type="float" office:value="3504000000" calcext:value-type="float">
            <text:p>3.50E+09</text:p>
          </table:table-cell>
          <table:table-cell table:style-name="ce3" office:value-type="float" office:value="23635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2393300000" calcext:value-type="float">
            <text:p>2.39E+09</text:p>
          </table:table-cell>
          <table:table-cell table:style-name="ce3" office:value-type="float" office:value="1485500000" calcext:value-type="float">
            <text:p>1.49E+09</text:p>
          </table:table-cell>
          <table:table-cell table:style-name="ce3" office:value-type="float" office:value="2287900000" calcext:value-type="float">
            <text:p>2.29E+09</text:p>
          </table:table-cell>
          <table:table-cell table:style-name="ce3" office:value-type="float" office:value="2320500000" calcext:value-type="float">
            <text:p>2.32E+09</text:p>
          </table:table-cell>
          <table:table-cell table:style-name="ce3" office:value-type="float" office:value="1755100000" calcext:value-type="float">
            <text:p>1.76E+09</text:p>
          </table:table-cell>
          <table:table-cell table:style-name="ce3" office:value-type="float" office:value="1485900000" calcext:value-type="float">
            <text:p>1.49E+09</text:p>
          </table:table-cell>
          <table:table-cell table:style-name="ce3" office:value-type="float" office:value="2694600000" calcext:value-type="float">
            <text:p>2.69E+09</text:p>
          </table:table-cell>
          <table:table-cell table:style-name="ce3" office:value-type="float" office:value="1628400000" calcext:value-type="float">
            <text:p>1.63E+09</text:p>
          </table:table-cell>
          <table:table-cell table:style-name="ce3" office:value-type="float" office:value="4165600000" calcext:value-type="float">
            <text:p>4.17E+09</text:p>
          </table:table-cell>
          <table:table-cell table:style-name="ce3" office:value-type="float" office:value="1069400000" calcext:value-type="float">
            <text:p>1.07E+09</text:p>
          </table:table-cell>
          <table:table-cell table:style-name="ce3" office:value-type="float" office:value="1075700000" calcext:value-type="float">
            <text:p>1.08E+09</text:p>
          </table:table-cell>
          <table:table-cell table:style-name="ce3" office:value-type="float" office:value="2230900000" calcext:value-type="float">
            <text:p>2.23E+09</text:p>
          </table:table-cell>
          <table:table-cell table:style-name="ce3" office:value-type="float" office:value="2565200000" calcext:value-type="float">
            <text:p>2.57E+09</text:p>
          </table:table-cell>
          <table:table-cell table:style-name="ce3" office:value-type="float" office:value="2667200000" calcext:value-type="float">
            <text:p>2.67E+09</text:p>
          </table:table-cell>
          <table:table-cell table:style-name="ce3" office:value-type="float" office:value="1715000000" calcext:value-type="float">
            <text:p>1.72E+09</text:p>
          </table:table-cell>
          <table:table-cell table:style-name="ce3" office:value-type="float" office:value="1416700000" calcext:value-type="float">
            <text:p>1.42E+09</text:p>
          </table:table-cell>
          <table:table-cell table:style-name="ce3" office:value-type="float" office:value="2126500000" calcext:value-type="float">
            <text:p>2.13E+09</text:p>
          </table:table-cell>
          <table:table-cell table:style-name="ce3" office:value-type="float" office:value="1562700000" calcext:value-type="float">
            <text:p>1.56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2281100000" calcext:value-type="float">
            <text:p>2.28E+09</text:p>
          </table:table-cell>
          <table:table-cell table:style-name="ce3" office:value-type="float" office:value="1331400000" calcext:value-type="float">
            <text:p>1.33E+09</text:p>
          </table:table-cell>
          <table:table-cell table:style-name="ce3" office:value-type="float" office:value="2128900000" calcext:value-type="float">
            <text:p>2.13E+09</text:p>
          </table:table-cell>
          <table:table-cell table:style-name="ce3" office:value-type="float" office:value="1892300000" calcext:value-type="float">
            <text:p>1.89E+09</text:p>
          </table:table-cell>
          <table:table-cell table:style-name="ce3" office:value-type="float" office:value="2139900000" calcext:value-type="float">
            <text:p>2.14E+09</text:p>
          </table:table-cell>
          <table:table-cell table:style-name="ce3" office:value-type="float" office:value="1208000000" calcext:value-type="float">
            <text:p>1.21E+09</text:p>
          </table:table-cell>
          <table:table-cell table:style-name="ce3" office:value-type="float" office:value="2906100000" calcext:value-type="float">
            <text:p>2.91E+09</text:p>
          </table:table-cell>
          <table:table-cell table:style-name="ce3" office:value-type="float" office:value="1799700000" calcext:value-type="float">
            <text:p>1.80E+09</text:p>
          </table:table-cell>
          <table:table-cell table:style-name="ce3" office:value-type="float" office:value="7065100000" calcext:value-type="float">
            <text:p>7.07E+09</text:p>
          </table:table-cell>
          <table:table-cell table:style-name="ce3" office:value-type="float" office:value="1327600000" calcext:value-type="float">
            <text:p>1.33E+09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2952800000" calcext:value-type="float">
            <text:p>2.95E+09</text:p>
          </table:table-cell>
          <table:table-cell table:style-name="ce3" office:value-type="float" office:value="2548500000" calcext:value-type="float">
            <text:p>2.55E+09</text:p>
          </table:table-cell>
          <table:table-cell table:style-name="ce3" office:value-type="float" office:value="3575600000" calcext:value-type="float">
            <text:p>3.58E+09</text:p>
          </table:table-cell>
          <table:table-cell table:style-name="ce3" office:value-type="float" office:value="2266900000" calcext:value-type="float">
            <text:p>2.27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3355100000" calcext:value-type="float">
            <text:p>3.36E+09</text:p>
          </table:table-cell>
          <table:table-cell table:style-name="ce3" office:value-type="float" office:value="1968200000" calcext:value-type="float">
            <text:p>1.97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1730700000" calcext:value-type="float">
            <text:p>1.73E+09</text:p>
          </table:table-cell>
          <table:table-cell table:style-name="ce3" office:value-type="float" office:value="1270300000" calcext:value-type="float">
            <text:p>1.27E+09</text:p>
          </table:table-cell>
          <table:table-cell table:style-name="ce3" office:value-type="float" office:value="1751100000" calcext:value-type="float">
            <text:p>1.75E+09</text:p>
          </table:table-cell>
          <table:table-cell table:style-name="ce3" office:value-type="float" office:value="1940700000" calcext:value-type="float">
            <text:p>1.94E+09</text:p>
          </table:table-cell>
          <table:table-cell table:style-name="ce3" office:value-type="float" office:value="1337200000" calcext:value-type="float">
            <text:p>1.34E+09</text:p>
          </table:table-cell>
          <table:table-cell table:style-name="ce3" office:value-type="float" office:value="1223800000" calcext:value-type="float">
            <text:p>1.22E+09</text:p>
          </table:table-cell>
          <table:table-cell table:style-name="ce3" office:value-type="float" office:value="1862800000" calcext:value-type="float">
            <text:p>1.86E+09</text:p>
          </table:table-cell>
          <table:table-cell table:style-name="ce3" office:value-type="float" office:value="1276300000" calcext:value-type="float">
            <text:p>1.28E+09</text:p>
          </table:table-cell>
          <table:table-cell table:style-name="ce3" office:value-type="float" office:value="2470400000" calcext:value-type="float">
            <text:p>2.47E+09</text:p>
          </table:table-cell>
          <table:table-cell table:style-name="ce3" office:value-type="float" office:value="784440000" calcext:value-type="float">
            <text:p>7.84E+08</text:p>
          </table:table-cell>
          <table:table-cell table:style-name="ce3" office:value-type="float" office:value="779120000" calcext:value-type="float">
            <text:p>7.79E+08</text:p>
          </table:table-cell>
          <table:table-cell table:style-name="ce3" office:value-type="float" office:value="1620600000" calcext:value-type="float">
            <text:p>1.62E+09</text:p>
          </table:table-cell>
          <table:table-cell table:style-name="ce3" office:value-type="float" office:value="1679800000" calcext:value-type="float">
            <text:p>1.68E+09</text:p>
          </table:table-cell>
          <table:table-cell table:style-name="ce3" office:value-type="float" office:value="1981000000" calcext:value-type="float">
            <text:p>1.98E+09</text:p>
          </table:table-cell>
          <table:table-cell table:style-name="ce3" office:value-type="float" office:value="1248600000" calcext:value-type="float">
            <text:p>1.25E+09</text:p>
          </table:table-cell>
          <table:table-cell table:style-name="ce3" office:value-type="float" office:value="1138300000" calcext:value-type="float">
            <text:p>1.14E+09</text:p>
          </table:table-cell>
          <table:table-cell table:style-name="ce3" office:value-type="float" office:value="1588000000" calcext:value-type="float">
            <text:p>1.59E+09</text:p>
          </table:table-cell>
          <table:table-cell table:style-name="ce3" office:value-type="float" office:value="1135800000" calcext:value-type="float">
            <text:p>1.14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400000" calcext:value-type="float">
            <text:p>1.19E+09</text:p>
          </table:table-cell>
          <table:table-cell table:style-name="ce3" office:value-type="float" office:value="812800000" calcext:value-type="float">
            <text:p>8.13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70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0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20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64900000" calcext:value-type="float">
            <text:p>2.56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9400000" calcext:value-type="float">
            <text:p>3.30E+09</text:p>
          </table:table-cell>
          <table:table-cell table:style-name="ce3" office:value-type="float" office:value="1745800000" calcext:value-type="float">
            <text:p>1.75E+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837020000" calcext:value-type="float">
            <text:p>8.37E+08</text:p>
          </table:table-cell>
          <table:table-cell table:style-name="ce3" office:value-type="float" office:value="819800000" calcext:value-type="float">
            <text:p>8.20E+08</text:p>
          </table:table-cell>
          <table:table-cell table:style-name="ce3" office:value-type="float" office:value="827560000" calcext:value-type="float">
            <text:p>8.28E+08</text:p>
          </table:table-cell>
          <table:table-cell table:style-name="ce3" office:value-type="float" office:value="932560000" calcext:value-type="float">
            <text:p>9.33E+08</text:p>
          </table:table-cell>
          <table:table-cell table:style-name="ce3" office:value-type="float" office:value="742420000" calcext:value-type="float">
            <text:p>7.42E+08</text:p>
          </table:table-cell>
          <table:table-cell table:style-name="ce3" office:value-type="float" office:value="589550000" calcext:value-type="float">
            <text:p>5.90E+08</text:p>
          </table:table-cell>
          <table:table-cell table:style-name="ce3" office:value-type="float" office:value="983000000" calcext:value-type="float">
            <text:p>9.83E+08</text:p>
          </table:table-cell>
          <table:table-cell table:style-name="ce3" office:value-type="float" office:value="716380000" calcext:value-type="float">
            <text:p>7.16E+08</text:p>
          </table:table-cell>
          <table:table-cell table:style-name="ce3" office:value-type="float" office:value="1344400000" calcext:value-type="float">
            <text:p>1.34E+09</text:p>
          </table:table-cell>
          <table:table-cell table:style-name="ce3" office:value-type="float" office:value="496100000" calcext:value-type="float">
            <text:p>4.96E+08</text:p>
          </table:table-cell>
          <table:table-cell table:style-name="ce3" office:value-type="float" office:value="496460000" calcext:value-type="float">
            <text:p>4.96E+08</text:p>
          </table:table-cell>
          <table:table-cell table:style-name="ce3" office:value-type="float" office:value="885170000" calcext:value-type="float">
            <text:p>8.85E+08</text:p>
          </table:table-cell>
          <table:table-cell table:style-name="ce3" office:value-type="float" office:value="811870000" calcext:value-type="float">
            <text:p>8.12E+08</text:p>
          </table:table-cell>
          <table:table-cell table:style-name="ce3" office:value-type="float" office:value="1096200000" calcext:value-type="float">
            <text:p>1.10E+09</text:p>
          </table:table-cell>
          <table:table-cell table:style-name="ce3" office:value-type="float" office:value="778450000" calcext:value-type="float">
            <text:p>7.78E+08</text:p>
          </table:table-cell>
          <table:table-cell table:style-name="ce3" office:value-type="float" office:value="584730000" calcext:value-type="float">
            <text:p>5.85E+08</text:p>
          </table:table-cell>
          <table:table-cell table:style-name="ce3" office:value-type="float" office:value="946490000" calcext:value-type="float">
            <text:p>9.46E+08</text:p>
          </table:table-cell>
          <table:table-cell table:style-name="ce3" office:value-type="float" office:value="702850000" calcext:value-type="float">
            <text:p>7.03E+0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754580000" calcext:value-type="float">
            <text:p>7.55E+08</text:p>
          </table:table-cell>
          <table:table-cell table:style-name="ce3" office:value-type="float" office:value="1044000000" calcext:value-type="float">
            <text:p>1.04E+09</text:p>
          </table:table-cell>
          <table:table-cell table:style-name="ce3" office:value-type="float" office:value="756410000" calcext:value-type="float">
            <text:p>7.56E+08</text:p>
          </table:table-cell>
          <table:table-cell table:style-name="ce3" office:value-type="float" office:value="752030000" calcext:value-type="float">
            <text:p>7.52E+08</text:p>
          </table:table-cell>
          <table:table-cell table:style-name="ce3" office:value-type="float" office:value="871460000" calcext:value-type="float">
            <text:p>8.71E+08</text:p>
          </table:table-cell>
          <table:table-cell table:style-name="ce3" office:value-type="float" office:value="436010000" calcext:value-type="float">
            <text:p>4.36E+08</text:p>
          </table:table-cell>
          <table:table-cell table:style-name="ce3" office:value-type="float" office:value="1133400000" calcext:value-type="float">
            <text:p>1.13E+09</text:p>
          </table:table-cell>
          <table:table-cell table:style-name="ce3" office:value-type="float" office:value="832590000" calcext:value-type="float">
            <text:p>8.33E+08</text:p>
          </table:table-cell>
          <table:table-cell table:style-name="ce3" office:value-type="float" office:value="1890700000" calcext:value-type="float">
            <text:p>1.89E+09</text:p>
          </table:table-cell>
          <table:table-cell table:style-name="ce3" office:value-type="float" office:value="616180000" calcext:value-type="float">
            <text:p>6.16E+08</text:p>
          </table:table-cell>
          <table:table-cell table:style-name="ce3" office:value-type="float" office:value="639920000" calcext:value-type="float">
            <text:p>6.40E+08</text:p>
          </table:table-cell>
          <table:table-cell table:style-name="ce3" office:value-type="float" office:value="1139100000" calcext:value-type="float">
            <text:p>1.14E+09</text:p>
          </table:table-cell>
          <table:table-cell table:style-name="ce3" office:value-type="float" office:value="797820000" calcext:value-type="float">
            <text:p>7.98E+08</text:p>
          </table:table-cell>
          <table:table-cell table:style-name="ce3" office:value-type="float" office:value="1488400000" calcext:value-type="float">
            <text:p>1.49E+09</text:p>
          </table:table-cell>
          <table:table-cell table:style-name="ce3" office:value-type="float" office:value="1034200000" calcext:value-type="float">
            <text:p>1.03E+09</text:p>
          </table:table-cell>
          <table:table-cell table:style-name="ce3" office:value-type="float" office:value="509640000" calcext:value-type="float">
            <text:p>5.10E+08</text:p>
          </table:table-cell>
          <table:table-cell table:style-name="ce3" office:value-type="float" office:value="1335400000" calcext:value-type="float">
            <text:p>1.34E+09</text:p>
          </table:table-cell>
          <table:table-cell table:style-name="ce3" office:value-type="float" office:value="925300000" calcext:value-type="float">
            <text:p>9.25E+0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989370000" calcext:value-type="float">
            <text:p>9.89E+08</text:p>
          </table:table-cell>
          <table:table-cell table:style-name="ce3" office:value-type="float" office:value="2337600000" calcext:value-type="float">
            <text:p>2.34E+09</text:p>
          </table:table-cell>
          <table:table-cell table:style-name="ce3" office:value-type="float" office:value="960060000" calcext:value-type="float">
            <text:p>9.60E+08</text:p>
          </table:table-cell>
          <table:table-cell table:style-name="ce3" office:value-type="float" office:value="908250000" calcext:value-type="float">
            <text:p>9.08E+08</text:p>
          </table:table-cell>
          <table:table-cell table:style-name="ce3" office:value-type="float" office:value="1667800000" calcext:value-type="float">
            <text:p>1.67E+09</text:p>
          </table:table-cell>
          <table:table-cell table:style-name="ce3" office:value-type="float" office:value="658830000" calcext:value-type="float">
            <text:p>6.59E+08</text:p>
          </table:table-cell>
          <table:table-cell table:style-name="ce3" office:value-type="float" office:value="2460900000" calcext:value-type="float">
            <text:p>2.46E+09</text:p>
          </table:table-cell>
          <table:table-cell table:style-name="ce3" office:value-type="float" office:value="1650100000" calcext:value-type="float">
            <text:p>1.65E+09</text:p>
          </table:table-cell>
          <table:table-cell table:style-name="ce3" office:value-type="float" office:value="4314900000" calcext:value-type="float">
            <text:p>4.31E+09</text:p>
          </table:table-cell>
          <table:table-cell table:style-name="ce3" office:value-type="float" office:value="1072100000" calcext:value-type="float">
            <text:p>1.07E+09</text:p>
          </table:table-cell>
          <table:table-cell table:style-name="ce3" office:value-type="float" office:value="1117300000" calcext:value-type="float">
            <text:p>1.12E+09</text:p>
          </table:table-cell>
          <table:table-cell table:style-name="ce3" office:value-type="float" office:value="2363700000" calcext:value-type="float">
            <text:p>2.36E+09</text:p>
          </table:table-cell>
          <table:table-cell table:style-name="ce3" office:value-type="float" office:value="2655800000" calcext:value-type="float">
            <text:p>2.66E+09</text:p>
          </table:table-cell>
          <table:table-cell table:style-name="ce3" office:value-type="float" office:value="3168300000" calcext:value-type="float">
            <text:p>3.17E+09</text:p>
          </table:table-cell>
          <table:table-cell table:style-name="ce3" office:value-type="float" office:value="1911500000" calcext:value-type="float">
            <text:p>1.91E+09</text:p>
          </table:table-cell>
          <table:table-cell table:style-name="ce3" office:value-type="float" office:value="876910000" calcext:value-type="float">
            <text:p>8.77E+08</text:p>
          </table:table-cell>
          <table:table-cell table:style-name="ce3" office:value-type="float" office:value="3120600000" calcext:value-type="float">
            <text:p>3.12E+09</text:p>
          </table:table-cell>
          <table:table-cell table:style-name="ce3" office:value-type="float" office:value="1684700000" calcext:value-type="float">
            <text:p>1.68E+09</text:p>
          </table:table-cell>
          <table:table-cell table:number-columns-repeated="2"/>
        </table:table-row>
        <table:table-row table:style-name="ro1" table:number-rows-repeated="3">
          <table:table-cell table:number-columns-repeated="21"/>
          <table:table-cell table:style-name="ce3"/>
          <table:table-cell table:number-columns-repeated="2"/>
        </table:table-row>
        <table:table-row table:style-name="ro1">
          <table:table-cell table:number-columns-repeated="21"/>
          <table:table-cell table:style-name="ce3"/>
          <table:table-cell table:number-columns-repeated="2"/>
        </table:table-row>
      </table:table>
      <table:table table:name="ipc_comp" table:style-name="ta1">
        <table:shapes>
          <draw:frame draw:z-index="0" draw:style-name="gr1" draw:text-style-name="P1" svg:width="210mm" svg:height="100mm" svg:x="47.46mm" svg:y="85.83mm">
            <draw:object draw:notify-on-update-of-ranges="ipc_comp.D6:ipc_comp.D16 ipc_comp.E6:ipc_comp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performance degradation</text:p>
          </table:table-cell>
          <table:table-cell office:value-type="string" calcext:value-type="string">
            <text:p>comparison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1.99978611913164" calcext:value-type="float">
            <text:p>1.99978611913164</text:p>
          </table:table-cell>
          <table:table-cell office:value-type="float" office:value="47.216270194184" calcext:value-type="float">
            <text:p>47.2162701941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29565465369123" calcext:value-type="float">
            <text:p>2.29565465369123</text:p>
          </table:table-cell>
          <table:table-cell office:value-type="float" office:value="42.303631346244" calcext:value-type="float">
            <text:p>42.3036313462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53448829002245" calcext:value-type="float">
            <text:p>2.53448829002245</text:p>
          </table:table-cell>
          <table:table-cell office:value-type="float" office:value="28.1871108529934" calcext:value-type="float">
            <text:p>28.18711085299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4525006238192" calcext:value-type="float">
            <text:p>2.4525006238192</text:p>
          </table:table-cell>
          <table:table-cell office:value-type="float" office:value="32.9719005554775" calcext:value-type="float">
            <text:p>32.97190055547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4.76954336434605" calcext:value-type="float">
            <text:p>4.76954336434605</text:p>
          </table:table-cell>
          <table:table-cell office:value-type="float" office:value="20.944884618199" calcext:value-type="float">
            <text:p>20.94488461819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3.43278793711902" calcext:value-type="float">
            <text:p>3.43278793711902</text:p>
          </table:table-cell>
          <table:table-cell office:value-type="float" office:value="18.5468287892943" calcext:value-type="float">
            <text:p>18.546828789294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3.24385983673759" calcext:value-type="float">
            <text:p>3.24385983673759</text:p>
          </table:table-cell>
          <table:table-cell office:value-type="float" office:value="27.0476553213188" calcext:value-type="float">
            <text:p>27.04765532131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6.21323922575124" calcext:value-type="float">
            <text:p>6.21323922575124</text:p>
          </table:table-cell>
          <table:table-cell office:value-type="float" office:value="11.6614694509587" calcext:value-type="float">
            <text:p>11.661469450958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5.3648451146045" calcext:value-type="float">
            <text:p>5.3648451146045</text:p>
          </table:table-cell>
          <table:table-cell office:value-type="float" office:value="13.6364335900095" calcext:value-type="float">
            <text:p>13.636433590009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5.65554305711786" calcext:value-type="float">
            <text:p>5.65554305711786</text:p>
          </table:table-cell>
          <table:table-cell office:value-type="float" office:value="26.5480471862171" calcext:value-type="float">
            <text:p>26.5480471862171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performance degradation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2,2)</text:p>
          </table:table-cell>
          <table:table-cell office:value-type="float" office:value="1.99978611913164" calcext:value-type="float">
            <text:p>1.99978611913164</text:p>
          </table:table-cell>
          <table:table-cell office:value-type="float" office:value="47.216270194184" calcext:value-type="float">
            <text:p>47.21627019418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4,1)</text:p>
          </table:table-cell>
          <table:table-cell office:value-type="float" office:value="2.29565465369123" calcext:value-type="float">
            <text:p>2.29565465369123</text:p>
          </table:table-cell>
          <table:table-cell office:value-type="float" office:value="42.303631346244" calcext:value-type="float">
            <text:p>42.30363134624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8,1)</text:p>
          </table:table-cell>
          <table:table-cell office:value-type="float" office:value="2.4525006238192" calcext:value-type="float">
            <text:p>2.4525006238192</text:p>
          </table:table-cell>
          <table:table-cell office:value-type="float" office:value="32.9719005554775" calcext:value-type="float">
            <text:p>32.971900555477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4,2)</text:p>
          </table:table-cell>
          <table:table-cell office:value-type="float" office:value="2.53448829002245" calcext:value-type="float">
            <text:p>2.53448829002245</text:p>
          </table:table-cell>
          <table:table-cell office:value-type="float" office:value="28.1871108529934" calcext:value-type="float">
            <text:p>28.187110852993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16,1)</text:p>
          </table:table-cell>
          <table:table-cell office:value-type="float" office:value="3.24385983673759" calcext:value-type="float">
            <text:p>3.24385983673759</text:p>
          </table:table-cell>
          <table:table-cell office:value-type="float" office:value="27.0476553213188" calcext:value-type="float">
            <text:p>27.047655321318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8,2)</text:p>
          </table:table-cell>
          <table:table-cell office:value-type="float" office:value="3.43278793711902" calcext:value-type="float">
            <text:p>3.43278793711902</text:p>
          </table:table-cell>
          <table:table-cell office:value-type="float" office:value="18.5468287892943" calcext:value-type="float">
            <text:p>18.546828789294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4,4)</text:p>
          </table:table-cell>
          <table:table-cell office:value-type="float" office:value="4.76954336434605" calcext:value-type="float">
            <text:p>4.76954336434605</text:p>
          </table:table-cell>
          <table:table-cell office:value-type="float" office:value="20.944884618199" calcext:value-type="float">
            <text:p>20.94488461819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16,2)</text:p>
          </table:table-cell>
          <table:table-cell office:value-type="float" office:value="5.3648451146045" calcext:value-type="float">
            <text:p>5.3648451146045</text:p>
          </table:table-cell>
          <table:table-cell office:value-type="float" office:value="13.6364335900095" calcext:value-type="float">
            <text:p>13.636433590009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32,1)</text:p>
          </table:table-cell>
          <table:table-cell office:value-type="float" office:value="5.65554305711786" calcext:value-type="float">
            <text:p>5.65554305711786</text:p>
          </table:table-cell>
          <table:table-cell office:value-type="float" office:value="26.5480471862171" calcext:value-type="float">
            <text:p>26.5480471862171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8,4)</text:p>
          </table:table-cell>
          <table:table-cell office:value-type="float" office:value="6.21323922575124" calcext:value-type="float">
            <text:p>6.21323922575124</text:p>
          </table:table-cell>
          <table:table-cell office:value-type="float" office:value="11.6614694509587" calcext:value-type="float">
            <text:p>11.6614694509587</text:p>
          </table:table-cell>
        </table:table-row>
      </table:table>
      <table:named-expressions/>
      <table:database-ranges>
        <table:database-range table:name="__Anonymous_Sheet_DB__2" table:target-range-address="ipc_comp.Q24:ipc_comp.S3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9:31:25.5850276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27T19:51:05.098457917</dc:date>
    <meta:editing-duration>PT2H50M26S</meta:editing-duration>
    <meta:editing-cycles>26</meta:editing-cycles>
    <meta:generator>LibreOffice/6.0.7.3$Linux_X86_64 LibreOffice_project/00m0$Build-3</meta:generator>
    <meta:document-statistic meta:table-count="3" meta:cell-count="17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8" chart:origin="0" chart:interval-major="1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scatter" chart:style-name="ch1">
        <chart:plot-area chart:style-name="ch2" table:cell-range-address="ipc_comp.D6:ipc_comp.E16" svg:x="2.153cm" svg:y="0.2cm" svg:width="18.428cm" svg:height="7.898cm">
          <chartooo:coordinate-region svg:x="2.88cm" svg:y="0.452cm" svg:width="17.58cm" svg:height="6.893cm"/>
          <chart:axis chart:dimension="x" chart:name="primary-x" chart:style-name="ch3">
            <chart:title svg:x="7.791cm" svg:y="8.298cm" chart:style-name="ch4">
              <text:p>maximum performance degradation
relative to BASE(%)</text:p>
            </chart:title>
            <chart:grid chart:class="major"/>
          </chart:axis>
          <chart:axis chart:dimension="y" chart:name="primary-y" chart:style-name="ch5">
            <chart:title svg:x="0.451cm" svg:y="6.561cm" chart:style-name="ch6">
              <text:p>number of comparisons
relative to BASE(%)</text:p>
            </chart:title>
            <chart:grid chart:class="major"/>
          </chart:axis>
          <chart:series chart:style-name="ch7" chart:values-cell-range-address="ipc_comp.E6:ipc_comp.E16" chart:class="chart:scatter">
            <chart:domain table:cell-range-address="ipc_comp.D6:ipc_comp.D1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ipc_comp.D6:ipc_comp.D16</svg:desc>
                </draw:g>
              </table:table-cell>
              <table:table-cell office:value-type="float" office:value="NaN">
                <text:p>NaN</text:p>
                <draw:g>
                  <svg:desc>ipc_comp.E6:ipc_comp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978611913164">
                <text:p>1.99978611913164</text:p>
              </table:table-cell>
              <table:table-cell office:value-type="float" office:value="47.216270194184">
                <text:p>47.216270194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2.303631346244">
                <text:p>42.303631346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1871108529934">
                <text:p>28.187110852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2.9719005554775">
                <text:p>32.9719005554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944884618199">
                <text:p>20.944884618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5468287892943">
                <text:p>18.5468287892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7.0476553213188">
                <text:p>27.0476553213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1323922575124">
                <text:p>6.21323922575124</text:p>
              </table:table-cell>
              <table:table-cell office:value-type="float" office:value="11.6614694509587">
                <text:p>11.6614694509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648451146045">
                <text:p>5.3648451146045</text:p>
              </table:table-cell>
              <table:table-cell office:value-type="float" office:value="13.6364335900095">
                <text:p>13.6364335900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5554305711786">
                <text:p>5.65554305711786</text:p>
              </table:table-cell>
              <table:table-cell office:value-type="float" office:value="26.5480471862171">
                <text:p>26.5480471862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